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FB000002DB3E965EAC5C724E78.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Unicode MS" svg:font-family="'Arial Unicode MS'" style:font-family-generic="system" style:font-pitch="variable"/>
    <style:font-face style:name="Bookman BT S.O.Cist." svg:font-family="'Bookman BT S.O.Cist.'" style:font-family-generic="roman" style:font-pitch="variable"/>
    <style:font-face style:name="Bookman BT S.O.Cist.:onum" svg:font-family="'Bookman BT S.O.Cist.:onum'" style:font-family-generic="roman"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nux Libertine S.O.Cist." svg:font-family="'Linux Libertine S.O.Cist.'" style:font-pitch="variable"/>
    <style:font-face style:name="Linux Libertine S.O.Cist.1" svg:font-family="'Linux Libertine S.O.Cist.'" style:font-family-generic="roman" style:font-pitch="variable"/>
    <style:font-face style:name="Linux Libertine S.O.Cist.2" svg:font-family="'Linux Libertine S.O.Cist.'" style:font-adornments="Regular" style:font-pitch="variable"/>
    <style:font-face style:name="Linux Libertine S.O.Cist.:onum" svg:font-family="'Linux Libertine S.O.Cist.:onum'" style:font-family-generic="roman" style:font-pitch="variable"/>
    <style:font-face style:name="Lucida Sans" svg:font-family="'Lucida Sans'" style:font-family-generic="system" style:font-pitch="variable"/>
    <style:font-face style:name="Mangal" svg:font-family="Mangal"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Menologium_20_-_20_textus">
      <style:text-properties fo:language="la" fo:country="VA" style:language-asian="zh" style:country-asian="CN" style:language-complex="hi" style:country-complex="IN"/>
    </style:style>
    <style:style style:name="P2" style:family="paragraph" style:parent-style-name="Standard">
      <style:paragraph-properties fo:text-align="center" style:justify-single-word="false"/>
      <style:text-properties fo:language="la" fo:country="VA" officeooo:paragraph-rsid="016fa5cd" style:language-asian="zh" style:country-asian="CN" style:language-complex="hi" style:country-complex="IN"/>
    </style:style>
    <style:style style:name="P3" style:family="paragraph" style:parent-style-name="Menologium_20_-_20_Datum">
      <style:text-properties fo:language="la" fo:country="VA" style:language-asian="zh" style:country-asian="CN" style:language-complex="hi" style:country-complex="IN"/>
    </style:style>
    <style:style style:name="P4" style:family="paragraph" style:parent-style-name="Menologium_20_-_20_textus">
      <style:text-properties fo:language="la" fo:country="VA" officeooo:paragraph-rsid="027f54b2" style:language-asian="zh" style:country-asian="CN" style:language-complex="hi" style:country-complex="IN"/>
    </style:style>
    <style:style style:name="P5" style:family="paragraph" style:parent-style-name="Footnote">
      <style:text-properties fo:language="la" fo:country="VA" fo:font-style="italic" style:language-asian="zh" style:country-asian="CN" style:font-style-asian="italic" style:language-complex="hi" style:country-complex="IN" style:font-style-complex="italic"/>
    </style:style>
    <style:style style:name="P6" style:family="paragraph" style:parent-style-name="Footnote">
      <style:paragraph-properties style:writing-mode="lr-tb"/>
      <style:text-properties fo:language="la" fo:country="VA" fo:font-style="italic" style:language-asian="zh" style:country-asian="CN" style:font-style-asian="italic" style:language-complex="hi" style:country-complex="IN" style:font-style-complex="italic"/>
    </style:style>
    <style:style style:name="P7" style:family="paragraph" style:parent-style-name="Footnote">
      <style:text-properties fo:language="la" fo:country="VA" fo:font-style="italic" officeooo:rsid="043c50cb" officeooo:paragraph-rsid="043c50cb" style:language-asian="zh" style:country-asian="CN" style:font-style-asian="italic" style:language-complex="hi" style:country-complex="IN" style:font-style-complex="italic"/>
    </style:style>
    <style:style style:name="P8" style:family="paragraph" style:parent-style-name="Menologium_20_-_20_textus">
      <style:text-properties fo:language="la" fo:country="VA" officeooo:paragraph-rsid="027f54b2"/>
    </style:style>
    <style:style style:name="P9" style:family="paragraph" style:parent-style-name="Menologium_20_-_20_textus">
      <style:text-properties fo:language="la" fo:country="VA" officeooo:paragraph-rsid="03c9f8c2"/>
    </style:style>
    <style:style style:name="P10" style:family="paragraph" style:parent-style-name="Menologium_20_-_20_textus">
      <style:text-properties fo:language="la" fo:country="VA" officeooo:paragraph-rsid="03cbedc2"/>
    </style:style>
    <style:style style:name="P11" style:family="paragraph" style:parent-style-name="Menologium_20_-_20_textus">
      <style:paragraph-properties fo:margin-left="0in" fo:margin-right="0in" fo:text-indent="0in" style:auto-text-indent="false"/>
      <style:text-properties fo:language="la" fo:country="VA" officeooo:paragraph-rsid="03cbedc2"/>
    </style:style>
    <style:style style:name="P12" style:family="paragraph" style:parent-style-name="Menologium_20_-_20_textus">
      <style:text-properties fo:language="la" fo:country="VA" officeooo:paragraph-rsid="03cc6661"/>
    </style:style>
    <style:style style:name="P13" style:family="paragraph" style:parent-style-name="Menologium_20_-_20_textus">
      <style:text-properties fo:language="la" fo:country="VA" officeooo:paragraph-rsid="03cc96d2"/>
    </style:style>
    <style:style style:name="P14" style:family="paragraph" style:parent-style-name="Standard">
      <style:paragraph-properties fo:text-align="center" style:justify-single-word="false"/>
      <style:text-properties style:font-name="Bookman BT S.O.Cist." fo:font-size="24pt" fo:language="la" fo:country="VA" style:font-size-asian="24pt" style:language-asian="zh" style:country-asian="CN" style:language-complex="hi" style:country-complex="IN"/>
    </style:style>
    <style:style style:name="P15" style:family="paragraph" style:parent-style-name="Standard">
      <style:paragraph-properties fo:text-align="center" style:justify-single-word="false"/>
      <style:text-properties style:font-name="Bookman BT S.O.Cist." fo:font-size="30pt" fo:language="la" fo:country="VA" officeooo:paragraph-rsid="016fa5cd" style:font-size-asian="30pt" style:language-asian="zh" style:country-asian="CN" style:language-complex="hi" style:country-complex="IN"/>
    </style:style>
    <style:style style:name="P16" style:family="paragraph" style:parent-style-name="Standard">
      <style:paragraph-properties fo:text-align="center" style:justify-single-word="false"/>
      <style:text-properties style:font-name="Bookman BT S.O.Cist." fo:font-size="22pt" fo:language="la" fo:country="VA" officeooo:paragraph-rsid="016fa5cd" style:font-size-asian="22pt" style:language-asian="zh" style:country-asian="CN" style:language-complex="hi" style:country-complex="IN"/>
    </style:style>
    <style:style style:name="P17" style:family="paragraph" style:parent-style-name="Standard">
      <style:paragraph-properties fo:text-align="center" style:justify-single-word="false"/>
      <style:text-properties style:font-name="Bookman BT S.O.Cist." fo:language="la" fo:country="VA" officeooo:rsid="010ff773" officeooo:paragraph-rsid="016fa5cd" style:language-asian="zh" style:country-asian="CN" style:language-complex="hi" style:country-complex="IN"/>
    </style:style>
    <style:style style:name="P18" style:family="paragraph" style:parent-style-name="Standard">
      <style:paragraph-properties fo:text-align="center" style:justify-single-word="false"/>
      <style:text-properties style:font-name="Bookman BT S.O.Cist." fo:language="la" fo:country="VA" officeooo:paragraph-rsid="016fa5cd" style:language-asian="zh" style:country-asian="CN" style:language-complex="hi" style:country-complex="IN"/>
    </style:style>
    <style:style style:name="P19" style:family="paragraph" style:parent-style-name="Standard">
      <style:paragraph-properties fo:text-align="center" style:justify-single-word="false"/>
      <style:text-properties style:font-name="Bookman BT S.O.Cist." fo:font-size="20pt" fo:language="la" fo:country="VA" officeooo:paragraph-rsid="016fa5cd" style:font-size-asian="20pt" style:language-asian="zh" style:country-asian="CN" style:language-complex="hi" style:country-complex="IN"/>
    </style:style>
    <style:style style:name="P20" style:family="paragraph" style:parent-style-name="Standard">
      <style:paragraph-properties fo:text-align="center" style:justify-single-word="false"/>
      <style:text-properties style:font-name="Bookman BT S.O.Cist." fo:font-size="11pt" fo:language="la" fo:country="VA" officeooo:paragraph-rsid="016fa5cd" style:font-size-asian="11pt" style:language-asian="zh" style:country-asian="CN" style:font-size-complex="11pt" style:language-complex="hi" style:country-complex="IN"/>
    </style:style>
    <style:style style:name="P21" style:family="paragraph" style:parent-style-name="Standard">
      <style:paragraph-properties fo:margin-left="0in" fo:margin-right="0in" fo:margin-top="0in" fo:margin-bottom="0.0598in" style:contextual-spacing="false" fo:text-align="justify" style:justify-single-word="false" fo:hyphenation-ladder-count="no-limit" fo:text-indent="0.1866in" style:auto-text-indent="false"/>
      <style:text-properties style:font-name="Bookman BT S.O.Cist." fo:font-size="11pt" fo:language="la" fo:country="VA" style:font-size-asian="11pt" style:language-asian="zh" style:country-asian="CN" style:font-size-complex="11pt" style:language-complex="hi" style:country-complex="IN" fo:hyphenate="true" fo:hyphenation-remain-char-count="2" fo:hyphenation-push-char-count="2" loext:hyphenation-no-caps="false"/>
    </style:style>
    <style:style style:name="P22" style:family="paragraph" style:parent-style-name="Standard">
      <style:paragraph-properties fo:text-align="center" style:justify-single-word="false"/>
      <style:text-properties style:font-name="Bookman BT S.O.Cist." fo:font-size="10pt" fo:language="la" fo:country="VA" officeooo:paragraph-rsid="016fa5cd" style:font-size-asian="10pt" style:language-asian="zh" style:country-asian="CN" style:language-complex="hi" style:country-complex="IN"/>
    </style:style>
    <style:style style:name="P23" style:family="paragraph" style:parent-style-name="Standard">
      <style:paragraph-properties fo:text-align="center" style:justify-single-word="false"/>
      <style:text-properties style:font-name="Bookman BT S.O.Cist." fo:font-size="8pt" fo:language="la" fo:country="VA" officeooo:paragraph-rsid="016fa5cd" style:font-size-asian="8pt" style:language-asian="zh" style:country-asian="CN" style:language-complex="hi" style:country-complex="IN"/>
    </style:style>
    <style:style style:name="P24" style:family="paragraph" style:parent-style-name="Standard">
      <style:paragraph-properties fo:text-align="center" style:justify-single-word="false"/>
      <style:text-properties style:font-name="Bookman BT S.O.Cist." fo:font-size="8pt" fo:language="la" fo:country="VA" style:font-size-asian="8pt" style:language-asian="zh" style:country-asian="CN" style:language-complex="hi" style:country-complex="IN"/>
    </style:style>
    <style:style style:name="P25" style:family="paragraph" style:parent-style-name="Standard">
      <style:paragraph-properties fo:margin-left="0in" fo:margin-right="0in" fo:margin-top="0in" fo:margin-bottom="0.0598in" style:contextual-spacing="false" fo:text-align="center" style:justify-single-word="false" fo:hyphenation-ladder-count="no-limit" fo:text-indent="0.1866in" style:auto-text-indent="false" fo:break-before="page"/>
      <style:text-properties style:font-name="Bookman BT S.O.Cist." fo:font-size="13pt" fo:letter-spacing="0.0138in" fo:language="la" fo:country="VA" officeooo:rsid="03c722dd" officeooo:paragraph-rsid="03c722dd" style:font-size-asian="13pt" style:language-asian="zh" style:country-asian="CN" style:font-size-complex="11pt" style:language-complex="hi" style:country-complex="IN" fo:hyphenate="true" fo:hyphenation-remain-char-count="2" fo:hyphenation-push-char-count="2" loext:hyphenation-no-caps="false"/>
    </style:style>
    <style:style style:name="P26" style:family="paragraph" style:parent-style-name="Standard" style:master-page-name="">
      <loext:graphic-properties draw:fill-gradient-name="gradient" draw:fill-hatch-name="hatch"/>
      <style:paragraph-properties fo:margin-top="0.0598in" fo:margin-bottom="0in" style:contextual-spacing="false" fo:text-align="center" style:justify-single-word="false" style:page-number="auto"/>
      <style:text-properties fo:color="#0000ff" loext:opacity="100%" style:font-name="Bookman BT S.O.Cist." fo:language="la" fo:country="VA" officeooo:rsid="010ff773" officeooo:paragraph-rsid="016fa5cd" style:language-asian="zh" style:country-asian="CN" style:language-complex="hi" style:country-complex="IN"/>
    </style:style>
    <style:style style:name="P27" style:family="paragraph" style:parent-style-name="Datum">
      <style:text-properties fo:language="cs" fo:country="CZ" style:language-asian="zh" style:country-asian="CN" style:language-complex="hi" style:country-complex="IN"/>
    </style:style>
    <style:style style:name="P28" style:family="paragraph" style:parent-style-name="Menologium_20_-_20_textus">
      <style:text-properties fo:language="cs" fo:country="CZ" officeooo:paragraph-rsid="027f54b2" style:language-asian="zh" style:country-asian="CN" style:language-complex="hi" style:country-complex="IN"/>
    </style:style>
    <style:style style:name="P29" style:family="paragraph" style:parent-style-name="Menologium_20_-_20_textus">
      <style:paragraph-properties style:writing-mode="lr-tb"/>
      <style:text-properties fo:language="cs" fo:country="CZ" officeooo:paragraph-rsid="027f54b2" style:language-asian="zh" style:country-asian="CN" style:language-complex="hi" style:country-complex="IN"/>
    </style:style>
    <style:style style:name="P30" style:family="paragraph" style:parent-style-name="Menologium_20_-_20_textus">
      <style:paragraph-properties style:writing-mode="lr-tb"/>
      <style:text-properties fo:language="cs" fo:country="CZ" officeooo:paragraph-rsid="03d72414" style:language-asian="zh" style:country-asian="CN" style:language-complex="hi" style:country-complex="IN"/>
    </style:style>
    <style:style style:name="P31" style:family="paragraph" style:parent-style-name="Menologium_20_-_20_Datum">
      <style:text-properties fo:language="cs" fo:country="CZ" style:language-asian="zh" style:country-asian="CN" style:language-complex="hi" style:country-complex="IN"/>
    </style:style>
    <style:style style:name="P32" style:family="paragraph" style:parent-style-name="Menologium_20_-_20_textus">
      <style:text-properties fo:language="cs" fo:country="CZ" officeooo:paragraph-rsid="03ebec46" style:language-asian="zh" style:country-asian="CN" style:language-complex="hi" style:country-complex="IN"/>
    </style:style>
    <style:style style:name="P33" style:family="paragraph" style:parent-style-name="Menologium_20_-_20_textus">
      <style:text-properties fo:language="cs" fo:country="CZ" officeooo:paragraph-rsid="03f016f3" style:language-asian="zh" style:country-asian="CN" style:language-complex="hi" style:country-complex="IN"/>
    </style:style>
    <style:style style:name="P34" style:family="paragraph" style:parent-style-name="Menologium_20_-_20_fundationes">
      <style:text-properties fo:language="cs" fo:country="CZ" style:language-asian="zh" style:country-asian="CN" style:language-complex="hi" style:country-complex="IN"/>
    </style:style>
    <style:style style:name="P35" style:family="paragraph" style:parent-style-name="Menologium_20_-_20_textus">
      <style:text-properties fo:language="cs" fo:country="CZ" officeooo:paragraph-rsid="03f99135" style:language-asian="zh" style:country-asian="CN" style:language-complex="hi" style:country-complex="IN"/>
    </style:style>
    <style:style style:name="P36" style:family="paragraph" style:parent-style-name="Menologium_20_-_20_textus">
      <style:text-properties fo:language="cs" fo:country="CZ" officeooo:paragraph-rsid="03ff6ea0" style:language-asian="zh" style:country-asian="CN" style:language-complex="hi" style:country-complex="IN"/>
    </style:style>
    <style:style style:name="P37" style:family="paragraph" style:parent-style-name="Menologium_20_-_20_textus">
      <style:text-properties fo:language="cs" fo:country="CZ" officeooo:paragraph-rsid="03c9f8c2" style:language-asian="zh" style:country-asian="CN" style:language-complex="hi" style:country-complex="IN"/>
    </style:style>
    <style:style style:name="P38" style:family="paragraph" style:parent-style-name="Menologium_20_-_20_textus">
      <style:text-properties fo:language="cs" fo:country="CZ" officeooo:paragraph-rsid="040ee042" style:language-asian="zh" style:country-asian="CN" style:language-complex="hi" style:country-complex="IN"/>
    </style:style>
    <style:style style:name="P39" style:family="paragraph" style:parent-style-name="Menologium_20_-_20_textus">
      <style:paragraph-properties style:writing-mode="lr-tb"/>
      <style:text-properties fo:language="cs" fo:country="CZ" officeooo:paragraph-rsid="041f07c5" style:language-asian="zh" style:country-asian="CN" style:language-complex="hi" style:country-complex="IN"/>
    </style:style>
    <style:style style:name="P40" style:family="paragraph" style:parent-style-name="Menologium_20_-_20_textus">
      <style:paragraph-properties style:writing-mode="lr-tb"/>
      <style:text-properties fo:language="cs" fo:country="CZ" officeooo:paragraph-rsid="04220951" style:language-asian="zh" style:country-asian="CN" style:language-complex="hi" style:country-complex="IN"/>
    </style:style>
    <style:style style:name="P41" style:family="paragraph" style:parent-style-name="Menologium_20_-_20_textus">
      <style:text-properties fo:language="cs" fo:country="CZ" officeooo:paragraph-rsid="043b81c5" style:language-asian="zh" style:country-asian="CN" style:language-complex="hi" style:country-complex="IN"/>
    </style:style>
    <style:style style:name="P42" style:family="paragraph" style:parent-style-name="Menologium_20_-_20_textus">
      <style:text-properties fo:language="cs" fo:country="CZ" officeooo:paragraph-rsid="043cd508" style:language-asian="zh" style:country-asian="CN" style:language-complex="hi" style:country-complex="IN"/>
    </style:style>
    <style:style style:name="P43" style:family="paragraph" style:parent-style-name="Menologium_20_-_20_textus">
      <style:text-properties fo:language="cs" fo:country="CZ" officeooo:paragraph-rsid="0441f28b" style:language-asian="zh" style:country-asian="CN" style:language-complex="hi" style:country-complex="IN"/>
    </style:style>
    <style:style style:name="P44" style:family="paragraph" style:parent-style-name="Menologium_20_-_20_textus">
      <style:text-properties fo:language="cs" fo:country="CZ" officeooo:paragraph-rsid="044a51d8" style:language-asian="zh" style:country-asian="CN" style:language-complex="hi" style:country-complex="IN"/>
    </style:style>
    <style:style style:name="P45" style:family="paragraph" style:parent-style-name="Menologium_20_-_20_textus">
      <style:text-properties fo:language="cs" fo:country="CZ" officeooo:paragraph-rsid="03cbedc2" style:language-asian="zh" style:country-asian="CN" style:language-complex="hi" style:country-complex="IN"/>
    </style:style>
    <style:style style:name="P46" style:family="paragraph" style:parent-style-name="Menologium_20_-_20_textus">
      <style:text-properties fo:language="cs" fo:country="CZ" officeooo:paragraph-rsid="044bc93d" style:language-asian="zh" style:country-asian="CN" style:language-complex="hi" style:country-complex="IN"/>
    </style:style>
    <style:style style:name="P47" style:family="paragraph" style:parent-style-name="Menologium_20_-_20_textus">
      <style:text-properties fo:language="cs" fo:country="CZ" officeooo:paragraph-rsid="0451cef5" style:language-asian="zh" style:country-asian="CN" style:language-complex="hi" style:country-complex="IN"/>
    </style:style>
    <style:style style:name="P48" style:family="paragraph" style:parent-style-name="Menologium_20_-_20_textus">
      <style:text-properties fo:language="cs" fo:country="CZ" officeooo:paragraph-rsid="0454cd93" style:language-asian="zh" style:country-asian="CN" style:language-complex="hi" style:country-complex="IN"/>
    </style:style>
    <style:style style:name="P49" style:family="paragraph" style:parent-style-name="Menologium_20_-_20_textus">
      <style:paragraph-properties style:writing-mode="lr-tb"/>
      <style:text-properties fo:language="cs" fo:country="CZ" officeooo:paragraph-rsid="04641da0" style:language-asian="zh" style:country-asian="CN" style:language-complex="hi" style:country-complex="IN"/>
    </style:style>
    <style:style style:name="P50" style:family="paragraph" style:parent-style-name="Menologium_20_-_20_textus">
      <style:text-properties fo:language="cs" fo:country="CZ" officeooo:paragraph-rsid="046b3a98" style:language-asian="zh" style:country-asian="CN" style:language-complex="hi" style:country-complex="IN"/>
    </style:style>
    <style:style style:name="P51" style:family="paragraph" style:parent-style-name="Menologium_20_-_20_textus">
      <style:text-properties fo:language="cs" fo:country="CZ" officeooo:paragraph-rsid="047871f8" style:language-asian="zh" style:country-asian="CN" style:language-complex="hi" style:country-complex="IN"/>
    </style:style>
    <style:style style:name="P52" style:family="paragraph" style:parent-style-name="Menologium_20_-_20_fundationes">
      <style:text-properties fo:language="cs" fo:country="CZ" officeooo:paragraph-rsid="047f175f" style:language-asian="zh" style:country-asian="CN" style:language-complex="hi" style:country-complex="IN"/>
    </style:style>
    <style:style style:name="P53" style:family="paragraph" style:parent-style-name="Menologium_20_-_20_textus">
      <style:text-properties fo:language="cs" fo:country="CZ" officeooo:paragraph-rsid="03cc6661" style:language-asian="zh" style:country-asian="CN" style:language-complex="hi" style:country-complex="IN"/>
    </style:style>
    <style:style style:name="P54" style:family="paragraph" style:parent-style-name="Menologium_20_-_20_textus">
      <style:text-properties fo:language="cs" fo:country="CZ" officeooo:paragraph-rsid="0483d089" style:language-asian="zh" style:country-asian="CN" style:language-complex="hi" style:country-complex="IN"/>
    </style:style>
    <style:style style:name="P55" style:family="paragraph" style:parent-style-name="Footnote">
      <style:paragraph-properties style:writing-mode="lr-tb"/>
      <style:text-properties officeooo:rsid="03cd492d" officeooo:paragraph-rsid="03cd492d"/>
    </style:style>
    <style:style style:name="P56" style:family="paragraph" style:parent-style-name="Footnote">
      <style:text-properties officeooo:rsid="004f7a48" officeooo:paragraph-rsid="01255f5b"/>
    </style:style>
    <style:style style:name="P57" style:family="paragraph" style:parent-style-name="Footnote">
      <style:paragraph-properties style:writing-mode="lr-tb"/>
    </style:style>
    <style:style style:name="P58" style:family="paragraph" style:parent-style-name="Footnote">
      <style:text-properties fo:font-style="italic" officeooo:rsid="03e465e0" officeooo:paragraph-rsid="03e465e0" style:font-style-asian="italic" style:font-style-complex="italic"/>
    </style:style>
    <style:style style:name="P59" style:family="paragraph" style:parent-style-name="Footnote">
      <style:text-properties fo:font-style="italic" style:font-style-asian="italic" style:font-style-complex="italic"/>
    </style:style>
    <style:style style:name="P60" style:family="paragraph" style:parent-style-name="Footnote">
      <style:text-properties fo:font-style="italic" officeooo:rsid="0450eb21" officeooo:paragraph-rsid="0450eb21" style:font-style-asian="italic" style:font-style-complex="italic"/>
    </style:style>
    <style:style style:name="P61" style:family="paragraph" style:parent-style-name="Footnote">
      <style:paragraph-properties style:writing-mode="lr-tb"/>
      <style:text-properties fo:font-style="italic" style:font-style-asian="italic" style:font-style-complex="italic"/>
    </style:style>
    <style:style style:name="P62" style:family="paragraph" style:parent-style-name="Footnote">
      <style:paragraph-properties style:writing-mode="lr-tb"/>
      <style:text-properties officeooo:rsid="004d138f" officeooo:paragraph-rsid="0277f557"/>
    </style:style>
    <style:style style:name="P63" style:family="paragraph" style:parent-style-name="Footnote">
      <style:text-properties officeooo:paragraph-rsid="03f99135"/>
    </style:style>
    <style:style style:name="P64" style:family="paragraph" style:parent-style-name="Footnote">
      <style:paragraph-properties style:writing-mode="lr-tb"/>
      <style:text-properties officeooo:rsid="0206ddcd" officeooo:paragraph-rsid="03ff6ea0"/>
    </style:style>
    <style:style style:name="P65" style:family="paragraph" style:parent-style-name="Footnote">
      <style:text-properties officeooo:paragraph-rsid="040dca3f"/>
    </style:style>
    <style:style style:name="P66" style:family="paragraph" style:parent-style-name="Footnote">
      <style:text-properties officeooo:rsid="040fc7c8" officeooo:paragraph-rsid="041127f8"/>
    </style:style>
    <style:style style:name="P67" style:family="paragraph" style:parent-style-name="Footnote">
      <style:text-properties officeooo:rsid="04158801" officeooo:paragraph-rsid="04158801"/>
    </style:style>
    <style:style style:name="P68" style:family="paragraph" style:parent-style-name="Menologium_20_-_20_textus">
      <style:text-properties officeooo:paragraph-rsid="040ee042"/>
    </style:style>
    <style:style style:name="P69" style:family="paragraph" style:parent-style-name="Menologium_20_-_20_Datum">
      <style:text-properties officeooo:paragraph-rsid="0418f6c1"/>
    </style:style>
    <style:style style:name="P70" style:family="paragraph" style:parent-style-name="Footnote">
      <style:text-properties officeooo:paragraph-rsid="041ccffa"/>
    </style:style>
    <style:style style:name="P71" style:family="paragraph" style:parent-style-name="Footnote">
      <style:text-properties officeooo:rsid="04218aa1" officeooo:paragraph-rsid="04218aa1"/>
    </style:style>
    <style:style style:name="P72" style:family="paragraph" style:parent-style-name="Footnote">
      <style:text-properties officeooo:rsid="04262ac7" officeooo:paragraph-rsid="04262ac7"/>
    </style:style>
    <style:style style:name="P73" style:family="paragraph" style:parent-style-name="Footnote">
      <style:text-properties officeooo:rsid="043ac901" officeooo:paragraph-rsid="043ac901"/>
    </style:style>
    <style:style style:name="P74" style:family="paragraph" style:parent-style-name="Footnote">
      <style:text-properties officeooo:paragraph-rsid="043b81c5"/>
    </style:style>
    <style:style style:name="P75" style:family="paragraph" style:parent-style-name="Footnote">
      <style:text-properties officeooo:rsid="043c50cb" officeooo:paragraph-rsid="043c50cb"/>
    </style:style>
    <style:style style:name="P76" style:family="paragraph" style:parent-style-name="Footnote">
      <style:text-properties officeooo:paragraph-rsid="043e9b48"/>
    </style:style>
    <style:style style:name="P77" style:family="paragraph" style:parent-style-name="Footnote">
      <style:text-properties officeooo:paragraph-rsid="01278e41"/>
    </style:style>
    <style:style style:name="P78" style:family="paragraph" style:parent-style-name="Footnote">
      <style:text-properties officeooo:paragraph-rsid="044619fc"/>
    </style:style>
    <style:style style:name="P79" style:family="paragraph" style:parent-style-name="Footnote">
      <style:text-properties officeooo:rsid="0450eb21" officeooo:paragraph-rsid="0450eb21"/>
    </style:style>
    <style:style style:name="P80" style:family="paragraph" style:parent-style-name="Footnote">
      <style:text-properties officeooo:rsid="00486fab" officeooo:paragraph-rsid="0451cef5"/>
    </style:style>
    <style:style style:name="P81" style:family="paragraph" style:parent-style-name="Footnote">
      <style:text-properties officeooo:paragraph-rsid="0454cd93"/>
    </style:style>
    <style:style style:name="P82" style:family="paragraph" style:parent-style-name="Footnote">
      <style:paragraph-properties style:writing-mode="lr-tb"/>
      <style:text-properties officeooo:rsid="030ca762" officeooo:paragraph-rsid="04641da0"/>
    </style:style>
    <style:style style:name="P83" style:family="paragraph" style:parent-style-name="Menologium_20_-_20_textus">
      <style:text-properties officeooo:paragraph-rsid="047aa600"/>
    </style:style>
    <style:style style:name="P84" style:family="paragraph" style:parent-style-name="Footnote">
      <style:text-properties officeooo:rsid="00f87f6b" officeooo:paragraph-rsid="02f53798"/>
    </style:style>
    <style:style style:name="P85" style:family="paragraph" style:parent-style-name="Footnote">
      <style:text-properties officeooo:paragraph-rsid="0483d089"/>
    </style:style>
    <style:style style:name="P86" style:family="paragraph" style:parent-style-name="Menologium_20_-_20_textus">
      <style:text-properties fo:language="cs" fo:country="CZ" officeooo:paragraph-rsid="027f54b2" style:language-asian="zh" style:country-asian="CN" style:language-complex="hi" style:country-complex="IN"/>
    </style:style>
    <style:style style:name="P87" style:family="paragraph" style:parent-style-name="Menologium_20_-_20_Datum">
      <style:text-properties fo:language="cs" fo:country="CZ" style:language-asian="zh" style:country-asian="CN" style:language-complex="hi" style:country-complex="IN"/>
    </style:style>
    <style:style style:name="P88" style:family="paragraph" style:parent-style-name="Menologium_20_-_20_fundationes">
      <style:text-properties fo:language="cs" fo:country="CZ" style:language-asian="zh" style:country-asian="CN" style:language-complex="hi" style:country-complex="IN"/>
    </style:style>
    <style:style style:name="T1" style:family="text">
      <style:text-properties style:font-name="Bookman BT S.O.Cist." fo:font-size="10pt" style:font-size-asian="10pt"/>
    </style:style>
    <style:style style:name="T2" style:family="text">
      <style:text-properties style:font-name="Bookman BT S.O.Cist.:onum" fo:font-size="10pt" style:font-size-asian="10pt"/>
    </style:style>
    <style:style style:name="T3" style:family="text">
      <style:text-properties fo:language="fr" fo:country="FR" fo:font-weight="bold" style:language-asian="zh" style:country-asian="CN" style:font-weight-asian="bold" style:language-complex="hi" style:country-complex="IN" style:font-weight-complex="bold"/>
    </style:style>
    <style:style style:name="T4" style:family="text">
      <style:text-properties fo:language="fr" fo:country="FR" fo:font-weight="bold" officeooo:rsid="03d75f67" style:language-asian="zh" style:country-asian="CN" style:font-weight-asian="bold" style:language-complex="hi" style:country-complex="IN" style:font-weight-complex="bold"/>
    </style:style>
    <style:style style:name="T5" style:family="text">
      <style:text-properties fo:language="fr" fo:country="FR" fo:font-weight="bold" officeooo:rsid="03e465e0" style:language-asian="zh" style:country-asian="CN" style:font-weight-asian="bold" style:language-complex="hi" style:country-complex="IN" style:font-weight-complex="bold"/>
    </style:style>
    <style:style style:name="T6" style:family="text">
      <style:text-properties fo:language="fr" fo:country="FR" fo:font-weight="bold" officeooo:rsid="03eaae33" style:language-asian="zh" style:country-asian="CN" style:font-weight-asian="bold" style:language-complex="hi" style:country-complex="IN" style:font-weight-complex="bold"/>
    </style:style>
    <style:style style:name="T7" style:family="text">
      <style:text-properties fo:language="fr" fo:country="FR" fo:font-weight="bold" officeooo:rsid="041f1d65" style:language-asian="zh" style:country-asian="CN" style:font-weight-asian="bold" style:language-complex="hi" style:country-complex="IN" style:font-weight-complex="bold"/>
    </style:style>
    <style:style style:name="T8" style:family="text">
      <style:text-properties fo:language="fr" fo:country="FR" fo:font-weight="bold" officeooo:rsid="042438d3" style:language-asian="zh" style:country-asian="CN" style:font-weight-asian="bold" style:language-complex="hi" style:country-complex="IN" style:font-weight-complex="bold"/>
    </style:style>
    <style:style style:name="T9" style:family="text">
      <style:text-properties fo:language="fr" fo:country="FR" fo:font-weight="bold" officeooo:rsid="0033f914" style:language-asian="zh" style:country-asian="CN" style:font-weight-asian="bold" style:language-complex="hi" style:country-complex="IN" style:font-weight-complex="bold"/>
    </style:style>
    <style:style style:name="T10" style:family="text">
      <style:text-properties fo:language="fr" fo:country="FR" fo:font-weight="bold" officeooo:rsid="045de94d" style:language-asian="zh" style:country-asian="CN" style:font-weight-asian="bold" style:language-complex="hi" style:country-complex="IN" style:font-weight-complex="bold"/>
    </style:style>
    <style:style style:name="T11" style:family="text">
      <style:text-properties fo:language="fr" fo:country="FR" fo:font-weight="bold" officeooo:rsid="04652eb0" style:language-asian="zh" style:country-asian="CN" style:font-weight-asian="bold" style:language-complex="hi" style:country-complex="IN" style:font-weight-complex="bold"/>
    </style:style>
    <style:style style:name="T12" style:family="text">
      <style:text-properties fo:language="fr" fo:country="FR" fo:font-weight="bold" officeooo:rsid="047871f8" style:language-asian="zh" style:country-asian="CN" style:font-weight-asian="bold" style:language-complex="hi" style:country-complex="IN" style:font-weight-complex="bold"/>
    </style:style>
    <style:style style:name="T13" style:family="text">
      <style:text-properties fo:language="fr" fo:country="FR" fo:font-weight="bold" officeooo:rsid="01343798" style:language-asian="zh" style:country-asian="CN" style:font-weight-asian="bold" style:language-complex="hi" style:country-complex="IN" style:font-weight-complex="bold"/>
    </style:style>
    <style:style style:name="T14" style:family="text">
      <style:text-properties fo:language="fr" fo:country="FR" fo:font-weight="bold" style:font-weight-asian="bold" style:font-weight-complex="bold"/>
    </style:style>
    <style:style style:name="T15" style:family="text">
      <style:text-properties fo:language="fr" fo:country="FR" fo:font-style="normal" fo:font-weight="bold" style:language-asian="zh" style:country-asian="CN" style:font-style-asian="normal" style:font-weight-asian="bold" style:language-complex="hi" style:country-complex="IN" style:font-style-complex="normal" style:font-weight-complex="bold"/>
    </style:style>
    <style:style style:name="T16" style:family="text">
      <style:text-properties fo:language="fr" fo:country="FR" fo:font-style="normal" fo:font-weight="bold" officeooo:rsid="04592b56" style:language-asian="zh" style:country-asian="CN" style:font-style-asian="normal" style:font-weight-asian="bold" style:language-complex="hi" style:country-complex="IN" style:font-style-complex="normal" style:font-weight-complex="bold"/>
    </style:style>
    <style:style style:name="T17" style:family="text">
      <style:text-properties fo:language="fr" fo:country="FR" fo:font-style="normal" fo:font-weight="bold" officeooo:rsid="045864ed" style:language-asian="zh" style:country-asian="CN" style:font-style-asian="normal" style:font-weight-asian="bold" style:language-complex="hi" style:country-complex="IN" style:font-style-complex="normal" style:font-weight-complex="bold"/>
    </style:style>
    <style:style style:name="T18" style:family="text">
      <style:text-properties fo:language="fr" fo:country="FR" officeooo:rsid="0115348c"/>
    </style:style>
    <style:style style:name="T19" style:family="text">
      <style:text-properties fo:language="fr" fo:country="FR" officeooo:rsid="0033f914" style:language-asian="zh" style:country-asian="CN" style:language-complex="hi" style:country-complex="IN"/>
    </style:style>
    <style:style style:name="T20" style:family="text">
      <style:text-properties fo:language="fr" fo:country="FR" officeooo:rsid="0450eb21"/>
    </style:style>
    <style:style style:name="T21" style:family="text">
      <style:text-properties fo:language="fr" fo:country="FR" officeooo:rsid="01343798"/>
    </style:style>
    <style:style style:name="T22" style:family="text">
      <style:text-properties fo:font-weight="bold" style:font-weight-asian="bold" style:font-weight-complex="bold"/>
    </style:style>
    <style:style style:name="T23" style:family="text">
      <style:text-properties fo:font-weight="bold" officeooo:rsid="03cbedc2" style:font-weight-asian="bold" style:font-weight-complex="bold"/>
    </style:style>
    <style:style style:name="T24" style:family="text">
      <style:text-properties fo:font-weight="bold" officeooo:rsid="03cc96d2" style:font-weight-asian="bold" style:font-weight-complex="bold"/>
    </style:style>
    <style:style style:name="T25" style:family="text">
      <style:text-properties fo:font-weight="bold" officeooo:rsid="03cd492d" style:font-weight-asian="bold" style:font-weight-complex="bold"/>
    </style:style>
    <style:style style:name="T26" style:family="text">
      <style:text-properties fo:font-weight="bold" officeooo:rsid="03e23c75" style:font-weight-asian="bold" style:font-weight-complex="bold"/>
    </style:style>
    <style:style style:name="T27" style:family="text">
      <style:text-properties fo:font-weight="bold" officeooo:rsid="03eedd21" style:font-weight-asian="bold" style:font-weight-complex="bold"/>
    </style:style>
    <style:style style:name="T28" style:family="text">
      <style:text-properties fo:font-weight="bold" officeooo:rsid="03f016f3" style:font-weight-asian="bold" style:font-weight-complex="bold"/>
    </style:style>
    <style:style style:name="T29" style:family="text">
      <style:text-properties fo:font-weight="bold" officeooo:rsid="03f99135" style:font-weight-asian="bold" style:font-weight-complex="bold"/>
    </style:style>
    <style:style style:name="T30" style:family="text">
      <style:text-properties fo:font-weight="bold" officeooo:rsid="03feff0e" style:font-weight-asian="bold" style:font-weight-complex="bold"/>
    </style:style>
    <style:style style:name="T31" style:family="text">
      <style:text-properties fo:font-weight="bold" officeooo:rsid="0409d2bc" style:font-weight-asian="bold" style:font-weight-complex="bold"/>
    </style:style>
    <style:style style:name="T32" style:family="text">
      <style:text-properties fo:font-weight="bold" officeooo:rsid="041ccffa" style:font-weight-asian="bold" style:font-weight-complex="bold"/>
    </style:style>
    <style:style style:name="T33" style:family="text">
      <style:text-properties fo:font-weight="bold" officeooo:rsid="041f07c5" style:font-weight-asian="bold" style:font-weight-complex="bold"/>
    </style:style>
    <style:style style:name="T34" style:family="text">
      <style:text-properties fo:font-weight="bold" officeooo:rsid="0421370a" style:font-weight-asian="bold" style:font-weight-complex="bold"/>
    </style:style>
    <style:style style:name="T35" style:family="text">
      <style:text-properties fo:font-weight="bold" officeooo:rsid="042438d3" style:font-weight-asian="bold" style:font-weight-complex="bold"/>
    </style:style>
    <style:style style:name="T36" style:family="text">
      <style:text-properties fo:font-weight="bold" officeooo:rsid="042bf412" style:font-weight-asian="bold" style:font-weight-complex="bold"/>
    </style:style>
    <style:style style:name="T37" style:family="text">
      <style:text-properties fo:font-weight="bold" officeooo:rsid="042f6b0c" style:font-weight-asian="bold" style:font-weight-complex="bold"/>
    </style:style>
    <style:style style:name="T38" style:family="text">
      <style:text-properties fo:font-weight="bold" officeooo:rsid="04382ba3" style:font-weight-asian="bold" style:font-weight-complex="bold"/>
    </style:style>
    <style:style style:name="T39" style:family="text">
      <style:text-properties fo:font-weight="bold" officeooo:rsid="043cd508" style:font-weight-asian="bold" style:font-weight-complex="bold"/>
    </style:style>
    <style:style style:name="T40" style:family="text">
      <style:text-properties fo:font-weight="bold" officeooo:rsid="044619fc" style:font-weight-asian="bold" style:font-weight-complex="bold"/>
    </style:style>
    <style:style style:name="T41" style:family="text">
      <style:text-properties fo:font-weight="bold" officeooo:rsid="044a51d8" style:font-weight-asian="bold" style:font-weight-complex="bold"/>
    </style:style>
    <style:style style:name="T42" style:family="text">
      <style:text-properties fo:font-weight="bold" officeooo:rsid="044bc93d" style:font-weight-asian="bold" style:font-weight-complex="bold"/>
    </style:style>
    <style:style style:name="T43" style:family="text">
      <style:text-properties fo:font-weight="bold" officeooo:rsid="0450eb21" style:font-weight-asian="bold" style:font-weight-complex="bold"/>
    </style:style>
    <style:style style:name="T44" style:family="text">
      <style:text-properties fo:font-weight="bold" officeooo:rsid="045864ed" style:font-weight-asian="bold" style:font-weight-complex="bold"/>
    </style:style>
    <style:style style:name="T45" style:family="text">
      <style:text-properties fo:font-weight="bold" officeooo:rsid="045de94d" style:font-weight-asian="bold" style:font-weight-complex="bold"/>
    </style:style>
    <style:style style:name="T46" style:family="text">
      <style:text-properties fo:font-weight="bold" officeooo:rsid="046a2cce" style:font-weight-asian="bold" style:font-weight-complex="bold"/>
    </style:style>
    <style:style style:name="T47" style:family="text">
      <style:text-properties fo:font-weight="bold" officeooo:rsid="047871f8" style:font-weight-asian="bold" style:font-weight-complex="bold"/>
    </style:style>
    <style:style style:name="T48" style:family="text">
      <style:text-properties fo:font-weight="bold" officeooo:rsid="047ccea1" style:font-weight-asian="bold" style:font-weight-complex="bold"/>
    </style:style>
    <style:style style:name="T49" style:family="text">
      <style:text-properties fo:font-weight="bold" officeooo:rsid="047f175f" style:font-weight-asian="bold" style:font-weight-complex="bold"/>
    </style:style>
    <style:style style:name="T50" style:family="text">
      <style:text-properties fo:font-weight="bold" officeooo:rsid="0483d089" style:font-weight-asian="bold" style:font-weight-complex="bold"/>
    </style:style>
    <style:style style:name="T51" style:family="text">
      <style:text-properties fo:font-weight="bold" officeooo:rsid="04871f3a" style:font-weight-asian="bold" style:font-weight-complex="bold"/>
    </style:style>
    <style:style style:name="T52" style:family="text">
      <style:text-properties style:use-window-font-color="true" loext:opacity="0%" style:font-name="Linux Libertine S.O.Cist.:onum" fo:font-size="11pt" officeooo:rsid="004b9b06" style:letter-kerning="true" style:font-name-asian="Songti SC" style:font-size-asian="11pt" style:font-name-complex="Arial Unicode MS" style:font-size-complex="11pt"/>
    </style:style>
    <style:style style:name="T53" style:family="text">
      <style:text-properties style:use-window-font-color="true" loext:opacity="0%" style:font-name="Linux Libertine S.O.Cist.:onum" fo:font-size="11pt" officeooo:rsid="02e43aee" style:letter-kerning="true" style:font-name-asian="Songti SC" style:font-size-asian="11pt" style:font-name-complex="Arial Unicode MS" style:font-size-complex="11pt"/>
    </style:style>
    <style:style style:name="T54" style:family="text">
      <style:text-properties style:use-window-font-color="true" loext:opacity="0%" style:font-name="Linux Libertine S.O.Cist.:onum" fo:font-size="11pt" officeooo:rsid="01278e41" style:letter-kerning="true" style:font-name-asian="Songti SC" style:font-size-asian="11pt" style:font-name-complex="Arial Unicode MS" style:font-size-complex="11pt"/>
    </style:style>
    <style:style style:name="T55" style:family="text">
      <style:text-properties style:use-window-font-color="true" loext:opacity="0%" style:font-name="Linux Libertine S.O.Cist.:onum" fo:font-size="11pt" officeooo:rsid="013cba88" style:letter-kerning="true" style:font-name-asian="Songti SC" style:font-size-asian="11pt" style:font-name-complex="Arial Unicode MS" style:font-size-complex="11pt"/>
    </style:style>
    <style:style style:name="T56" style:family="text">
      <style:text-properties style:use-window-font-color="true" loext:opacity="0%" style:font-name="Linux Libertine S.O.Cist.:onum" fo:font-size="11pt" officeooo:rsid="044a51d8" style:letter-kerning="true" style:font-name-asian="Songti SC" style:font-size-asian="11pt" style:font-name-complex="Arial Unicode MS" style:font-size-complex="11pt"/>
    </style:style>
    <style:style style:name="T57" style:family="text">
      <style:text-properties style:use-window-font-color="true" loext:opacity="0%" style:font-name="Linux Libertine S.O.Cist.:onum" fo:font-size="11pt" officeooo:rsid="00471690" style:letter-kerning="true" style:font-name-asian="Songti SC" style:font-size-asian="11pt" style:font-name-complex="Arial Unicode MS" style:font-size-complex="11pt"/>
    </style:style>
    <style:style style:name="T58" style:family="text">
      <style:text-properties style:use-window-font-color="true" loext:opacity="0%" style:font-name="Linux Libertine S.O.Cist.:onum" fo:font-size="11pt" officeooo:rsid="030ca762" style:letter-kerning="true" style:font-name-asian="Songti SC" style:font-size-asian="11pt" style:font-name-complex="Arial Unicode MS" style:font-size-complex="11pt"/>
    </style:style>
    <style:style style:name="T59" style:family="text">
      <style:text-properties style:use-window-font-color="true" loext:opacity="0%" style:font-name="Linux Libertine S.O.Cist.:onum" fo:font-size="11pt" officeooo:rsid="04641da0" style:letter-kerning="true" style:font-name-asian="Songti SC" style:font-size-asian="11pt" style:font-name-complex="Arial Unicode MS" style:font-size-complex="11pt"/>
    </style:style>
    <style:style style:name="T60" style:family="text">
      <style:text-properties style:use-window-font-color="true" loext:opacity="0%" style:font-name="Linux Libertine S.O.Cist.:onum" fo:font-size="11pt" officeooo:rsid="00f87f6b" style:letter-kerning="true" style:font-name-asian="Songti SC" style:font-size-asian="11pt" style:font-name-complex="Arial Unicode MS" style:font-size-complex="11pt"/>
    </style:style>
    <style:style style:name="T61" style:family="text">
      <style:text-properties style:use-window-font-color="true" loext:opacity="0%" style:font-name="Linux Libertine S.O.Cist.:onum" fo:font-size="11pt" fo:font-weight="bold" officeooo:rsid="03c9f8c2" style:letter-kerning="true" style:font-name-asian="Songti SC" style:font-size-asian="11pt" style:font-weight-asian="bold" style:font-name-complex="Arial Unicode MS" style:font-size-complex="11pt" style:font-weight-complex="bold"/>
    </style:style>
    <style:style style:name="T62" style:family="text">
      <style:text-properties style:use-window-font-color="true" loext:opacity="0%" style:font-name="Linux Libertine S.O.Cist.:onum" fo:font-size="11pt" fo:language="cs" fo:country="CZ" officeooo:rsid="03c9f8c2" style:letter-kerning="true" style:font-name-asian="Songti SC" style:font-size-asian="11pt" style:language-asian="zh" style:country-asian="CN" style:font-name-complex="Arial Unicode MS" style:font-size-complex="11pt" style:language-complex="hi" style:country-complex="IN"/>
    </style:style>
    <style:style style:name="T63" style:family="text">
      <style:text-properties style:use-window-font-color="true" loext:opacity="0%" style:font-name="Linux Libertine S.O.Cist.:onum" fo:font-size="11pt" fo:language="cs" fo:country="CZ" officeooo:rsid="01278e41" style:letter-kerning="true" style:font-name-asian="Songti SC" style:font-size-asian="11pt" style:language-asian="zh" style:country-asian="CN" style:font-name-complex="Arial Unicode MS" style:font-size-complex="11pt" style:language-complex="hi" style:country-complex="IN"/>
    </style:style>
    <style:style style:name="T64" style:family="text">
      <style:text-properties style:use-window-font-color="true" loext:opacity="0%" style:letter-kerning="true" style:font-name-asian="Songti SC" style:language-asian="zh" style:country-asian="CN" style:font-name-complex="Arial Unicode MS" style:language-complex="hi" style:country-complex="IN"/>
    </style:style>
    <style:style style:name="T65" style:family="text">
      <style:text-properties style:use-window-font-color="true" loext:opacity="0%" officeooo:rsid="00513f06" style:letter-kerning="true" style:font-name-asian="Songti SC" style:language-asian="zh" style:country-asian="CN" style:font-name-complex="Arial Unicode MS" style:language-complex="hi" style:country-complex="IN"/>
    </style:style>
    <style:style style:name="T66" style:family="text">
      <style:text-properties style:use-window-font-color="true" loext:opacity="0%" officeooo:rsid="0033f914" style:letter-kerning="true" style:font-name-asian="Songti SC" style:language-asian="zh" style:country-asian="CN" style:font-name-complex="Arial Unicode MS" style:language-complex="hi" style:country-complex="IN"/>
    </style:style>
    <style:style style:name="T67" style:family="text">
      <style:text-properties style:use-window-font-color="true" loext:opacity="0%" officeooo:rsid="00359283" style:letter-kerning="true" style:font-name-asian="Songti SC" style:language-asian="zh" style:country-asian="CN" style:font-name-complex="Arial Unicode MS" style:language-complex="hi" style:country-complex="IN"/>
    </style:style>
    <style:style style:name="T68" style:family="text">
      <style:text-properties style:use-window-font-color="true" loext:opacity="0%" officeooo:rsid="004b9b06" style:letter-kerning="true" style:font-name-asian="Songti SC" style:font-name-complex="Arial Unicode MS"/>
    </style:style>
    <style:style style:name="T69" style:family="text">
      <style:text-properties style:use-window-font-color="true" loext:opacity="0%" officeooo:rsid="00359283" style:letter-kerning="true" style:font-name-asian="Songti SC" style:font-name-complex="Arial Unicode MS"/>
    </style:style>
    <style:style style:name="T70" style:family="text">
      <style:text-properties style:use-window-font-color="true" loext:opacity="0%" officeooo:rsid="044619fc" style:letter-kerning="true" style:font-name-asian="Songti SC" style:font-name-complex="Arial Unicode MS"/>
    </style:style>
    <style:style style:name="T71" style:family="text">
      <style:text-properties style:use-window-font-color="true" loext:opacity="0%" officeooo:rsid="013cba88" style:letter-kerning="true" style:font-name-asian="Songti SC" style:font-name-complex="Arial Unicode MS"/>
    </style:style>
    <style:style style:name="T72" style:family="text">
      <style:text-properties style:use-window-font-color="true" loext:opacity="0%" officeooo:rsid="01343798" style:letter-kerning="true" style:font-name-asian="Songti SC" style:font-name-complex="Arial Unicode MS"/>
    </style:style>
    <style:style style:name="T73" style:family="text">
      <style:text-properties style:use-window-font-color="true" loext:opacity="0%" style:font-name="Linux Libertine S.O.Cist.1" fo:font-size="10pt" fo:language="cs" fo:country="CZ" style:letter-kerning="true" style:font-name-asian="Songti SC" style:font-size-asian="10pt" style:language-asian="zh" style:country-asian="CN" style:font-name-complex="Arial Unicode MS" style:font-size-complex="10pt" style:language-complex="hi" style:country-complex="IN"/>
    </style:style>
    <style:style style:name="T74" style:family="text">
      <style:text-properties style:use-window-font-color="true" loext:opacity="0%" style:font-name="Linux Libertine S.O.Cist.1" fo:font-size="10pt" fo:language="cs" fo:country="CZ" officeooo:rsid="00513f06" style:letter-kerning="true" style:font-name-asian="Songti SC" style:font-size-asian="10pt" style:language-asian="zh" style:country-asian="CN" style:font-name-complex="Arial Unicode MS" style:font-size-complex="10pt" style:language-complex="hi" style:country-complex="IN"/>
    </style:style>
    <style:style style:name="T75" style:family="text">
      <style:text-properties style:use-window-font-color="true" loext:opacity="0%" style:font-name="Linux Libertine S.O.Cist.1" fo:font-size="10pt" fo:language="cs" fo:country="CZ" fo:font-style="normal" officeooo:rsid="00465410"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76" style:family="text">
      <style:text-properties style:use-window-font-color="true" loext:opacity="0%" style:font-name="Linux Libertine S.O.Cist.1" fo:font-size="10pt" fo:language="zxx" fo:country="none" officeooo:rsid="0033f914" style:letter-kerning="true" style:font-name-asian="Songti SC" style:font-size-asian="10pt" style:language-asian="zh" style:country-asian="CN" style:font-name-complex="Arial Unicode MS" style:font-size-complex="10pt" style:language-complex="hi" style:country-complex="IN"/>
    </style:style>
    <style:style style:name="T77" style:family="text">
      <style:text-properties style:use-window-font-color="true" loext:opacity="0%" style:font-name="Linux Libertine S.O.Cist.1" fo:font-size="10pt" officeooo:rsid="02d06fde" style:letter-kerning="true" style:font-name-asian="Songti SC" style:font-size-asian="10pt" style:font-name-complex="Arial Unicode MS" style:font-size-complex="10pt"/>
    </style:style>
    <style:style style:name="T78" style:family="text">
      <style:text-properties style:use-window-font-color="true" loext:opacity="0%" style:font-name="Linux Libertine S.O.Cist.1" fo:font-size="10pt" officeooo:rsid="044619fc" style:letter-kerning="true" style:font-name-asian="Songti SC" style:font-size-asian="10pt" style:font-name-complex="Arial Unicode MS" style:font-size-complex="10pt"/>
    </style:style>
    <style:style style:name="T79" style:family="text">
      <style:text-properties style:use-window-font-color="true" loext:opacity="0%" style:font-name="Linux Libertine S.O.Cist.1" fo:font-size="10pt" fo:language="de" fo:country="DE" style:letter-kerning="true" style:font-name-asian="Songti SC" style:font-size-asian="10pt" style:language-asian="zh" style:country-asian="CN" style:font-name-complex="Arial Unicode MS" style:font-size-complex="10pt" style:language-complex="hi" style:country-complex="IN"/>
    </style:style>
    <style:style style:name="T80" style:family="text">
      <style:text-properties style:use-window-font-color="true" loext:opacity="0%" style:font-name="Linux Libertine S.O.Cist.1" fo:font-size="10pt" fo:language="de" fo:country="DE" officeooo:rsid="00546908" style:letter-kerning="true" style:font-name-asian="Songti SC" style:font-size-asian="10pt" style:language-asian="zh" style:country-asian="CN" style:font-name-complex="Arial Unicode MS" style:font-size-complex="10pt" style:language-complex="hi" style:country-complex="IN"/>
    </style:style>
    <style:style style:name="T81" style:family="text">
      <style:text-properties style:use-window-font-color="true" loext:opacity="0%" style:font-name="Linux Libertine S.O.Cist.1" fo:font-size="8pt" fo:language="cs" fo:country="CZ" style:letter-kerning="true" style:font-name-asian="Songti SC" style:font-size-asian="10pt" style:language-asian="zh" style:country-asian="CN" style:font-name-complex="Arial Unicode MS" style:font-size-complex="10pt" style:language-complex="hi" style:country-complex="IN"/>
    </style:style>
    <style:style style:name="T82" style:family="text">
      <style:text-properties style:use-window-font-color="true" loext:opacity="0%" style:font-name="Linux Libertine S.O.Cist.1" fo:font-size="11pt" officeooo:rsid="01255f5b" style:letter-kerning="true" style:font-name-asian="Songti SC" style:font-size-asian="11pt" style:font-name-complex="Arial Unicode MS" style:font-size-complex="11pt"/>
    </style:style>
    <style:style style:name="T83" style:family="text">
      <style:text-properties style:use-window-font-color="true" loext:opacity="0%" fo:language="cs" fo:country="CZ" style:letter-kerning="true" style:font-name-asian="Songti SC" style:language-asian="zh" style:country-asian="CN" style:font-name-complex="Arial Unicode MS" style:language-complex="hi" style:country-complex="IN"/>
    </style:style>
    <style:style style:name="T84" style:family="text">
      <style:text-properties style:use-window-font-color="true" loext:opacity="0%" fo:language="la" fo:country="VA" fo:font-style="italic" officeooo:rsid="00b174fb" style:letter-kerning="true" style:font-name-asian="Songti SC" style:language-asian="zh" style:country-asian="CN" style:font-style-asian="italic" style:font-name-complex="Arial Unicode MS" style:language-complex="hi" style:country-complex="IN" style:font-style-complex="italic"/>
    </style:style>
    <style:style style:name="T85" style:family="text">
      <style:text-properties style:use-window-font-color="true" loext:opacity="0%" fo:language="fr" fo:country="FR" officeooo:rsid="0033f914" style:letter-kerning="true" style:font-name-asian="Songti SC" style:language-asian="zh" style:country-asian="CN" style:font-name-complex="Arial Unicode MS" style:language-complex="hi" style:country-complex="IN"/>
    </style:style>
    <style:style style:name="T86" style:family="text">
      <style:text-properties style:use-window-font-color="true" loext:opacity="0%" style:font-name="Linux Libertine S.O.Cist.2" fo:font-size="10pt" fo:language="cs" fo:country="CZ" style:letter-kerning="true" style:font-name-asian="Songti SC" style:font-size-asian="10pt" style:language-asian="zh" style:country-asian="CN" style:font-name-complex="Arial Unicode MS" style:font-size-complex="10pt" style:language-complex="hi" style:country-complex="IN"/>
    </style:style>
    <style:style style:name="T87" style:family="text">
      <style:text-properties style:use-window-font-color="true" loext:opacity="0%" style:font-name="Linux Libertine S.O.Cist.2" fo:font-size="10pt" fo:language="cs" fo:country="CZ" officeooo:rsid="02d253c1" style:letter-kerning="true" style:font-name-asian="Songti SC" style:font-size-asian="10pt" style:language-asian="zh" style:country-asian="CN" style:font-name-complex="Arial Unicode MS" style:font-size-complex="10pt" style:language-complex="hi" style:country-complex="IN"/>
    </style:style>
    <style:style style:name="T88" style:family="text">
      <style:text-properties style:use-window-font-color="true" loext:opacity="0%" style:font-name="Linux Libertine S.O.Cist.2" fo:font-size="10pt" fo:language="cs" fo:country="CZ" officeooo:rsid="013cba88" style:letter-kerning="true" style:font-name-asian="Songti SC" style:font-size-asian="10pt" style:language-asian="zh" style:country-asian="CN" style:font-name-complex="Arial Unicode MS" style:font-size-complex="10pt" style:language-complex="hi" style:country-complex="IN"/>
    </style:style>
    <style:style style:name="T89" style:family="text">
      <style:text-properties style:use-window-font-color="true" loext:opacity="0%" style:font-name="Linux Libertine S.O.Cist.2" fo:font-size="10pt" fo:language="cs" fo:country="CZ" officeooo:rsid="013f0825" style:letter-kerning="true" style:font-name-asian="Songti SC" style:font-size-asian="10pt" style:language-asian="zh" style:country-asian="CN" style:font-name-complex="Arial Unicode MS" style:font-size-complex="10pt" style:language-complex="hi" style:country-complex="IN"/>
    </style:style>
    <style:style style:name="T90" style:family="text">
      <style:text-properties style:use-window-font-color="true" loext:opacity="0%" style:font-name="Linux Libertine S.O.Cist.2" fo:font-size="10pt" fo:language="cs" fo:country="CZ" officeooo:rsid="013d8ae6" style:letter-kerning="true" style:font-name-asian="Songti SC" style:font-size-asian="10pt" style:language-asian="zh" style:country-asian="CN" style:font-name-complex="Arial Unicode MS" style:font-size-complex="10pt" style:language-complex="hi" style:country-complex="IN"/>
    </style:style>
    <style:style style:name="T91" style:family="text">
      <style:text-properties style:use-window-font-color="true" loext:opacity="0%" style:font-name="Linux Libertine S.O.Cist.2" fo:font-size="10pt" fo:language="cs" fo:country="CZ" officeooo:rsid="030cd1b7" style:letter-kerning="true" style:font-name-asian="Songti SC" style:font-size-asian="10pt" style:language-asian="zh" style:country-asian="CN" style:font-name-complex="Arial Unicode MS" style:font-size-complex="10pt" style:language-complex="hi" style:country-complex="IN"/>
    </style:style>
    <style:style style:name="T92" style:family="text">
      <style:text-properties style:use-window-font-color="true" loext:opacity="0%" style:font-name="Linux Libertine S.O.Cist.2" fo:font-size="10pt" fo:language="cs" fo:country="CZ" officeooo:rsid="04641da0" style:letter-kerning="true" style:font-name-asian="Songti SC" style:font-size-asian="10pt" style:language-asian="zh" style:country-asian="CN" style:font-name-complex="Arial Unicode MS" style:font-size-complex="10pt" style:language-complex="hi" style:country-complex="IN"/>
    </style:style>
    <style:style style:name="T93" style:family="text">
      <style:text-properties style:use-window-font-color="true" loext:opacity="0%" style:font-name="Linux Libertine S.O.Cist.2" fo:font-size="10pt" fo:language="cs" fo:country="CZ" officeooo:rsid="01343798" style:letter-kerning="true" style:font-name-asian="Songti SC" style:font-size-asian="10pt" style:language-asian="zh" style:country-asian="CN" style:font-name-complex="Arial Unicode MS" style:font-size-complex="10pt" style:language-complex="hi" style:country-complex="IN"/>
    </style:style>
    <style:style style:name="T94" style:family="text">
      <style:text-properties style:use-window-font-color="true" loext:opacity="0%" style:font-name="Linux Libertine S.O.Cist.2" fo:font-size="10pt" fo:language="cs" fo:country="CZ" officeooo:rsid="013cba88" style:letter-kerning="true" style:font-name-asian="Songti SC" style:font-size-asian="10pt" style:language-asian="zh" style:country-asian="CN" style:font-name-complex="Linux Libertine S.O.Cist." style:font-size-complex="10pt" style:language-complex="hi" style:country-complex="IN"/>
    </style:style>
    <style:style style:name="T95" style:family="text">
      <style:text-properties style:use-window-font-color="true" loext:opacity="0%" style:font-name="Linux Libertine S.O.Cist.2" fo:font-size="10pt" fo:language="cs" fo:country="CZ" fo:font-weight="bold" style:letter-kerning="true" style:font-name-asian="Songti SC" style:font-size-asian="10pt" style:language-asian="zh" style:country-asian="CN" style:font-weight-asian="bold" style:font-name-complex="Arial Unicode MS" style:font-size-complex="10pt" style:language-complex="hi" style:country-complex="IN" style:font-weight-complex="bold"/>
    </style:style>
    <style:style style:name="T96" style:family="text">
      <style:text-properties style:use-window-font-color="true" loext:opacity="0%" style:font-name="Linux Libertine S.O.Cist.2" fo:font-size="10pt" fo:language="cs" fo:country="CZ" fo:font-weight="normal" style:letter-kerning="true" style:font-name-asian="Songti SC" style:font-size-asian="10pt" style:language-asian="zh" style:country-asian="CN" style:font-weight-asian="normal" style:font-name-complex="Arial Unicode MS" style:font-size-complex="10pt" style:language-complex="hi" style:country-complex="IN" style:font-weight-complex="normal"/>
    </style:style>
    <style:style style:name="T97" style:family="text">
      <style:text-properties style:use-window-font-color="true" loext:opacity="0%" style:font-name="Linux Libertine S.O.Cist.2" fo:font-size="10pt" fo:language="cs" fo:country="CZ" fo:font-weight="normal" officeooo:rsid="00f98301" style:letter-kerning="true" style:font-name-asian="Songti SC" style:font-size-asian="10pt" style:language-asian="zh" style:country-asian="CN" style:font-weight-asian="normal" style:font-name-complex="Arial Unicode MS" style:font-size-complex="10pt" style:language-complex="hi" style:country-complex="IN" style:font-weight-complex="normal"/>
    </style:style>
    <style:style style:name="T98" style:family="text">
      <style:text-properties style:use-window-font-color="true" loext:opacity="0%" style:font-name="Linux Libertine S.O.Cist.2" fo:font-size="10pt" fo:language="la" fo:country="VA" fo:font-style="italic" style:letter-kerning="true" style:font-name-asian="Songti SC" style:font-size-asian="10pt" style:language-asian="zh" style:country-asian="CN" style:font-style-asian="italic" style:font-name-complex="Arial Unicode MS" style:font-size-complex="10pt" style:language-complex="hi" style:country-complex="IN" style:font-style-complex="italic"/>
    </style:style>
    <style:style style:name="T99" style:family="text">
      <style:text-properties style:use-window-font-color="true" loext:opacity="0%" style:font-name="Linux Libertine S.O.Cist.2" fo:font-size="10pt" fo:language="la" fo:country="VA" fo:font-style="italic" officeooo:rsid="013d8ae6" style:letter-kerning="true" style:font-name-asian="Songti SC" style:font-size-asian="10pt" style:language-asian="zh" style:country-asian="CN" style:font-style-asian="italic" style:font-name-complex="Arial Unicode MS" style:font-size-complex="10pt" style:language-complex="hi" style:country-complex="IN" style:font-style-complex="italic"/>
    </style:style>
    <style:style style:name="T100" style:family="text">
      <style:text-properties style:use-window-font-color="true" loext:opacity="0%" style:font-name="Linux Libertine S.O.Cist.2" fo:font-size="10pt" fo:language="la" fo:country="VA" fo:font-style="italic" officeooo:rsid="0483d089" style:letter-kerning="true" style:font-name-asian="Songti SC" style:font-size-asian="10pt" style:language-asian="zh" style:country-asian="CN" style:font-style-asian="italic" style:font-name-complex="Arial Unicode MS" style:font-size-complex="10pt" style:language-complex="hi" style:country-complex="IN" style:font-style-complex="italic"/>
    </style:style>
    <style:style style:name="T101" style:family="text">
      <style:text-properties style:use-window-font-color="true" loext:opacity="0%" style:font-name="Linux Libertine S.O.Cist.2" fo:font-size="10pt" fo:language="pl" fo:country="PL" officeooo:rsid="030cd1b7" style:letter-kerning="true" style:font-name-asian="Songti SC" style:font-size-asian="10pt" style:language-asian="zh" style:country-asian="CN" style:font-name-complex="Arial Unicode MS" style:font-size-complex="10pt" style:language-complex="hi" style:country-complex="IN"/>
    </style:style>
    <style:style style:name="T102" style:family="text">
      <style:text-properties style:use-window-font-color="true" loext:opacity="0%" style:font-name="Linux Libertine S.O.Cist.2" fo:font-size="10pt" fo:language="fr" fo:country="FR" fo:font-weight="bold" style:letter-kerning="true" style:font-name-asian="Songti SC" style:font-size-asian="10pt" style:language-asian="zh" style:country-asian="CN" style:font-weight-asian="bold" style:font-name-complex="Arial Unicode MS" style:font-size-complex="10pt" style:language-complex="hi" style:country-complex="IN" style:font-weight-complex="bold"/>
    </style:style>
    <style:style style:name="T103" style:family="text">
      <style:text-properties style:use-window-font-color="true" loext:opacity="0%" style:font-name="Linux Libertine S.O.Cist.2" fo:font-size="10pt" fo:language="fr" fo:country="FR" fo:font-weight="bold" officeooo:rsid="0483d089" style:letter-kerning="true" style:font-name-asian="Songti SC" style:font-size-asian="10pt" style:language-asian="zh" style:country-asian="CN" style:font-weight-asian="bold" style:font-name-complex="Arial Unicode MS" style:font-size-complex="10pt" style:language-complex="hi" style:country-complex="IN" style:font-weight-complex="bold"/>
    </style:style>
    <style:style style:name="T104" style:family="text">
      <style:text-properties style:use-window-font-color="true" loext:opacity="0%" style:font-name="Linux Libertine S.O.Cist.2" fo:font-size="8pt" fo:language="cs" fo:country="CZ" officeooo:rsid="02d253c1" style:letter-kerning="true" style:font-name-asian="Songti SC" style:font-size-asian="10pt" style:language-asian="zh" style:country-asian="CN" style:font-name-complex="Arial Unicode MS" style:font-size-complex="10pt" style:language-complex="hi" style:country-complex="IN"/>
    </style:style>
    <style:style style:name="T105" style:family="text">
      <style:text-properties fo:language="la" fo:country="VA" fo:font-style="italic" style:language-asian="zh" style:country-asian="CN" style:font-style-asian="italic" style:language-complex="hi" style:country-complex="IN" style:font-style-complex="italic"/>
    </style:style>
    <style:style style:name="T106" style:family="text">
      <style:text-properties fo:language="la" fo:country="VA" fo:font-style="italic" officeooo:rsid="03e465e0" style:language-asian="zh" style:country-asian="CN" style:font-style-asian="italic" style:language-complex="hi" style:country-complex="IN" style:font-style-complex="italic"/>
    </style:style>
    <style:style style:name="T107" style:family="text">
      <style:text-properties fo:language="la" fo:country="VA" fo:font-style="italic" officeooo:rsid="03eaae33" style:language-asian="zh" style:country-asian="CN" style:font-style-asian="italic" style:language-complex="hi" style:country-complex="IN" style:font-style-complex="italic"/>
    </style:style>
    <style:style style:name="T108" style:family="text">
      <style:text-properties fo:language="la" fo:country="VA" fo:font-style="italic" officeooo:rsid="040ac79c" style:language-asian="zh" style:country-asian="CN" style:font-style-asian="italic" style:language-complex="hi" style:country-complex="IN" style:font-style-complex="italic"/>
    </style:style>
    <style:style style:name="T109" style:family="text">
      <style:text-properties fo:language="la" fo:country="VA" fo:font-style="italic" officeooo:rsid="040cc598" style:language-asian="zh" style:country-asian="CN" style:font-style-asian="italic" style:language-complex="hi" style:country-complex="IN" style:font-style-complex="italic"/>
    </style:style>
    <style:style style:name="T110" style:family="text">
      <style:text-properties fo:language="la" fo:country="VA" fo:font-style="italic" officeooo:rsid="040dca3f" style:language-asian="zh" style:country-asian="CN" style:font-style-asian="italic" style:language-complex="hi" style:country-complex="IN" style:font-style-complex="italic"/>
    </style:style>
    <style:style style:name="T111" style:family="text">
      <style:text-properties fo:language="la" fo:country="VA" fo:font-style="italic" officeooo:rsid="041f1d65" style:language-asian="zh" style:country-asian="CN" style:font-style-asian="italic" style:language-complex="hi" style:country-complex="IN" style:font-style-complex="italic"/>
    </style:style>
    <style:style style:name="T112" style:family="text">
      <style:text-properties fo:language="la" fo:country="VA" fo:font-style="italic" officeooo:rsid="042438d3" style:language-asian="zh" style:country-asian="CN" style:font-style-asian="italic" style:language-complex="hi" style:country-complex="IN" style:font-style-complex="italic"/>
    </style:style>
    <style:style style:name="T113" style:family="text">
      <style:text-properties fo:language="la" fo:country="VA" fo:font-style="italic" officeooo:rsid="042c04b3" style:language-asian="zh" style:country-asian="CN" style:font-style-asian="italic" style:language-complex="hi" style:country-complex="IN" style:font-style-complex="italic"/>
    </style:style>
    <style:style style:name="T114" style:family="text">
      <style:text-properties fo:language="la" fo:country="VA" fo:font-style="italic" officeooo:rsid="0437a327" style:language-asian="zh" style:country-asian="CN" style:font-style-asian="italic" style:language-complex="hi" style:country-complex="IN" style:font-style-complex="italic"/>
    </style:style>
    <style:style style:name="T115" style:family="text">
      <style:text-properties fo:language="la" fo:country="VA" fo:font-style="italic" officeooo:rsid="0114748d" style:language-asian="zh" style:country-asian="CN" style:font-style-asian="italic" style:language-complex="hi" style:country-complex="IN" style:font-style-complex="italic"/>
    </style:style>
    <style:style style:name="T116" style:family="text">
      <style:text-properties fo:language="la" fo:country="VA" fo:font-style="italic" officeooo:rsid="043e9b48" style:language-asian="zh" style:country-asian="CN" style:font-style-asian="italic" style:language-complex="hi" style:country-complex="IN" style:font-style-complex="italic"/>
    </style:style>
    <style:style style:name="T117" style:family="text">
      <style:text-properties fo:language="la" fo:country="VA" fo:font-style="italic" officeooo:rsid="0033f914" style:language-asian="zh" style:country-asian="CN" style:font-style-asian="italic" style:language-complex="hi" style:country-complex="IN" style:font-style-complex="italic"/>
    </style:style>
    <style:style style:name="T118" style:family="text">
      <style:text-properties fo:language="la" fo:country="VA" fo:font-style="italic" officeooo:rsid="02d06fde" style:language-asian="zh" style:country-asian="CN" style:font-style-asian="italic" style:language-complex="hi" style:country-complex="IN" style:font-style-complex="italic"/>
    </style:style>
    <style:style style:name="T119" style:family="text">
      <style:text-properties fo:language="la" fo:country="VA" fo:font-style="italic" officeooo:rsid="013cba88" style:language-asian="zh" style:country-asian="CN" style:font-style-asian="italic" style:language-complex="hi" style:country-complex="IN" style:font-style-complex="italic"/>
    </style:style>
    <style:style style:name="T120" style:family="text">
      <style:text-properties fo:language="la" fo:country="VA" fo:font-style="italic" officeooo:rsid="044bc93d" style:language-asian="zh" style:country-asian="CN" style:font-style-asian="italic" style:language-complex="hi" style:country-complex="IN" style:font-style-complex="italic"/>
    </style:style>
    <style:style style:name="T121" style:family="text">
      <style:text-properties fo:language="la" fo:country="VA" fo:font-style="italic" officeooo:rsid="044eb0ea" style:language-asian="zh" style:country-asian="CN" style:font-style-asian="italic" style:language-complex="hi" style:country-complex="IN" style:font-style-complex="italic"/>
    </style:style>
    <style:style style:name="T122" style:family="text">
      <style:text-properties fo:language="la" fo:country="VA" fo:font-style="italic" officeooo:rsid="045de94d" style:language-asian="zh" style:country-asian="CN" style:font-style-asian="italic" style:language-complex="hi" style:country-complex="IN" style:font-style-complex="italic"/>
    </style:style>
    <style:style style:name="T123" style:family="text">
      <style:text-properties fo:language="la" fo:country="VA" fo:font-style="italic" officeooo:rsid="045e29df" style:language-asian="zh" style:country-asian="CN" style:font-style-asian="italic" style:language-complex="hi" style:country-complex="IN" style:font-style-complex="italic"/>
    </style:style>
    <style:style style:name="T124" style:family="text">
      <style:text-properties fo:language="la" fo:country="VA" fo:font-style="italic" officeooo:rsid="04652eb0" style:language-asian="zh" style:country-asian="CN" style:font-style-asian="italic" style:language-complex="hi" style:country-complex="IN" style:font-style-complex="italic"/>
    </style:style>
    <style:style style:name="T125" style:family="text">
      <style:text-properties fo:language="la" fo:country="VA" fo:font-style="italic" officeooo:rsid="046d35d7" style:language-asian="zh" style:country-asian="CN" style:font-style-asian="italic" style:language-complex="hi" style:country-complex="IN" style:font-style-complex="italic"/>
    </style:style>
    <style:style style:name="T126" style:family="text">
      <style:text-properties fo:language="la" fo:country="VA" fo:font-style="italic" officeooo:rsid="047871f8" style:language-asian="zh" style:country-asian="CN" style:font-style-asian="italic" style:language-complex="hi" style:country-complex="IN" style:font-style-complex="italic"/>
    </style:style>
    <style:style style:name="T127" style:family="text">
      <style:text-properties fo:language="la" fo:country="VA" fo:font-style="italic" style:font-style-asian="italic" style:font-style-complex="italic"/>
    </style:style>
    <style:style style:name="T128" style:family="text">
      <style:text-properties fo:language="la" fo:country="VA" fo:font-style="italic" officeooo:rsid="0483d089" style:font-style-asian="italic" style:font-style-complex="italic"/>
    </style:style>
    <style:style style:name="T129" style:family="text">
      <style:text-properties fo:language="la" fo:country="VA" fo:font-style="italic" style:language-asian="zxx" style:country-asian="none" style:font-style-asian="italic" style:language-complex="zxx" style:country-complex="none" style:font-style-complex="italic"/>
    </style:style>
    <style:style style:name="T130" style:family="text">
      <style:text-properties fo:language="la" fo:country="VA" fo:font-style="italic" fo:font-weight="normal" style:language-asian="zh" style:country-asian="CN" style:font-style-asian="italic" style:font-weight-asian="normal" style:language-complex="hi" style:country-complex="IN" style:font-style-complex="italic" style:font-weight-complex="normal"/>
    </style:style>
    <style:style style:name="T131" style:family="text">
      <style:text-properties fo:language="la" fo:country="VA" fo:font-style="italic" fo:font-weight="normal" officeooo:rsid="04641da0" style:language-asian="zh" style:country-asian="CN" style:font-style-asian="italic" style:font-weight-asian="normal" style:language-complex="hi" style:country-complex="IN" style:font-style-complex="italic" style:font-weight-complex="normal"/>
    </style:style>
    <style:style style:name="T132" style:family="text">
      <style:text-properties fo:language="la" fo:country="VA" style:language-asian="zh" style:country-asian="CN" style:language-complex="hi" style:country-complex="IN"/>
    </style:style>
    <style:style style:name="T133" style:family="text">
      <style:text-properties fo:language="la" fo:country="VA" officeooo:rsid="045864ed" style:language-asian="zh" style:country-asian="CN" style:language-complex="hi" style:country-complex="IN"/>
    </style:style>
    <style:style style:name="T134" style:family="text">
      <style:text-properties fo:language="la" fo:country="VA" fo:font-weight="bold" style:language-asian="zh" style:country-asian="CN" style:font-weight-asian="bold" style:language-complex="hi" style:country-complex="IN" style:font-weight-complex="bold"/>
    </style:style>
    <style:style style:name="T135" style:family="text">
      <style:text-properties fo:language="de" fo:country="DE" fo:font-style="normal" fo:font-weight="bold" style:language-asian="zh" style:country-asian="CN" style:font-style-asian="normal" style:font-weight-asian="bold" style:language-complex="hi" style:country-complex="IN" style:font-style-complex="normal" style:font-weight-complex="bold"/>
    </style:style>
    <style:style style:name="T136" style:family="text">
      <style:text-properties fo:language="de" fo:country="DE" officeooo:rsid="00700970"/>
    </style:style>
    <style:style style:name="T137" style:family="text">
      <style:text-properties fo:language="de" fo:country="DE" officeooo:rsid="042c04b3" style:language-asian="zh" style:country-asian="CN" style:language-complex="hi" style:country-complex="IN"/>
    </style:style>
    <style:style style:name="T138" style:family="text">
      <style:text-properties fo:language="de" fo:country="DE" fo:font-weight="bold" officeooo:rsid="042c04b3" style:language-asian="zh" style:country-asian="CN" style:font-weight-asian="bold" style:language-complex="hi" style:country-complex="IN" style:font-weight-complex="bold"/>
    </style:style>
    <style:style style:name="T139" style:family="text">
      <style:text-properties fo:language="de" fo:country="DE" fo:font-style="italic" style:language-asian="zh" style:country-asian="CN" style:font-style-asian="italic" style:language-complex="hi" style:country-complex="IN" style:font-style-complex="italic"/>
    </style:style>
    <style:style style:name="T140" style:family="text">
      <style:text-properties fo:color="#0000ff" loext:opacity="100%" style:font-name="Linux Libertine S.O.Cist.1" fo:font-size="8pt" fo:language="cs" fo:country="CZ" fo:font-style="normal" officeooo:rsid="010fcfb0"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41" style:family="text">
      <style:text-properties fo:color="#0000ff" loext:opacity="100%" style:font-name="Linux Libertine S.O.Cist.1" fo:font-size="8pt" fo:language="cs" fo:country="CZ" fo:font-style="normal" officeooo:rsid="01255f5b"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42" style:family="text">
      <style:text-properties fo:color="#0000ff" loext:opacity="100%" style:font-name="Linux Libertine S.O.Cist.1" fo:font-size="8pt" fo:language="cs" fo:country="CZ" fo:font-style="normal" officeooo:rsid="0115348c"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43" style:family="text">
      <style:text-properties fo:color="#0000ff" loext:opacity="100%" style:font-name="Linux Libertine S.O.Cist.1" fo:font-size="8pt" fo:language="cs" fo:country="CZ" fo:font-style="normal" officeooo:rsid="03f99135"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44" style:family="text">
      <style:text-properties fo:color="#0000ff" loext:opacity="100%" style:font-name="Linux Libertine S.O.Cist.1" fo:font-size="8pt" fo:language="cs" fo:country="CZ" fo:font-style="normal" officeooo:rsid="03ff6ea0"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45" style:family="text">
      <style:text-properties fo:color="#0000ff" loext:opacity="100%" style:font-name="Linux Libertine S.O.Cist.1" fo:font-size="8pt" fo:language="cs" fo:country="CZ" fo:font-style="normal" officeooo:rsid="040dca3f"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46" style:family="text">
      <style:text-properties fo:color="#0000ff" loext:opacity="100%" style:font-name="Linux Libertine S.O.Cist.1" fo:font-size="8pt" fo:language="cs" fo:country="CZ" fo:font-style="normal" officeooo:rsid="041ccffa"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47" style:family="text">
      <style:text-properties fo:color="#0000ff" loext:opacity="100%" style:font-name="Linux Libertine S.O.Cist.1" fo:font-size="8pt" fo:language="cs" fo:country="CZ" fo:font-style="normal" officeooo:rsid="043b81c5"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48" style:family="text">
      <style:text-properties fo:color="#0000ff" loext:opacity="100%" style:font-name="Linux Libertine S.O.Cist.1" fo:font-size="8pt" fo:language="cs" fo:country="CZ" fo:font-style="normal" officeooo:rsid="043e9b48"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49" style:family="text">
      <style:text-properties fo:color="#0000ff" loext:opacity="100%" style:font-name="Linux Libertine S.O.Cist.1" fo:font-size="8pt" fo:language="cs" fo:country="CZ" fo:font-style="normal" officeooo:rsid="01278e41"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50" style:family="text">
      <style:text-properties fo:color="#0000ff" loext:opacity="100%" style:font-name="Linux Libertine S.O.Cist.1" fo:font-size="8pt" fo:language="cs" fo:country="CZ" fo:font-style="normal" officeooo:rsid="044619fc"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51" style:family="text">
      <style:text-properties fo:color="#0000ff" loext:opacity="100%" style:font-name="Linux Libertine S.O.Cist.1" fo:font-size="8pt" fo:language="cs" fo:country="CZ" fo:font-style="normal" officeooo:rsid="0451cef5"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52" style:family="text">
      <style:text-properties fo:color="#0000ff" loext:opacity="100%" style:font-name="Linux Libertine S.O.Cist.1" fo:font-size="8pt" fo:language="cs" fo:country="CZ" fo:font-style="normal" officeooo:rsid="0454cd93"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53" style:family="text">
      <style:text-properties fo:color="#0000ff" loext:opacity="100%" style:font-name="Linux Libertine S.O.Cist.1" fo:font-size="8pt" fo:language="cs" fo:country="CZ" fo:font-style="normal" officeooo:rsid="04641da0"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54" style:family="text">
      <style:text-properties fo:color="#0000ff" loext:opacity="100%" style:font-name="Linux Libertine S.O.Cist.1" fo:font-size="8pt" fo:language="cs" fo:country="CZ" fo:font-style="normal" officeooo:rsid="0483d089"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55" style:family="text">
      <style:text-properties fo:color="#0000ff" loext:opacity="100%" fo:font-style="normal" fo:font-weight="normal" officeooo:rsid="00922233" style:letter-kerning="true" style:font-name-asian="Songti SC" style:language-asian="zh" style:country-asian="CN" style:font-style-asian="normal" style:font-weight-asian="normal" style:font-name-complex="Arial Unicode MS" style:language-complex="hi" style:country-complex="IN" style:font-style-complex="normal" style:font-weight-complex="normal"/>
    </style:style>
    <style:style style:name="T156" style:family="text">
      <style:text-properties fo:color="#0000ff" loext:opacity="100%" fo:font-style="normal" fo:font-weight="normal" officeooo:rsid="02f53798" style:letter-kerning="true" style:font-name-asian="Songti SC" style:language-asian="zh" style:country-asian="CN" style:font-style-asian="normal" style:font-weight-asian="normal" style:font-name-complex="Arial Unicode MS" style:language-complex="hi" style:country-complex="IN" style:font-style-complex="normal" style:font-weight-complex="normal"/>
    </style:style>
    <style:style style:name="T157" style:family="text">
      <style:text-properties fo:font-weight="normal" officeooo:rsid="03cd492d" style:font-weight-asian="normal" style:font-weight-complex="normal"/>
    </style:style>
    <style:style style:name="T158" style:family="text">
      <style:text-properties fo:font-weight="normal" officeooo:rsid="03ce2f9a" style:font-weight-asian="normal" style:font-weight-complex="normal"/>
    </style:style>
    <style:style style:name="T159" style:family="text">
      <style:text-properties fo:font-weight="normal" officeooo:rsid="03e23c75" style:font-weight-asian="normal" style:font-weight-complex="normal"/>
    </style:style>
    <style:style style:name="T160" style:family="text">
      <style:text-properties fo:font-weight="normal" officeooo:rsid="03eedd21" style:font-weight-asian="normal" style:font-weight-complex="normal"/>
    </style:style>
    <style:style style:name="T161" style:family="text">
      <style:text-properties fo:font-weight="normal" officeooo:rsid="03f016f3" style:font-weight-asian="normal" style:font-weight-complex="normal"/>
    </style:style>
    <style:style style:name="T162" style:family="text">
      <style:text-properties fo:font-weight="normal" officeooo:rsid="040ee042" style:font-weight-asian="normal" style:font-weight-complex="normal"/>
    </style:style>
    <style:style style:name="T163" style:family="text">
      <style:text-properties fo:font-weight="normal" officeooo:rsid="043c50cb" style:font-weight-asian="normal" style:font-weight-complex="normal"/>
    </style:style>
    <style:style style:name="T164" style:family="text">
      <style:text-properties fo:font-weight="normal" officeooo:rsid="0441f28b" style:font-weight-asian="normal" style:font-weight-complex="normal"/>
    </style:style>
    <style:style style:name="T165" style:family="text">
      <style:text-properties fo:font-weight="normal" officeooo:rsid="044619fc" style:font-weight-asian="normal" style:font-weight-complex="normal"/>
    </style:style>
    <style:style style:name="T166" style:family="text">
      <style:text-properties fo:font-weight="normal" officeooo:rsid="044bc93d" style:font-weight-asian="normal" style:font-weight-complex="normal"/>
    </style:style>
    <style:style style:name="T167" style:family="text">
      <style:text-properties fo:font-weight="normal" officeooo:rsid="007cb68a" style:font-weight-asian="normal" style:font-weight-complex="normal"/>
    </style:style>
    <style:style style:name="T168" style:family="text">
      <style:text-properties fo:font-weight="normal" officeooo:rsid="0450eb21" style:font-weight-asian="normal" style:font-weight-complex="normal"/>
    </style:style>
    <style:style style:name="T169" style:family="text">
      <style:text-properties fo:font-weight="normal" officeooo:rsid="0465d5da" style:font-weight-asian="normal" style:font-weight-complex="normal"/>
    </style:style>
    <style:style style:name="T170" style:family="text">
      <style:text-properties fo:font-weight="normal" officeooo:rsid="046a2cce" style:font-weight-asian="normal" style:font-weight-complex="normal"/>
    </style:style>
    <style:style style:name="T171" style:family="text">
      <style:text-properties fo:font-weight="normal" officeooo:rsid="047871f8" style:font-weight-asian="normal" style:font-weight-complex="normal"/>
    </style:style>
    <style:style style:name="T172" style:family="text">
      <style:text-properties fo:font-weight="normal" officeooo:rsid="047ccea1" style:font-weight-asian="normal" style:font-weight-complex="normal"/>
    </style:style>
    <style:style style:name="T173" style:family="text">
      <style:text-properties fo:font-weight="normal" officeooo:rsid="040ee042" style:language-asian="zh" style:country-asian="CN" style:font-weight-asian="normal" style:language-complex="hi" style:country-complex="IN" style:font-weight-complex="normal"/>
    </style:style>
    <style:style style:name="T174" style:family="text">
      <style:text-properties fo:font-weight="normal" officeooo:rsid="047a0b30" style:language-asian="zh" style:country-asian="CN" style:font-weight-asian="normal" style:language-complex="hi" style:country-complex="IN" style:font-weight-complex="normal"/>
    </style:style>
    <style:style style:name="T175" style:family="text">
      <style:text-properties fo:font-weight="normal" officeooo:rsid="007cb68a" style:language-asian="zh" style:country-asian="CN" style:font-weight-asian="normal" style:language-complex="hi" style:country-complex="IN" style:font-weight-complex="normal"/>
    </style:style>
    <style:style style:name="T176" style:family="text">
      <style:text-properties fo:background-color="transparent" loext:char-shading-value="0"/>
    </style:style>
    <style:style style:name="T177" style:family="text">
      <style:text-properties fo:font-size="8pt" style:font-size-asian="10pt" style:font-size-complex="10pt"/>
    </style:style>
    <style:style style:name="T178" style:family="text">
      <style:text-properties fo:font-size="8pt" officeooo:rsid="03d72414" style:font-size-asian="10pt" style:font-size-complex="10pt"/>
    </style:style>
    <style:style style:name="T179" style:family="text">
      <style:text-properties fo:font-size="8pt" officeooo:rsid="04324bb0" style:font-size-asian="10pt" style:font-size-complex="10pt"/>
    </style:style>
    <style:style style:name="T180" style:family="text">
      <style:text-properties fo:font-size="8pt" officeooo:rsid="047ccea1" style:font-size-asian="10pt" style:font-size-complex="10pt"/>
    </style:style>
    <style:style style:name="T181" style:family="text">
      <style:text-properties fo:font-size="8pt" officeooo:rsid="041f1d65" style:font-size-asian="8pt" style:font-size-complex="8pt"/>
    </style:style>
    <style:style style:name="T182" style:family="text">
      <style:text-properties fo:font-size="8pt" officeooo:rsid="0424035c" style:font-size-asian="8pt" style:font-size-complex="8pt"/>
    </style:style>
    <style:style style:name="T183" style:family="text">
      <style:text-properties officeooo:rsid="03c90041"/>
    </style:style>
    <style:style style:name="T184" style:family="text">
      <style:text-properties officeooo:rsid="03c9f8c2"/>
    </style:style>
    <style:style style:name="T185" style:family="text">
      <style:text-properties officeooo:rsid="03cbedc2"/>
    </style:style>
    <style:style style:name="T186" style:family="text">
      <style:text-properties officeooo:rsid="03cc6661"/>
    </style:style>
    <style:style style:name="T187" style:family="text">
      <style:text-properties officeooo:rsid="03cc96d2"/>
    </style:style>
    <style:style style:name="T188" style:family="text">
      <style:text-properties officeooo:rsid="03ccec70"/>
    </style:style>
    <style:style style:name="T189" style:family="text">
      <style:text-properties officeooo:rsid="03cd492d"/>
    </style:style>
    <style:style style:name="T190" style:family="text">
      <style:text-properties officeooo:rsid="03ce2f9a"/>
    </style:style>
    <style:style style:name="T191" style:family="text">
      <style:text-properties fo:font-size="11pt" officeooo:rsid="03ce2f9a" style:font-size-asian="11pt" style:font-size-complex="11pt"/>
    </style:style>
    <style:style style:name="T192" style:family="text">
      <style:text-properties fo:font-size="11pt" officeooo:rsid="01343798" style:font-size-asian="11pt" style:font-size-complex="11pt"/>
    </style:style>
    <style:style style:name="T193" style:family="text">
      <style:text-properties fo:font-size="11pt" fo:font-weight="normal" officeooo:rsid="047871f8" style:font-size-asian="11pt" style:font-weight-asian="normal" style:font-size-complex="11pt" style:font-weight-complex="normal"/>
    </style:style>
    <style:style style:name="T194" style:family="text">
      <style:text-properties officeooo:rsid="03cff441"/>
    </style:style>
    <style:style style:name="T195" style:family="text">
      <style:text-properties officeooo:rsid="03d15b88"/>
    </style:style>
    <style:style style:name="T196" style:family="text">
      <style:text-properties officeooo:rsid="03d2e389"/>
    </style:style>
    <style:style style:name="T197" style:family="text">
      <style:text-properties officeooo:rsid="03d476b4"/>
    </style:style>
    <style:style style:name="T198" style:family="text">
      <style:text-properties officeooo:rsid="03d5a678"/>
    </style:style>
    <style:style style:name="T199" style:family="text">
      <style:text-properties officeooo:rsid="03d72414"/>
    </style:style>
    <style:style style:name="T200" style:family="text">
      <style:text-properties officeooo:rsid="03d75f67"/>
    </style:style>
    <style:style style:name="T201" style:family="text">
      <style:text-properties officeooo:rsid="03d9c68d"/>
    </style:style>
    <style:style style:name="T202" style:family="text">
      <style:text-properties officeooo:rsid="03d9d35b"/>
    </style:style>
    <style:style style:name="T203" style:family="text">
      <style:text-properties officeooo:rsid="03daf7bf"/>
    </style:style>
    <style:style style:name="T204" style:family="text">
      <style:text-properties officeooo:rsid="03dc5068"/>
    </style:style>
    <style:style style:name="T205" style:family="text">
      <style:text-properties officeooo:rsid="03dcac9c"/>
    </style:style>
    <style:style style:name="T206" style:family="text">
      <style:text-properties officeooo:rsid="03dd24e5"/>
    </style:style>
    <style:style style:name="T207" style:family="text">
      <style:text-properties officeooo:rsid="03de4daa"/>
    </style:style>
    <style:style style:name="T208" style:family="text">
      <style:text-properties officeooo:rsid="03df45fd"/>
    </style:style>
    <style:style style:name="T209" style:family="text">
      <style:text-properties officeooo:rsid="03e0c0d3"/>
    </style:style>
    <style:style style:name="T210" style:family="text">
      <style:text-properties officeooo:rsid="03e1a2c3"/>
    </style:style>
    <style:style style:name="T211" style:family="text">
      <style:text-properties fo:language="es" fo:country="ES" fo:font-weight="bold" style:font-weight-asian="bold" style:font-weight-complex="bold"/>
    </style:style>
    <style:style style:name="T212" style:family="text">
      <style:text-properties fo:language="es" fo:country="ES" fo:font-weight="bold" officeooo:rsid="0437a327" style:font-weight-asian="bold" style:font-weight-complex="bold"/>
    </style:style>
    <style:style style:name="T213" style:family="text">
      <style:text-properties fo:language="es" fo:country="ES" fo:font-weight="bold" style:language-asian="zh" style:country-asian="CN" style:font-weight-asian="bold" style:language-complex="hi" style:country-complex="IN" style:font-weight-complex="bold"/>
    </style:style>
    <style:style style:name="T214" style:family="text">
      <style:text-properties officeooo:rsid="03e23c75"/>
    </style:style>
    <style:style style:name="T215" style:family="text">
      <style:text-properties officeooo:rsid="03e394a1"/>
    </style:style>
    <style:style style:name="T216" style:family="text">
      <style:text-properties officeooo:rsid="03e465e0"/>
    </style:style>
    <style:style style:name="T217" style:family="text">
      <style:text-properties fo:font-style="normal" fo:font-weight="bold" style:font-style-asian="normal" style:font-weight-asian="bold" style:font-style-complex="normal" style:font-weight-complex="bold"/>
    </style:style>
    <style:style style:name="T218" style:family="text">
      <style:text-properties fo:font-style="normal" fo:font-weight="normal" style:font-style-asian="normal" style:font-weight-asian="normal" style:font-style-complex="normal" style:font-weight-complex="normal"/>
    </style:style>
    <style:style style:name="T219" style:family="text">
      <style:text-properties fo:font-style="normal" fo:font-weight="normal" officeooo:rsid="04592b56" style:font-style-asian="normal" style:font-weight-asian="normal" style:font-style-complex="normal" style:font-weight-complex="normal"/>
    </style:style>
    <style:style style:name="T220" style:family="text">
      <style:text-properties fo:font-style="normal" style:font-style-asian="normal" style:font-style-complex="normal"/>
    </style:style>
    <style:style style:name="T221" style:family="text">
      <style:text-properties fo:font-style="normal" officeooo:rsid="00700970" style:font-style-asian="normal" style:font-style-complex="normal"/>
    </style:style>
    <style:style style:name="T222" style:family="text">
      <style:text-properties fo:font-style="normal" officeooo:rsid="0070909c" style:font-style-asian="normal" style:font-style-complex="normal"/>
    </style:style>
    <style:style style:name="T223" style:family="text">
      <style:text-properties officeooo:rsid="03e6f2cb"/>
    </style:style>
    <style:style style:name="T224" style:family="text">
      <style:text-properties officeooo:rsid="03e822e0"/>
    </style:style>
    <style:style style:name="T225" style:family="text">
      <style:text-properties officeooo:rsid="03e97418"/>
    </style:style>
    <style:style style:name="T226" style:family="text">
      <style:text-properties officeooo:rsid="03eaae33"/>
    </style:style>
    <style:style style:name="T227" style:family="text">
      <style:text-properties officeooo:rsid="03eb2fb1"/>
    </style:style>
    <style:style style:name="T228" style:family="text">
      <style:text-properties officeooo:rsid="03ebec46"/>
    </style:style>
    <style:style style:name="T229" style:family="text">
      <style:text-properties officeooo:rsid="03ec9100"/>
    </style:style>
    <style:style style:name="T230" style:family="text">
      <style:text-properties officeooo:rsid="03edac2c"/>
    </style:style>
    <style:style style:name="T231" style:family="text">
      <style:text-properties officeooo:rsid="03eedd21"/>
    </style:style>
    <style:style style:name="T232" style:family="text">
      <style:text-properties officeooo:rsid="0115348c"/>
    </style:style>
    <style:style style:name="T233" style:family="text">
      <style:text-properties officeooo:rsid="02e43aee"/>
    </style:style>
    <style:style style:name="T234" style:family="text">
      <style:text-properties officeooo:rsid="03f016f3"/>
    </style:style>
    <style:style style:name="T235" style:family="text">
      <style:text-properties officeooo:rsid="03f1607e"/>
    </style:style>
    <style:style style:name="T236" style:family="text">
      <style:text-properties officeooo:rsid="03f2fe39"/>
    </style:style>
    <style:style style:name="T237" style:family="text">
      <style:text-properties officeooo:rsid="03f36542"/>
    </style:style>
    <style:style style:name="T238" style:family="text">
      <style:text-properties officeooo:rsid="03f53190"/>
    </style:style>
    <style:style style:name="T239" style:family="text">
      <style:text-properties officeooo:rsid="03f7a662"/>
    </style:style>
    <style:style style:name="T240" style:family="text">
      <style:text-properties officeooo:rsid="03f9847c"/>
    </style:style>
    <style:style style:name="T241" style:family="text">
      <style:text-properties officeooo:rsid="03f99135"/>
    </style:style>
    <style:style style:name="T242" style:family="text">
      <style:text-properties fo:language="cs" fo:country="CZ" style:language-asian="zh" style:country-asian="CN" style:language-complex="hi" style:country-complex="IN"/>
    </style:style>
    <style:style style:name="T243" style:family="text">
      <style:text-properties fo:language="cs" fo:country="CZ" officeooo:rsid="040ee042" style:language-asian="zh" style:country-asian="CN" style:language-complex="hi" style:country-complex="IN"/>
    </style:style>
    <style:style style:name="T244" style:family="text">
      <style:text-properties fo:language="cs" fo:country="CZ" officeooo:rsid="040fc7c8" style:language-asian="zh" style:country-asian="CN" style:language-complex="hi" style:country-complex="IN"/>
    </style:style>
    <style:style style:name="T245" style:family="text">
      <style:text-properties fo:language="cs" fo:country="CZ" officeooo:rsid="041127f8" style:language-asian="zh" style:country-asian="CN" style:language-complex="hi" style:country-complex="IN"/>
    </style:style>
    <style:style style:name="T246" style:family="text">
      <style:text-properties fo:language="cs" fo:country="CZ" officeooo:rsid="0412bc9f" style:language-asian="zh" style:country-asian="CN" style:language-complex="hi" style:country-complex="IN"/>
    </style:style>
    <style:style style:name="T247" style:family="text">
      <style:text-properties fo:language="cs" fo:country="CZ" officeooo:rsid="041490ef" style:language-asian="zh" style:country-asian="CN" style:language-complex="hi" style:country-complex="IN"/>
    </style:style>
    <style:style style:name="T248" style:family="text">
      <style:text-properties fo:language="cs" fo:country="CZ" officeooo:rsid="0414ade9" style:language-asian="zh" style:country-asian="CN" style:language-complex="hi" style:country-complex="IN"/>
    </style:style>
    <style:style style:name="T249" style:family="text">
      <style:text-properties fo:language="cs" fo:country="CZ" officeooo:rsid="041742a2" style:language-asian="zh" style:country-asian="CN" style:language-complex="hi" style:country-complex="IN"/>
    </style:style>
    <style:style style:name="T250" style:family="text">
      <style:text-properties fo:language="cs" fo:country="CZ" officeooo:rsid="047a0b30" style:language-asian="zh" style:country-asian="CN" style:language-complex="hi" style:country-complex="IN"/>
    </style:style>
    <style:style style:name="T251" style:family="text">
      <style:text-properties fo:language="cs" fo:country="CZ" officeooo:rsid="04707cd7" style:language-asian="zh" style:country-asian="CN" style:language-complex="hi" style:country-complex="IN"/>
    </style:style>
    <style:style style:name="T252" style:family="text">
      <style:text-properties fo:language="cs" fo:country="CZ" officeooo:rsid="047aa600" style:language-asian="zh" style:country-asian="CN" style:language-complex="hi" style:country-complex="IN"/>
    </style:style>
    <style:style style:name="T253" style:family="text">
      <style:text-properties fo:language="cs" fo:country="CZ" officeooo:rsid="047b5807" style:language-asian="zh" style:country-asian="CN" style:language-complex="hi" style:country-complex="IN"/>
    </style:style>
    <style:style style:name="T254" style:family="text">
      <style:text-properties fo:language="cs" fo:country="CZ" officeooo:rsid="047ccea1" style:language-asian="zh" style:country-asian="CN" style:language-complex="hi" style:country-complex="IN"/>
    </style:style>
    <style:style style:name="T255" style:family="text">
      <style:text-properties fo:language="cs" fo:country="CZ" fo:font-weight="bold" style:language-asian="zh" style:country-asian="CN" style:font-weight-asian="bold" style:language-complex="hi" style:country-complex="IN" style:font-weight-complex="bold"/>
    </style:style>
    <style:style style:name="T256" style:family="text">
      <style:text-properties fo:language="cs" fo:country="CZ" fo:font-weight="bold" officeooo:rsid="040ee042" style:language-asian="zh" style:country-asian="CN" style:font-weight-asian="bold" style:language-complex="hi" style:country-complex="IN" style:font-weight-complex="bold"/>
    </style:style>
    <style:style style:name="T257" style:family="text">
      <style:text-properties fo:language="cs" fo:country="CZ" fo:font-weight="bold" officeooo:rsid="03c9f8c2" style:language-asian="zh" style:country-asian="CN" style:font-weight-asian="bold" style:language-complex="hi" style:country-complex="IN" style:font-weight-complex="bold"/>
    </style:style>
    <style:style style:name="T258" style:family="text">
      <style:text-properties fo:language="cs" fo:country="CZ" fo:font-weight="normal" officeooo:rsid="040ee042" style:language-asian="zh" style:country-asian="CN" style:font-weight-asian="normal" style:language-complex="hi" style:country-complex="IN" style:font-weight-complex="normal"/>
    </style:style>
    <style:style style:name="T259" style:family="text">
      <style:text-properties fo:language="cs" fo:country="CZ" fo:font-weight="normal" officeooo:rsid="047a0b30" style:language-asian="zh" style:country-asian="CN" style:font-weight-asian="normal" style:language-complex="hi" style:country-complex="IN" style:font-weight-complex="normal"/>
    </style:style>
    <style:style style:name="T260" style:family="text">
      <style:text-properties fo:language="cs" fo:country="CZ" officeooo:rsid="043cd508"/>
    </style:style>
    <style:style style:name="T261" style:family="text">
      <style:text-properties officeooo:rsid="03d777c1"/>
    </style:style>
    <style:style style:name="T262" style:family="text">
      <style:text-properties officeooo:rsid="03d784bd"/>
    </style:style>
    <style:style style:name="T263" style:family="text">
      <style:text-properties fo:language="it" fo:country="IT" fo:font-weight="bold" style:language-asian="zh" style:country-asian="CN" style:font-weight-asian="bold" style:language-complex="hi" style:country-complex="IN" style:font-weight-complex="bold"/>
    </style:style>
    <style:style style:name="T264" style:family="text">
      <style:text-properties fo:language="it" fo:country="IT" fo:font-weight="bold" officeooo:rsid="043e9b48" style:language-asian="zh" style:country-asian="CN" style:font-weight-asian="bold" style:language-complex="hi" style:country-complex="IN" style:font-weight-complex="bold"/>
    </style:style>
    <style:style style:name="T265" style:family="text">
      <style:text-properties fo:language="it" fo:country="IT" fo:font-style="italic" officeooo:rsid="03d784bd" style:language-asian="zh" style:country-asian="CN" style:font-style-asian="italic" style:language-complex="hi" style:country-complex="IN" style:font-style-complex="italic"/>
    </style:style>
    <style:style style:name="T266" style:family="text">
      <style:text-properties fo:language="it" fo:country="IT" style:language-asian="zh" style:country-asian="CN" style:language-complex="hi" style:country-complex="IN"/>
    </style:style>
    <style:style style:name="T267" style:family="text">
      <style:text-properties officeooo:rsid="03fa2b68"/>
    </style:style>
    <style:style style:name="T268" style:family="text">
      <style:text-properties officeooo:rsid="03fc8965"/>
    </style:style>
    <style:style style:name="T269" style:family="text">
      <style:text-properties officeooo:rsid="03fe14d7"/>
    </style:style>
    <style:style style:name="T270" style:family="text">
      <style:text-properties officeooo:rsid="03feff0e"/>
    </style:style>
    <style:style style:name="T271" style:family="text">
      <style:text-properties officeooo:rsid="03ff6ea0"/>
    </style:style>
    <style:style style:name="T272" style:family="text">
      <style:text-properties officeooo:rsid="0206ddcd"/>
    </style:style>
    <style:style style:name="T273" style:family="text">
      <style:text-properties officeooo:rsid="0401341a"/>
    </style:style>
    <style:style style:name="T274" style:family="text">
      <style:text-properties officeooo:rsid="04018b1b"/>
    </style:style>
    <style:style style:name="T275" style:family="text">
      <style:text-properties officeooo:rsid="04034787"/>
    </style:style>
    <style:style style:name="T276" style:family="text">
      <style:text-properties officeooo:rsid="04044780"/>
    </style:style>
    <style:style style:name="T277" style:family="text">
      <style:text-properties officeooo:rsid="0404dda5"/>
    </style:style>
    <style:style style:name="T278" style:family="text">
      <style:text-properties officeooo:rsid="04056b61"/>
    </style:style>
    <style:style style:name="T279" style:family="text">
      <style:text-properties officeooo:rsid="040703bf"/>
    </style:style>
    <style:style style:name="T280" style:family="text">
      <style:text-properties officeooo:rsid="0407465c"/>
    </style:style>
    <style:style style:name="T281" style:family="text">
      <style:text-properties officeooo:rsid="04089592"/>
    </style:style>
    <style:style style:name="T282" style:family="text">
      <style:text-properties officeooo:rsid="0409d2bc"/>
    </style:style>
    <style:style style:name="T283" style:family="text">
      <style:text-properties fo:font-style="italic" fo:font-weight="bold" officeooo:rsid="0409d2bc" style:font-style-asian="italic" style:font-weight-asian="bold" style:font-style-complex="italic" style:font-weight-complex="bold"/>
    </style:style>
    <style:style style:name="T284" style:family="text">
      <style:text-properties fo:font-style="italic" style:font-style-asian="italic" style:font-style-complex="italic"/>
    </style:style>
    <style:style style:name="T285" style:family="text">
      <style:text-properties fo:font-style="italic" officeooo:rsid="043cd508" style:font-style-asian="italic" style:font-style-complex="italic"/>
    </style:style>
    <style:style style:name="T286" style:family="text">
      <style:text-properties officeooo:rsid="040ac79c"/>
    </style:style>
    <style:style style:name="T287" style:family="text">
      <style:text-properties fo:language="en" fo:country="US" fo:font-weight="bold" style:language-asian="zh" style:country-asian="CN" style:font-weight-asian="bold" style:language-complex="hi" style:country-complex="IN" style:font-weight-complex="bold"/>
    </style:style>
    <style:style style:name="T288" style:family="text">
      <style:text-properties fo:language="en" fo:country="US" fo:font-weight="bold" officeooo:rsid="040cc598" style:language-asian="zh" style:country-asian="CN" style:font-weight-asian="bold" style:language-complex="hi" style:country-complex="IN" style:font-weight-complex="bold"/>
    </style:style>
    <style:style style:name="T289" style:family="text">
      <style:text-properties officeooo:rsid="040ae46b"/>
    </style:style>
    <style:style style:name="T290" style:family="text">
      <style:text-properties officeooo:rsid="040cc598"/>
    </style:style>
    <style:style style:name="T291" style:family="text">
      <style:text-properties officeooo:rsid="040dca3f"/>
    </style:style>
    <style:style style:name="T292" style:family="text">
      <style:text-properties fo:language="en" fo:country="GB"/>
    </style:style>
    <style:style style:name="T293" style:family="text">
      <style:text-properties fo:language="en" fo:country="GB" officeooo:rsid="040ac79c"/>
    </style:style>
    <style:style style:name="T294" style:family="text">
      <style:text-properties fo:language="en" fo:country="GB" officeooo:rsid="040dca3f"/>
    </style:style>
    <style:style style:name="T295" style:family="text">
      <style:text-properties fo:language="en" fo:country="GB" officeooo:rsid="040cc598"/>
    </style:style>
    <style:style style:name="T296" style:family="text">
      <style:text-properties fo:language="en" fo:country="GB" style:language-asian="zh" style:country-asian="CN" style:language-complex="hi" style:country-complex="IN"/>
    </style:style>
    <style:style style:name="T297" style:family="text">
      <style:text-properties fo:language="en" fo:country="GB" fo:font-weight="bold" style:language-asian="zh" style:country-asian="CN" style:font-weight-asian="bold" style:language-complex="hi" style:country-complex="IN" style:font-weight-complex="bold"/>
    </style:style>
    <style:style style:name="T298" style:family="text">
      <style:text-properties fo:language="en" fo:country="GB" fo:font-weight="bold" officeooo:rsid="044bc93d" style:language-asian="zh" style:country-asian="CN" style:font-weight-asian="bold" style:language-complex="hi" style:country-complex="IN" style:font-weight-complex="bold"/>
    </style:style>
    <style:style style:name="T299" style:family="text">
      <style:text-properties fo:language="en" fo:country="GB" fo:font-weight="bold" officeooo:rsid="044eb0ea" style:language-asian="zh" style:country-asian="CN" style:font-weight-asian="bold" style:language-complex="hi" style:country-complex="IN" style:font-weight-complex="bold"/>
    </style:style>
    <style:style style:name="T300" style:family="text">
      <style:text-properties officeooo:rsid="040ee042"/>
    </style:style>
    <style:style style:name="T301" style:family="text">
      <style:text-properties fo:font-variant="normal" fo:text-transform="none" fo:color="#4d5156" loext:opacity="100%" fo:letter-spacing="normal" fo:font-style="normal" fo:font-weight="normal" officeooo:rsid="040ee042" style:font-weight-asian="normal" style:font-weight-complex="normal"/>
    </style:style>
    <style:style style:name="T302" style:family="text">
      <style:text-properties officeooo:rsid="041127f8"/>
    </style:style>
    <style:style style:name="T303" style:family="text">
      <style:text-properties officeooo:rsid="041490ef" style:language-asian="zh" style:country-asian="CN" style:language-complex="hi" style:country-complex="IN"/>
    </style:style>
    <style:style style:name="T304" style:family="text">
      <style:text-properties officeooo:rsid="0414ade9"/>
    </style:style>
    <style:style style:name="T305" style:family="text">
      <style:text-properties officeooo:rsid="0415b415"/>
    </style:style>
    <style:style style:name="T306" style:family="text">
      <style:text-properties officeooo:rsid="041742a2"/>
    </style:style>
    <style:style style:name="T307" style:family="text">
      <style:text-properties officeooo:rsid="0419881e"/>
    </style:style>
    <style:style style:name="T308" style:family="text">
      <style:text-properties officeooo:rsid="041ccffa"/>
    </style:style>
    <style:style style:name="T309" style:family="text">
      <style:text-properties officeooo:rsid="041ce02b"/>
    </style:style>
    <style:style style:name="T310" style:family="text">
      <style:text-properties officeooo:rsid="041dd184"/>
    </style:style>
    <style:style style:name="T311" style:family="text">
      <style:text-properties officeooo:rsid="041e5dce"/>
    </style:style>
    <style:style style:name="T312" style:family="text">
      <style:text-properties officeooo:rsid="041f07c5"/>
    </style:style>
    <style:style style:name="T313" style:family="text">
      <style:text-properties officeooo:rsid="041f1d65"/>
    </style:style>
    <style:style style:name="T314" style:family="text">
      <style:text-properties officeooo:rsid="0421370a"/>
    </style:style>
    <style:style style:name="T315" style:family="text">
      <style:text-properties officeooo:rsid="04218aa1"/>
    </style:style>
    <style:style style:name="T316" style:family="text">
      <style:text-properties officeooo:rsid="04220951"/>
    </style:style>
    <style:style style:name="T317" style:family="text">
      <style:text-properties officeooo:rsid="0424035c"/>
    </style:style>
    <style:style style:name="T318" style:family="text">
      <style:text-properties officeooo:rsid="042438d3"/>
    </style:style>
    <style:style style:name="T319" style:family="text">
      <style:text-properties officeooo:rsid="04262ac7"/>
    </style:style>
    <style:style style:name="T320" style:family="text">
      <style:text-properties officeooo:rsid="04277368"/>
    </style:style>
    <style:style style:name="T321" style:family="text">
      <style:text-properties officeooo:rsid="04293c37"/>
    </style:style>
    <style:style style:name="T322" style:family="text">
      <style:text-properties officeooo:rsid="042bf412"/>
    </style:style>
    <style:style style:name="T323" style:family="text">
      <style:text-properties officeooo:rsid="042c04b3"/>
    </style:style>
    <style:style style:name="T324" style:family="text">
      <style:text-properties officeooo:rsid="042ca90d"/>
    </style:style>
    <style:style style:name="T325" style:family="text">
      <style:text-properties officeooo:rsid="042d752c"/>
    </style:style>
    <style:style style:name="T326" style:family="text">
      <style:text-properties officeooo:rsid="042f6b0c"/>
    </style:style>
    <style:style style:name="T327" style:family="text">
      <style:text-properties officeooo:rsid="04322f7e"/>
    </style:style>
    <style:style style:name="T328" style:family="text">
      <style:text-properties officeooo:rsid="04324bb0"/>
    </style:style>
    <style:style style:name="T329" style:family="text">
      <style:text-properties officeooo:rsid="04342092"/>
    </style:style>
    <style:style style:name="T330" style:family="text">
      <style:text-properties officeooo:rsid="0434bf1f"/>
    </style:style>
    <style:style style:name="T331" style:family="text">
      <style:text-properties officeooo:rsid="04363c91"/>
    </style:style>
    <style:style style:name="T332" style:family="text">
      <style:text-properties officeooo:rsid="0437a327"/>
    </style:style>
    <style:style style:name="T333" style:family="text">
      <style:text-properties officeooo:rsid="04382ba3"/>
    </style:style>
    <style:style style:name="T334" style:family="text">
      <style:text-properties officeooo:rsid="04398706"/>
    </style:style>
    <style:style style:name="T335" style:family="text">
      <style:text-properties officeooo:rsid="043ac901"/>
    </style:style>
    <style:style style:name="T336" style:family="text">
      <style:text-properties style:font-name-asian="Songti SC" style:font-name-complex="Arial Unicode MS"/>
    </style:style>
    <style:style style:name="T337" style:family="text">
      <style:text-properties officeooo:rsid="043b81c5"/>
    </style:style>
    <style:style style:name="T338" style:family="text">
      <style:text-properties officeooo:rsid="043c50cb"/>
    </style:style>
    <style:style style:name="T339" style:family="text">
      <style:text-properties officeooo:rsid="043cd508"/>
    </style:style>
    <style:style style:name="T340" style:family="text">
      <style:text-properties officeooo:rsid="0114748d"/>
    </style:style>
    <style:style style:name="T341" style:family="text">
      <style:text-properties officeooo:rsid="043e9b48"/>
    </style:style>
    <style:style style:name="T342" style:family="text">
      <style:text-properties officeooo:rsid="04406ef7"/>
    </style:style>
    <style:style style:name="T343" style:family="text">
      <style:text-properties officeooo:rsid="0441f28b"/>
    </style:style>
    <style:style style:name="T344" style:family="text">
      <style:text-properties officeooo:rsid="0033f914"/>
    </style:style>
    <style:style style:name="T345" style:family="text">
      <style:text-properties officeooo:rsid="04435071"/>
    </style:style>
    <style:style style:name="T346" style:family="text">
      <style:text-properties officeooo:rsid="04448cd3"/>
    </style:style>
    <style:style style:name="T347" style:family="text">
      <style:text-properties officeooo:rsid="044619fc"/>
    </style:style>
    <style:style style:name="T348" style:family="text">
      <style:text-properties officeooo:rsid="02d06fde"/>
    </style:style>
    <style:style style:name="T349" style:family="text">
      <style:text-properties officeooo:rsid="02d253c1"/>
    </style:style>
    <style:style style:name="T350" style:family="text">
      <style:text-properties officeooo:rsid="044a51d8"/>
    </style:style>
    <style:style style:name="T351" style:family="text">
      <style:text-properties officeooo:rsid="013cba88"/>
    </style:style>
    <style:style style:name="T352" style:family="text">
      <style:text-properties officeooo:rsid="044bc93d"/>
    </style:style>
    <style:style style:name="T353" style:family="text">
      <style:text-properties officeooo:rsid="044d5cd8"/>
    </style:style>
    <style:style style:name="T354" style:family="text">
      <style:text-properties officeooo:rsid="044eb0ea"/>
    </style:style>
    <style:style style:name="T355" style:family="text">
      <style:text-properties officeooo:rsid="0450aeb5"/>
    </style:style>
    <style:style style:name="T356" style:family="text">
      <style:text-properties officeooo:rsid="0450eb21"/>
    </style:style>
    <style:style style:name="T357" style:family="text">
      <style:text-properties officeooo:rsid="0451cef5"/>
    </style:style>
    <style:style style:name="T358" style:family="text">
      <style:text-properties officeooo:rsid="0452486d"/>
    </style:style>
    <style:style style:name="T359" style:family="text">
      <style:text-properties officeooo:rsid="045401a6"/>
    </style:style>
    <style:style style:name="T360" style:family="text">
      <style:text-properties officeooo:rsid="0454cd93"/>
    </style:style>
    <style:style style:name="T361" style:family="text">
      <style:text-properties officeooo:rsid="0454f3d7"/>
    </style:style>
    <style:style style:name="T362" style:family="text">
      <style:text-properties officeooo:rsid="045639e0"/>
    </style:style>
    <style:style style:name="T363" style:family="text">
      <style:text-properties officeooo:rsid="0456a48d"/>
    </style:style>
    <style:style style:name="T364" style:family="text">
      <style:text-properties officeooo:rsid="0456bf5e"/>
    </style:style>
    <style:style style:name="T365" style:family="text">
      <style:text-properties officeooo:rsid="045864ed"/>
    </style:style>
    <style:style style:name="T366" style:family="text">
      <style:text-properties officeooo:rsid="04592b56"/>
    </style:style>
    <style:style style:name="T367" style:family="text">
      <style:text-properties officeooo:rsid="045aa3c8"/>
    </style:style>
    <style:style style:name="T368" style:family="text">
      <style:text-properties officeooo:rsid="045c3309"/>
    </style:style>
    <style:style style:name="T369" style:family="text">
      <style:text-properties officeooo:rsid="045de94d"/>
    </style:style>
    <style:style style:name="T370" style:family="text">
      <style:text-properties officeooo:rsid="045e29df"/>
    </style:style>
    <style:style style:name="T371" style:family="text">
      <style:text-properties officeooo:rsid="045e9bbc"/>
    </style:style>
    <style:style style:name="T372" style:family="text">
      <style:text-properties officeooo:rsid="045ebe9e"/>
    </style:style>
    <style:style style:name="T373" style:family="text">
      <style:text-properties officeooo:rsid="04604ca8"/>
    </style:style>
    <style:style style:name="T374" style:family="text">
      <style:text-properties officeooo:rsid="04622d9a"/>
    </style:style>
    <style:style style:name="T375" style:family="text">
      <style:text-properties officeooo:rsid="04641da0"/>
    </style:style>
    <style:style style:name="T376" style:family="text">
      <style:text-properties fo:language="pl" fo:country="PL" fo:font-weight="bold" style:language-asian="zh" style:country-asian="CN" style:font-weight-asian="bold" style:language-complex="hi" style:country-complex="IN" style:font-weight-complex="bold"/>
    </style:style>
    <style:style style:name="T377" style:family="text">
      <style:text-properties officeooo:rsid="04652eb0"/>
    </style:style>
    <style:style style:name="T378" style:family="text">
      <style:text-properties officeooo:rsid="0465d5da"/>
    </style:style>
    <style:style style:name="T379" style:family="text">
      <style:text-properties officeooo:rsid="04668fc6"/>
    </style:style>
    <style:style style:name="T380" style:family="text">
      <style:text-properties officeooo:rsid="0467d850"/>
    </style:style>
    <style:style style:name="T381" style:family="text">
      <style:text-properties officeooo:rsid="046975a4"/>
    </style:style>
    <style:style style:name="T382" style:family="text">
      <style:text-properties officeooo:rsid="046a2cce"/>
    </style:style>
    <style:style style:name="T383" style:family="text">
      <style:text-properties officeooo:rsid="046b3a98"/>
    </style:style>
    <style:style style:name="T384" style:family="text">
      <style:text-properties officeooo:rsid="046bce40"/>
    </style:style>
    <style:style style:name="T385" style:family="text">
      <style:text-properties officeooo:rsid="046d35d7"/>
    </style:style>
    <style:style style:name="T386" style:family="text">
      <style:text-properties officeooo:rsid="046f2b68"/>
    </style:style>
    <style:style style:name="T387" style:family="text">
      <style:text-properties officeooo:rsid="0470987c"/>
    </style:style>
    <style:style style:name="T388" style:family="text">
      <style:text-properties officeooo:rsid="0471f29b"/>
    </style:style>
    <style:style style:name="T389" style:family="text">
      <style:text-properties officeooo:rsid="04731ad1"/>
    </style:style>
    <style:style style:name="T390" style:family="text">
      <style:text-properties officeooo:rsid="04742a8e"/>
    </style:style>
    <style:style style:name="T391" style:family="text">
      <style:text-properties officeooo:rsid="0475d898"/>
    </style:style>
    <style:style style:name="T392" style:family="text">
      <style:text-properties officeooo:rsid="047871f8"/>
    </style:style>
    <style:style style:name="T393" style:family="text">
      <style:text-properties officeooo:rsid="047ccea1"/>
    </style:style>
    <style:style style:name="T394" style:family="text">
      <style:text-properties fo:language="nl" fo:country="NL" fo:font-weight="bold" officeooo:rsid="047ccea1" style:font-weight-asian="bold" style:font-weight-complex="bold"/>
    </style:style>
    <style:style style:name="T395" style:family="text">
      <style:text-properties officeooo:rsid="047d2212"/>
    </style:style>
    <style:style style:name="T396" style:family="text">
      <style:text-properties officeooo:rsid="047d772b"/>
    </style:style>
    <style:style style:name="T397" style:family="text">
      <style:text-properties officeooo:rsid="047f175f"/>
    </style:style>
    <style:style style:name="T398" style:family="text">
      <style:text-properties officeooo:rsid="00f87f6b"/>
    </style:style>
    <style:style style:name="T399" style:family="text">
      <style:text-properties officeooo:rsid="0480b51c"/>
    </style:style>
    <style:style style:name="T400" style:family="text">
      <style:text-properties officeooo:rsid="048264a1"/>
    </style:style>
    <style:style style:name="T401" style:family="text">
      <style:text-properties officeooo:rsid="0483d089"/>
    </style:style>
    <style:style style:name="T402" style:family="text">
      <style:text-properties officeooo:rsid="01343798"/>
    </style:style>
    <style:style style:name="T403" style:family="text">
      <style:text-properties officeooo:rsid="04871f3a"/>
    </style:style>
    <style:style style:name="T404" style:family="text">
      <style:text-properties officeooo:rsid="0488cada"/>
    </style:style>
    <style:style style:name="T405" style:family="text">
      <style:text-properties officeooo:rsid="04890eeb"/>
    </style:style>
    <style:style style:name="fr1"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
      <text:p text:style-name="P15">MENOLOGIUM</text:p>
      <text:p text:style-name="P16">CISTERCIENSE</text:p>
      <text:p text:style-name="P26">MENSIS <text:span text:style-name="T208">SEPTEMBRIS</text:span></text:p>
      <text:p text:style-name="P17"/>
      <text:p text:style-name="P18">A MONACHIS</text:p>
      <text:p text:style-name="P18"/>
      <text:p text:style-name="P18">ORDINIS CISTERCIENSIS</text:p>
      <text:p text:style-name="P18">STRICTIORIS OBSERVANTIÆ</text:p>
      <text:p text:style-name="P18"/>
      <text:p text:style-name="P18">compositum</text:p>
      <text:p text:style-name="P18"/>
      <text:p text:style-name="P2"><text:span text:style-name="T1">ET A CAPITULO GENERALI ANNO </text:span><text:span text:style-name="T2">1951</text:span></text:p>
      <text:p text:style-name="P19"/>
      <text:p text:style-name="P20">APPROBATUM</text:p>
      <text:p text:style-name="P18"/>
      <text:p text:style-name="P18"><draw:frame draw:style-name="fr1" draw:name="Image2" text:anchor-type="char" svg:y="0in" svg:width="1.3819in" svg:height="1.9917in" draw:z-index="0"><draw:image xlink:href="Pictures/10000001000001FB000002DB3E965EAC5C724E78.png" xlink:type="simple" xlink:show="embed" xlink:actuate="onLoad" draw:mime-type="image/png"/></draw:frame></text:p>
      <text:p text:style-name="P18"/>
      <text:p text:style-name="P22">WESTMALLE</text:p>
      <text:p text:style-name="P23">EX TYPOGRAPHIA ORDINIS</text:p>
      <text:p text:style-name="P23">1952</text:p>
      <text:p text:style-name="P24"/>
      <text:p text:style-name="P25">SEPTEMBER</text:p>
      <text:p text:style-name="P21"/>
      <text:p text:style-name="P27">1. <text:span text:style-name="T183">září</text:span>.</text:p>
      <text:p text:style-name="P30"><text:span text:style-name="T189">Ve Švýcarsku</text:span>, <text:span text:style-name="T189">význačný</text:span> Reform<text:span text:style-name="T189">á</text:span>tor <text:span text:style-name="T25">Vilém</text:span><text:span text:style-name="T22"> Moënnat </text:span><text:span text:style-name="T157">[</text:span><text:span text:style-name="Menologium_20_-_20_pronuntiatio"><text:span text:style-name="T157">moén</text:span></text:span><text:span text:style-name="Menologium_20_-_20_pronuntiatio"><text:span text:style-name="T158">á</text:span></text:span><text:span text:style-name="T157">]</text:span>. <text:span text:style-name="T189">Z mnicha kláštera Hauterive</text:span><text:span text:style-name="T189"><text:note text:id="ftn1" text:note-class="footnote"><text:note-citation>1</text:note-citation><text:note-body><text:p text:style-name="P55"><text:span text:style-name="T105">Altaripa</text:span>, <text:span text:style-name="T14">Abbaye d’Hauterive</text:span> je cisterciácký klášter ve švýcarském kantonu Fribourg, nedaleko Bernu. Založen 1138 z Cherlieu, zrušen 1848, znovu osídlen 1939 z kláštera Wettingen-Mehrerau skupinou mnichů pod vedením Sigharda Kleinera, <text:span text:style-name="T203">pozdějšího Generálního Opata Cisterciáckého Řádu</text:span>.</text:p></text:note-body></text:note></text:span><text:span text:style-name="T189"> [</text:span><text:span text:style-name="Menologium_20_-_20_pronuntiatio"><text:span text:style-name="T189">ótrív</text:span></text:span><text:span text:style-name="T189">] </text:span><text:span text:style-name="T190">byl ustanoven Zpovědníkem mnišek z </text:span><text:span text:style-name="T82">Magerau,</text:span><text:span text:style-name="T191"><text:note text:id="ftn2" text:note-class="footnote"><text:note-citation>2</text:note-citation><text:note-body><text:p text:style-name="P56"><text:span text:style-name="Menologium_20_-_20_commentarium"><text:span text:style-name="T105">Macraugia</text:span></text:span><text:span text:style-name="Menologium_20_-_20_commentarium"> (</text:span><text:span text:style-name="Menologium_20_-_20_commentarium"><text:span text:style-name="T177">francouzsky</text:span></text:span><text:span text:style-name="Menologium_20_-_20_commentarium"> </text:span><text:span text:style-name="Menologium_20_-_20_commentarium"><text:span text:style-name="T15">Abbaye de la Maigrauge</text:span></text:span><text:span text:style-name="Menologium_20_-_20_commentarium">; </text:span><text:span text:style-name="Menologium_20_-_20_commentarium"><text:span text:style-name="T177">n</text:span></text:span><text:span text:style-name="Menologium_20_-_20_commentarium"><text:span text:style-name="T81">ěmecky</text:span></text:span><text:span text:style-name="Menologium_20_-_20_commentarium"> </text:span><text:span text:style-name="Menologium_20_-_20_commentarium"><text:span text:style-name="T135">Abtei Magerau</text:span></text:span><text:span text:style-name="Menologium_20_-_20_commentarium">) je kl</text:span><text:span text:style-name="Menologium_20_-_20_commentarium"><text:span text:style-name="T73">áš</text:span></text:span><text:span text:style-name="Menologium_20_-_20_commentarium"><text:span text:style-name="T64">ter cistercia</text:span></text:span><text:span text:style-name="Menologium_20_-_20_commentarium"><text:span text:style-name="T73">č</text:span></text:span><text:span text:style-name="Menologium_20_-_20_commentarium"><text:span text:style-name="T64">ek ve </text:span></text:span><text:span text:style-name="Menologium_20_-_20_commentarium"><text:span text:style-name="T73">š</text:span></text:span><text:span text:style-name="Menologium_20_-_20_commentarium"><text:span text:style-name="T64">v</text:span></text:span><text:span text:style-name="Menologium_20_-_20_commentarium"><text:span text:style-name="T73">ý</text:span></text:span><text:span text:style-name="Menologium_20_-_20_commentarium"><text:span text:style-name="T64">carsk</text:span></text:span><text:span text:style-name="Menologium_20_-_20_commentarium"><text:span text:style-name="T73">é</text:span></text:span><text:span text:style-name="Menologium_20_-_20_commentarium"><text:span text:style-name="T64">m Fribourgu, zalo</text:span></text:span><text:span text:style-name="Menologium_20_-_20_commentarium"><text:span text:style-name="T73">ž</text:span></text:span><text:span text:style-name="Menologium_20_-_20_commentarium"><text:span text:style-name="T64">en</text:span></text:span><text:span text:style-name="Menologium_20_-_20_commentarium"><text:span text:style-name="T73">ý</text:span></text:span><text:span text:style-name="Menologium_20_-_20_commentarium"><text:span text:style-name="T64"> v roce 1255 </text:span></text:span><text:span text:style-name="Menologium_20_-_20_commentarium"><text:span text:style-name="T65">z</text:span></text:span><text:span text:style-name="Menologium_20_-_20_commentarium"><text:span text:style-name="T74"> </text:span></text:span><text:span text:style-name="Menologium_20_-_20_commentarium"><text:span text:style-name="T65">Hauterive, zru</text:span></text:span><text:span text:style-name="Menologium_20_-_20_commentarium"><text:span text:style-name="T74">š</text:span></text:span><text:span text:style-name="Menologium_20_-_20_commentarium"><text:span text:style-name="T65">en</text:span></text:span><text:span text:style-name="Menologium_20_-_20_commentarium"><text:span text:style-name="T74">ý</text:span></text:span><text:span text:style-name="Menologium_20_-_20_commentarium"><text:span text:style-name="T65"> v roce 1848, obnoven</text:span></text:span><text:span text:style-name="Menologium_20_-_20_commentarium"><text:span text:style-name="T74">ý</text:span></text:span><text:span text:style-name="Menologium_20_-_20_commentarium"><text:span text:style-name="T65"> v roce 1939. </text:span></text:span><text:span text:style-name="Menologium_20_-_20_commentarium"><text:span text:style-name="T140">(červen, pozn. 4</text:span></text:span><text:span text:style-name="Menologium_20_-_20_commentarium"><text:span text:style-name="T141">9</text:span></text:span><text:span text:style-name="Menologium_20_-_20_commentarium"><text:span text:style-name="T140">)</text:span></text:span></text:p></text:note-body></text:note></text:span> Abat<text:span text:style-name="T194">yši a sestrám, které se vydaly na cestu obnovení mnišské kázně, vše</text:span><text:span text:style-name="T195">možně pomáhal, a dovedně je </text:span><text:span text:style-name="T199">znovu</text:span><text:span text:style-name="T195"> přivedl na cestu komunitního života</text:span>; <text:span text:style-name="T196">a ani výhrůžky jejich rodičů je neodradily od tohoto rozhodnutí</text:span>. <text:span text:style-name="T196">Generální Opatové Řádu </text:span>Edmund de la Croix <text:span text:style-name="T196">[</text:span><text:span text:style-name="Menologium_20_-_20_pronuntiatio"><text:span text:style-name="T196">de la kroa</text:span></text:span><text:span text:style-name="T196">] a</text:span> <text:span text:style-name="T196">Mikuláš </text:span>Boucherat <text:span text:style-name="T196">[</text:span><text:span text:style-name="Menologium_20_-_20_pronuntiatio"><text:span text:style-name="T196">bušerá</text:span></text:span><text:span text:style-name="T196">] jej pak velmi chválili a povzbuzovali</text:span>, <text:span text:style-name="T196">a potvrdili jej v úřadu ne</text:span><text:span text:style-name="T199">z</text:span><text:span text:style-name="T196">vyklým způsobem</text:span>. <text:span text:style-name="T197">Poté přijal opět k reformám klášter La Fille-Dieu</text:span><text:span text:style-name="T197"><text:note text:id="ftn3" text:note-class="footnote"><text:note-citation>3</text:note-citation><text:note-body><text:p text:style-name="P57"><text:span text:style-name="T105">Parthenon Filiæ-Dei</text:span>, <text:span text:style-name="T3">Abbaye de la Fille-Dieu</text:span> <text:span text:style-name="T197">je klášter trapistek u města Romont ve švýcarském kantonu Fribourg. Založen 1266, 1348 přešel do Cisterciáckého Řádu, v roce 1613 reformován otcem Moënnatem. 1906 přešly sestry k Trapis</text:span><text:span text:style-name="T203">t</text:span><text:span text:style-name="T197">kám.</text:span></text:p></text:note-body></text:note></text:span><text:span text:style-name="T197"> [</text:span><text:span text:style-name="Menologium_20_-_20_pronuntiatio"><text:span text:style-name="T197">la fij dijö</text:span></text:span><text:span text:style-name="T197">], obnovil tam klausuru a neustálou abstinenci</text:span>.<text:note text:id="ftn4" text:note-class="footnote"><text:note-citation>4</text:note-citation><text:note-body><text:p text:style-name="P5">abstinentiam perpetuam</text:p></text:note-body></text:note> <text:span text:style-name="T198">Oba ženské kláštery jedinečným způsobem podnítil k řeholní </text:span><text:span text:style-name="T199">horlivosti</text:span>. <text:span text:style-name="T198">Roku </text:span>1616<text:span text:style-name="T198"> byl pak zvolen Opatem kláštera Hauterive </text:span><text:span text:style-name="T189">[</text:span><text:span text:style-name="Menologium_20_-_20_pronuntiatio"><text:span text:style-name="T189">ótrív</text:span></text:span><text:span text:style-name="T189">]</text:span>, <text:span text:style-name="T199">kde s Boží pomocí blahodárně působil až do konce</text:span>. <text:span text:style-name="T199">Odešel k Nebešťanům roku </text:span>1640. (Hag., n. 571).</text:p>
      <text:p text:style-name="P29"><text:span text:style-name="T199">Ve Francii</text:span>, <text:span text:style-name="T199">kolem roku </text:span>1107, <text:span text:style-name="T199">uložení do hrobu blahé paměti </text:span><text:span text:style-name="T22">Aleth</text:span>,<text:note text:id="ftn5" text:note-class="footnote"><text:note-citation>5</text:note-citation><text:note-body><text:p text:style-name="Footnote"><text:span text:style-name="T3">Alèthe de Montbard</text:span> <text:span text:style-name="T199">také</text:span> <text:span text:style-name="T22">Aleth</text:span> <text:span text:style-name="T199">či</text:span> <text:span text:style-name="T22">Alette</text:span> (1070-1107) (<text:span text:style-name="T178">z řeckého</text:span><text:span text:style-name="T199"> ἀλήθεια – </text:span>alétheia, <text:span text:style-name="T199">pravda</text:span>) b<text:span text:style-name="T199">lahoslavená a matka svatého Bernarda</text:span>. <text:span text:style-name="T199">Její svátek se slaví </text:span>4. <text:span text:style-name="T199">dubna</text:span>.</text:p></text:note-body></text:note> <text:span text:style-name="T199">nejdražší matky Svatého Otce </text:span>Bernarda. <text:span text:style-name="T200">Pocházela z hradu jménem Montbard</text:span><text:span text:style-name="T200"><text:note text:id="ftn6" text:note-class="footnote"><text:note-citation>6</text:note-citation><text:note-body><text:p text:style-name="Footnote"><text:span text:style-name="T105">Mons-Barrus</text:span>, <text:span text:style-name="T4">Montbard</text:span><text:span text:style-name="T200"> je obec mezi Dijonem a Auxerre v Burgundsku.</text:span></text:p></text:note-body></text:note></text:span><text:span text:style-name="T200"> [</text:span><text:span text:style-name="Menologium_20_-_20_pronuntiatio"><text:span text:style-name="T200">monbár</text:span></text:span><text:span text:style-name="T200">]</text:span>, <text:span text:style-name="T202">často </text:span><text:span text:style-name="T200">konala skutky milosrdenství</text:span>, <text:span text:style-name="T200">a své syny </text:span><text:span text:style-name="T202">vychovávala</text:span><text:span text:style-name="T200"> ve vší kázni</text:span>. <text:span text:style-name="T200">Každého z nich, jakmile jej porodila</text:span>, <text:span text:style-name="T200">sama </text:span><text:span text:style-name="T204">vlastníma</text:span><text:span text:style-name="T200"> rukama obětovala Pánu</text:span>; <text:span text:style-name="T201">avšak </text:span>Bernard<text:span text:style-name="T201">a</text:span>, <text:span text:style-name="T201">o němž jediném obdržela vidění, že jej porodí</text:span>, <text:span text:style-name="T201">jako druhá </text:span><text:span text:style-name="T176">Anna</text:span> <text:span text:style-name="T201">druhého </text:span>Samuel<text:span text:style-name="T201">a jedinečným způsobem Bohu obětovala také v kostele u oltáře</text:span>. <text:span text:style-name="T203">Všechny své syny vychovávala spíše pro poustevnu než pro šlechtický dvůr</text:span>, <text:span text:style-name="T203">nestrpěla, aby si navykli vybraným </text:span><text:soft-page-break/><text:span text:style-name="T203">pokrmům</text:span>, <text:span text:style-name="T203">avšak krmila je </text:span><text:span text:style-name="T205">pokrmy </text:span><text:span text:style-name="T209">nízkými</text:span><text:span text:style-name="T205"> a obyčejnými</text:span>. <text:span text:style-name="T205">Měla ve zvyku každý rok o svátku svatého </text:span>Ambrosi<text:span text:style-name="T205">á</text:span>n<text:span text:style-name="T205">a</text:span>, <text:span text:style-name="T205">který se slavil 1. </text:span>září, <text:span text:style-name="T205">pozvat všechny kleriky, které dokázala sehnat, a pohostit je</text:span>. <text:span text:style-name="T206">Jednoho však roku, když se opět blížil předvečer tohoto svátku</text:span>, <text:span text:style-name="T206">zachvátila ji revmatická horečka</text:span>.<text:note text:id="ftn7" text:note-class="footnote"><text:note-citation>7</text:note-citation><text:note-body><text:p text:style-name="P6">febris artus </text:p></text:note-body></text:note> <text:span text:style-name="T206">Ve sváteční den, když se slavila Mše svatá a </text:span><text:span text:style-name="T209">ona </text:span><text:span text:style-name="T206">přijala Tělo Páně</text:span>, <text:span text:style-name="T206">prosila, aby se po občerstvení u ní klerici shromáždili</text:span>. <text:span text:style-name="T206">Usilovně za ni prosili Pána a začali recitovat Litanie</text:span>; <text:span text:style-name="T206">a ona se k nim také převelice oddaně přidala</text:span>. <text:span text:style-name="T206">Avšak když došli k invokaci </text:span>«<text:span text:style-name="T206">Skrze své utrpení a kříž, vysvoboď ji, Pane</text:span>»,<text:note text:id="ftn8" text:note-class="footnote"><text:note-citation>8</text:note-citation><text:note-body><text:p text:style-name="P6">«Per passionem et crucem tuam libera eam, Domine»</text:p></text:note-body></text:note> <text:span text:style-name="T206">ona zvedla ruku, označila se znamením kříže, a vypustila duši</text:span>, <text:span text:style-name="T206">takže zvednutou ruku už ani nepoložila</text:span>.</text:p>
      <text:p text:style-name="P28"><text:span text:style-name="T207">Když se pak bratři později snažili přesvědčit </text:span>Bernard<text:span text:style-name="T207">a, který rozvažoval, že opustí světský život, aby se dal raději na studium </text:span><text:span text:style-name="T223">svobodných umění</text:span>, <text:span text:style-name="T207">často vídali svou matku ve zjevení</text:span>, <text:span text:style-name="T207">kterak naříkala a vyčítala</text:span>, <text:span text:style-name="T207">aby jej nesváděli k takovým lehkovážnostem</text:span>. <text:span text:style-name="T207">A když Bernard přesvědčil svého bratra Ondřeje, aby s ním vstoupil do kláštera v Cîteaux, matka se mu zjevila, a s </text:span><text:span text:style-name="T224">roz</text:span><text:span text:style-name="T207">jasn</text:span><text:span text:style-name="T224">ěn</text:span><text:span text:style-name="T207">ou tváří a úsměvem bratrům blahopřála k tomuto rozhodnutí</text:span>. (Hag., n. 325, App.).</text:p>
      <text:p text:style-name="P8"/>
      <text:p text:style-name="P31">2. září.</text:p>
      <text:p text:style-name="P28"><text:span text:style-name="T210">Ve španělském klášteře Valparaíso</text:span>,<text:note text:id="ftn9" text:note-class="footnote"><text:note-citation>9</text:note-citation><text:note-body><text:p text:style-name="Footnote"><text:span text:style-name="T105">Vallis-Paradisi</text:span>, <text:span text:style-name="T211">Monasterio de Nuestra Señora de Valparaíso</text:span> <text:span text:style-name="T210">byl cisterciácký klášter u obce Peleas de Arriba nedaleko města Zamora v Kastílii-Leon. Založen 1137, v roce 1152 vstoupil do Cisterciáckého Řádu jako dcera Clairvaux. 1836 zrušen, zničen, jeho existenci připomíná jen památník.</text:span></text:p></text:note-body></text:note> <text:span text:style-name="T214">kolem roku </text:span>1600, <text:span text:style-name="T214">odešel </text:span><text:span text:style-name="T26">K</text:span><text:span text:style-name="T22">lement Gimenez </text:span><text:span text:style-name="T159">[</text:span><text:span text:style-name="Menologium_20_-_20_pronuntiatio"><text:span text:style-name="T159">chimenes</text:span></text:span><text:span text:style-name="T159">]</text:span>, mn<text:span text:style-name="T214">i</text:span>ch. <text:span text:style-name="T215">Proslavil se přísností života a pohrdáním sama sebou, a převelice byl proslaven i veškerou svatostí.</text:span> <text:span text:style-name="T230">K</text:span><text:span text:style-name="T215">dyž jej pak po dlouhých útrapách povolával Bůh k věčné blaženosti</text:span>, <text:span text:style-name="T215">zlý duch začal divoce a viditelně napadat jeho </text:span><text:span text:style-name="T225">vytrvalost</text:span>. <text:span text:style-name="T230">Zatímco </text:span><text:span text:style-name="T215">jej zlý duch převelice sužoval</text:span>, <text:span text:style-name="T215">Klement jen neohroženě vzdoroval jeho bezbožným pokusům</text:span>, <text:span text:style-name="T215">vtom zahlédl Bohorodičku Pannu zahalenou nebeským jasem, kterak u něj stojí</text:span>, <text:span text:style-name="T215">zahání zlé duchy na útěk, </text:span><text:span text:style-name="T230">č</text:span><text:span text:style-name="T225">ím</text:span><text:span text:style-name="T230">ž</text:span><text:span text:style-name="T225"> </text:span><text:span text:style-name="T215">vojáku Kristovu dodala odvahu, a přislíbila mu věčnou blaženost</text:span>. <text:span text:style-name="T215">On tedy do výšky pozdvihl korouhev svatého Kříže</text:span>, <text:span text:style-name="T215">který držel v ruce, a zvolal</text:span>, «<text:span text:style-name="T215">Zvítězili jsme, bratři, zvítězili jsme a zahnali nepřítele na útěk</text:span>». <text:span text:style-name="T215">A po slovech radosti a jásotu přešťastně vypustil ducha</text:span>. (Hag., n. 527).</text:p>
      <text:p text:style-name="P32"><text:span text:style-name="T216">Ve francouzském klášteře Poulangy</text:span><text:span text:style-name="T216"><text:note text:id="ftn10" text:note-class="footnote"><text:note-citation>10</text:note-citation><text:note-body><text:p text:style-name="Footnote"><text:span text:style-name="T105">Polangi</text:span><text:span text:style-name="T106">um</text:span><text:span text:style-name="T216">, </text:span><text:span text:style-name="T5">Abbaye Saint-Pierre de Poulangy</text:span><text:span text:style-name="T216"> byl klášter benediktinek ve stejnojmenné obci nedaleko města Chaumont ve francouzském departmentu Haute-Marne, asi 60 km od Dijonu. Založen před 1038, mezi léty 1147 a 1233 byl cisterciáckým, pak se opět vrátil do benediktinského řádu. Zrušen 1790.</text:span></text:p></text:note-body></text:note></text:span><text:span text:style-name="T216"> [</text:span><text:span text:style-name="Menologium_20_-_20_pronuntiatio"><text:span text:style-name="T216">pulánži</text:span></text:span><text:span text:style-name="T216">]</text:span>, <text:span text:style-name="T216">zbožná </text:span>Abat<text:span text:style-name="T216">yše</text:span> <text:span text:style-name="T22">Adelina</text:span>, <text:span text:style-name="T216">dcera </text:span>Guidon<text:span text:style-name="T216">a</text:span>, <text:span text:style-name="T216">staršího bratra </text:span>S<text:span text:style-name="T216">vatého</text:span> <text:span text:style-name="T216">Otce</text:span> Bernard<text:span text:style-name="T216">a</text:span>, <text:span text:style-name="T216">jež nejprve </text:span><text:soft-page-break/><text:span text:style-name="T216">spolu s matkou vstoupila do kláštera </text:span><text:span text:style-name="T226">v Larrey</text:span>;<text:note text:id="ftn11" text:note-class="footnote"><text:note-citation>11</text:note-citation><text:note-body><text:p text:style-name="Footnote"><text:span text:style-name="T105">Lariac</text:span><text:span text:style-name="T107">um</text:span><text:span text:style-name="T226">, </text:span><text:span text:style-name="T6">Larrey</text:span><text:span text:style-name="T226"> je obec </text:span><text:span text:style-name="T227">v Burgundsku, hned vedle Molesme, asi 90 km od Dijonu. Mezi léty 1078 a 1400 se tam nacházel klášter benediktinek.</text:span></text:p></text:note-body></text:note> <text:span text:style-name="T216">poté však přešla k cisterciáckým mniškám do kláštera </text:span>Tart<text:note text:id="ftn12" text:note-class="footnote"><text:note-citation>12</text:note-citation><text:note-body><text:p text:style-name="P58"><text:span text:style-name="T132">Tart</text:span>, <text:span text:style-name="T15">Abbaye Notre-Dame de Tart</text:span><text:span text:style-name="T217"> </text:span><text:span text:style-name="T218">byl první klášter cisterciaček v obci Tart-l'Abbaye nedaleko Dijonu v Burgundsku. Založen 1132 ze Cîteaux, 1623 se komunita stěhuje do Dijonu, v roce 1791 klášter zrušen.</text:span></text:p></text:note-body></text:note> <text:span text:style-name="T216">[</text:span><text:span text:style-name="Menologium_20_-_20_pronuntiatio"><text:span text:style-name="T216">tár</text:span></text:span><text:span text:style-name="T216">]</text:span>. <text:span text:style-name="T228">Když však benediktinské panny kláštera </text:span><text:span text:style-name="T216">Poulangy [</text:span><text:span text:style-name="Menologium_20_-_20_pronuntiatio"><text:span text:style-name="T216">pulánži</text:span></text:span><text:span text:style-name="T216">] </text:span><text:span text:style-name="T228">toužily přijmout cisterciácké zvyky</text:span>, <text:span text:style-name="T228">vypráví se, že Adelina spolu s několika sestrami tam byla vyslána</text:span>, <text:span text:style-name="T228">aby je naučila nové observanci</text:span>. <text:span text:style-name="T229">Poté, co šťastně dokončily dílo obnovy, ostatní sestry se vrátily domů</text:span>, <text:span text:style-name="T229">avšak ona zůstala, a po smrti </text:span>Abat<text:span text:style-name="T229">yše</text:span> <text:span text:style-name="T229">ji mnišky zvolily, aby nastoupila na její místo</text:span>. <text:span text:style-name="T229">Když se tak stalo</text:span>, <text:span text:style-name="T229">za podpory a vedení jejího svatého strýce Opata</text:span> Bernarda, <text:span text:style-name="T230">neustále rostla její horlivost pro Řád</text:span>. <text:span text:style-name="T230">Přijala také blahoslavenou </text:span>Ascelin<text:span text:style-name="T230">u a její matku </text:span>Bulencuri<text:span text:style-name="T230">i, které za ní přišly</text:span>. (Hag., n. 353).</text:p>
      <text:p text:style-name="P8"/>
      <text:p text:style-name="P31">3. září.</text:p>
      <text:p text:style-name="P28"><text:span text:style-name="T231">V Irsku</text:span>, <text:span text:style-name="T231">v měsíci září roku </text:span><text:span text:style-name="T184">1</text:span>58<text:span text:style-name="T184">1</text:span>, <text:span text:style-name="T231">byl umučen </text:span><text:span text:style-name="T27">M</text:span><text:span text:style-name="T22">i</text:span><text:span text:style-name="T27">ku</text:span><text:span text:style-name="T22">l</text:span><text:span text:style-name="T27">áš</text:span><text:span text:style-name="T22"> Fitzgerald </text:span><text:span text:style-name="T160">[</text:span><text:span text:style-name="Menologium_20_-_20_pronuntiatio"><text:span text:style-name="T160">fitzdžerald</text:span></text:span><text:span text:style-name="T160">]</text:span>, mn<text:span text:style-name="T231">i</text:span>ch <text:span text:style-name="T231">neznámého kláštera</text:span>, <text:span text:style-name="T231">který byl zajat, když utíkal před krutým pronásledováním, a skrýval se v jednom lese</text:span>, <text:span text:style-name="T231">a oděn v mnišském hábitu byl přiveden do města </text:span>Dublinu <text:span text:style-name="T231">[</text:span><text:span text:style-name="Menologium_20_-_20_pronuntiatio"><text:span text:style-name="T231">dablinu</text:span></text:span><text:span text:style-name="T231">]</text:span>, <text:span text:style-name="T231">kde jej místokrál, který se nedokázal nasytit krve katolíků, odsoudil, aby byl oběšen, a poté polomrtvý rozčtvrcen</text:span>. <text:span text:style-name="T231">Tuto smrt tedy pro katolickou víru neohroženě podstoupil</text:span>. <text:span text:style-name="T231">Věřící ovšem, vedeni oddaností, sebrali krví nasáklý hábit mučedníka, a rozdělili si jej na kousky</text:span>, <text:span text:style-name="T231">které pak uchovávali jako relikvie</text:span>. <text:span text:style-name="T231">Rodičům pak byla projevena dobrá vůle, že mohli sebrat čtyři části svého nejdražšího syna, a odnést je k</text:span><text:span text:style-name="T239">u</text:span><text:span text:style-name="T231"> pohřbu</text:span>, <text:span text:style-name="T231">načež je uložili do hrobky svých předků v kostele mnišek Řádu svaté Brigity</text:span>. (Hag., n. 233).</text:p>
      <text:p text:style-name="P33"><text:span text:style-name="T232">V klášteře </text:span><text:span text:style-name="T233">Panny Marie od Přístavu Spásy (</text:span><text:span text:style-name="T18">Port-du-Salut</text:span><text:span text:style-name="T232"><text:note text:id="ftn13" text:note-class="footnote"><text:note-citation>13</text:note-citation><text:note-body><text:p text:style-name="P62"><text:span text:style-name="Menologium_20_-_20_commentarium"><text:span text:style-name="T105">Portus Salutis, </text:span></text:span><text:span text:style-name="Menologium_20_-_20_commentarium"><text:span text:style-name="T15">Port-du-Salut</text:span></text:span><text:span text:style-name="Menologium_20_-_20_commentarium"> je trapistick</text:span><text:span text:style-name="Menologium_20_-_20_commentarium"><text:span text:style-name="T73">ý </text:span></text:span><text:span text:style-name="Menologium_20_-_20_commentarium">kl</text:span><text:span text:style-name="Menologium_20_-_20_commentarium"><text:span text:style-name="T73">áš</text:span></text:span><text:span text:style-name="Menologium_20_-_20_commentarium"><text:span text:style-name="T64">ter v mal</text:span></text:span><text:span text:style-name="Menologium_20_-_20_commentarium"><text:span text:style-name="T73">é </text:span></text:span><text:span text:style-name="Menologium_20_-_20_commentarium"><text:span text:style-name="T64">obci Entrammes u Laval v severn</text:span></text:span><text:span text:style-name="Menologium_20_-_20_commentarium"><text:span text:style-name="T73">í Francii. <text:s/>V roce 1815 tam </text:span></text:span><text:span text:style-name="Menologium_20_-_20_commentarium"><text:span text:style-name="T83">Dom Eugène zalo</text:span></text:span><text:span text:style-name="Menologium_20_-_20_commentarium"><text:span text:style-name="T73">ž</text:span></text:span><text:span text:style-name="Menologium_20_-_20_commentarium"><text:span text:style-name="T83">il trapistick</text:span></text:span><text:span text:style-name="Menologium_20_-_20_commentarium"><text:span text:style-name="T73">é</text:span></text:span><text:span text:style-name="Menologium_20_-_20_commentarium"><text:span text:style-name="T83"> p</text:span></text:span><text:span text:style-name="Menologium_20_-_20_commentarium"><text:span text:style-name="T73">ř</text:span></text:span><text:span text:style-name="Menologium_20_-_20_commentarium"><text:span text:style-name="T83">evorstv</text:span></text:span><text:span text:style-name="Menologium_20_-_20_commentarium"><text:span text:style-name="T73">í</text:span></text:span><text:span text:style-name="Menologium_20_-_20_commentarium"><text:span text:style-name="T83">, kter</text:span></text:span><text:span text:style-name="Menologium_20_-_20_commentarium"><text:span text:style-name="T73">é</text:span></text:span><text:span text:style-name="Menologium_20_-_20_commentarium"><text:span text:style-name="T83"> Pius VII. rok nato pov</text:span></text:span><text:span text:style-name="Menologium_20_-_20_commentarium"><text:span text:style-name="T73">ýšil na opatství, jež existuje dodnes.</text:span></text:span><text:span text:style-name="Menologium_20_-_20_commentarium"><text:span text:style-name="T75"> </text:span></text:span><text:span text:style-name="Menologium_20_-_20_commentarium"><text:span text:style-name="T140">(červen, pozn. 4</text:span></text:span><text:span text:style-name="Menologium_20_-_20_commentarium"><text:span text:style-name="T142">8</text:span></text:span><text:span text:style-name="Menologium_20_-_20_commentarium"><text:span text:style-name="T140">)</text:span></text:span></text:p></text:note-body></text:note></text:span><text:span text:style-name="T232"> </text:span><text:span text:style-name="T52">[</text:span><text:span text:style-name="Menologium_20_-_20_pronuntiatio"><text:span text:style-name="T68">pór dü salü</text:span></text:span><text:span text:style-name="T52">]</text:span><text:span text:style-name="T53">)</text:span>, <text:span text:style-name="T234">roku</text:span> 1849, <text:span text:style-name="T234">zbožně odešel do </text:span><text:span text:style-name="T239">n</text:span><text:span text:style-name="T234">e</text:span><text:span text:style-name="T239">b</text:span><text:span text:style-name="T234">e Bratr </text:span><text:span text:style-name="T22">Mo</text:span><text:span text:style-name="T28">jžíš</text:span><text:span text:style-name="T22"> Chapelli</text:span><text:span text:style-name="T61">è</text:span><text:span text:style-name="T22">re </text:span><text:span text:style-name="T161">[</text:span><text:span text:style-name="Menologium_20_-_20_pronuntiatio"><text:span text:style-name="T161">šapeliér</text:span></text:span><text:span text:style-name="T161">]</text:span>, <text:span text:style-name="T234">konvrš</text:span>. <text:span text:style-name="T234">Postavou malý, v tváři </text:span><text:span text:style-name="T239">ošklivý</text:span><text:span text:style-name="T234"> a ducha nevzdělaného</text:span>, <text:span text:style-name="T234">neboť neuměl ani číst</text:span>, <text:span text:style-name="T235">byl však naplněn dary milosti</text:span>, <text:span text:style-name="T235">a proslaven svou láskou, </text:span><text:soft-page-break/><text:span text:style-name="T235">pokorou a zbožností</text:span>; <text:span text:style-name="T235">také se usilovně modlil a nepřestával rozmlouvat se svým andělem strážným</text:span>. <text:span text:style-name="T235">Sám zastal práci dvou dělníků</text:span>. <text:span text:style-name="T235">Byl natolik pokorného ducha, že bratry předcházel v úctě i lásce</text:span>, <text:span text:style-name="T235">tresty, které dostávali v kapitule, sám toužil nést</text:span>, <text:span text:style-name="T235">neboť nechtěl uvěřit, že by si je tito svatí mniši byli zasloužili</text:span>. <text:span text:style-name="T236">Stižen vážnější nemocí se občas nedokázal zdržet reptání</text:span>; <text:span text:style-name="T236">této své lidské slabosti ovšem neustále litoval</text:span>, <text:span text:style-name="T236">tím spíše, že se pokládal bratřím na obtíž</text:span>, <text:span text:style-name="T236">po</text:span><text:span text:style-name="T239">važov</text:span><text:span text:style-name="T236">al to tedy za svou neřest, a sám sobě to dával za vinu</text:span>. <text:span text:style-name="T236">A třebaže byl sám převelice trýzněný</text:span>, <text:span text:style-name="T236">bolestmi brat</text:span><text:span text:style-name="T239">ří</text:span><text:span text:style-name="T236"> byl ještě více pohnut</text:span>, <text:span text:style-name="T236">a snažil se je </text:span><text:span text:style-name="T237">jim je ulehčit, nakolik jen mohl</text:span>. <text:span text:style-name="T237">Prozářen Ježíšovou láskou pak vypustil duši</text:span>. (Hag., Supp<text:span text:style-name="T241">l</text:span>., n. 698 c).</text:p>
      <text:p text:style-name="P28"/>
      <text:p text:style-name="P34"><text:span text:style-name="T238">Roku</text:span> 1209, <text:span text:style-name="T238">posvěcení kostela v Oseku</text:span>, <text:span text:style-name="T238">poté, co byl klášter založen jinde roku </text:span>1194, <text:span text:style-name="T238">avšak roku </text:span>1200<text:span text:style-name="T238"> byl pře</text:span><text:span text:style-name="T240">sunut</text:span><text:span text:style-name="T238"> tam</text:span>.</text:p>
      <text:p text:style-name="P8"/>
      <text:p text:style-name="P31">4. září.</text:p>
      <text:p text:style-name="P35"><text:span text:style-name="T241">V toskánském klášteře </text:span><text:span text:style-name="T261">kláštera </text:span><text:span text:style-name="T262">Svatých Salvátora a Lorenza na sedmém milníku,</text:span><text:span text:style-name="T241"><text:note text:id="ftn14" text:note-class="footnote"><text:note-citation>14</text:note-citation><text:note-body><text:p text:style-name="P63"><text:span text:style-name="Menologium_20_-_20_commentarium"><text:span text:style-name="T84">SS. Salvatoris de Septimo</text:span></text:span>, <text:span text:style-name="T263">Abbazia dei Santi Salvatore e Lorenzo a Settimo</text:span> <text:span text:style-name="T261">byl </text:span><text:span text:style-name="T262">cisterciácký klášter ve Florencii na sedmém milníku na cestě do Pisy (proto název </text:span><text:span text:style-name="T265">a Settimo</text:span><text:span text:style-name="T262">). Založen 1236 z kláštera San Galgano, zrušen 1783. </text:span><text:span text:style-name="Menologium_20_-_20_commentarium"><text:span text:style-name="T140">(</text:span></text:span><text:span text:style-name="Menologium_20_-_20_commentarium"><text:span text:style-name="T143">srp</text:span></text:span><text:span text:style-name="Menologium_20_-_20_commentarium"><text:span text:style-name="T140">en, pozn. </text:span></text:span><text:span text:style-name="Menologium_20_-_20_commentarium"><text:span text:style-name="T143">139</text:span></text:span><text:span text:style-name="Menologium_20_-_20_commentarium"><text:span text:style-name="T140">)</text:span></text:span></text:p></text:note-body></text:note></text:span> <text:span text:style-name="T241">připomínka ctihodného muže </text:span><text:span text:style-name="T22">David</text:span><text:span text:style-name="T29">a</text:span>, <text:span text:style-name="T241">z mnicha tohoto kláštera se stal Převorem, </text:span><text:span text:style-name="T268">neboli</text:span><text:span text:style-name="T241"> Představeným K</text:span>amaldul<text:span text:style-name="T241">ských</text:span><text:span text:style-name="T241"><text:note text:id="ftn15" text:note-class="footnote"><text:note-citation>15</text:note-citation><text:note-body><text:p text:style-name="Footnote"><text:span text:style-name="T22">Kamaldulští</text:span> <text:span text:style-name="T268">(</text:span>O.S.B. Cam.) jsou poustevnický řád založený sv. Romualdem v letech 1023–1026 volně navazující na benediktinskou řeholi. Název získali podle Camaldoli v Toskánsku, sídla prvního kláštera.</text:p></text:note-body></text:note></text:span><text:span text:style-name="T241"> Mnichů</text:span>. <text:span text:style-name="T241">Protože se stal slavným pro své mnohé ctnosti i jako výtečný milovník samoty, Svatý Otec </text:span>Bonif<text:span text:style-name="T241">á</text:span>c VIII. <text:span text:style-name="T241">svolil k prosbám Kamaldulských</text:span>, <text:span text:style-name="T241">aby </text:span><text:span text:style-name="T269">David </text:span><text:span text:style-name="T241">jejich řeholní institut pozdvihl a podpořil</text:span>. <text:span text:style-name="T241">Toto dílo pak převelice chvályhodně a svatě vykonal</text:span>. (Hag., n. 465).</text:p>
      <text:p text:style-name="P28"><text:span text:style-name="T267">V Clairvaux</text:span>, <text:span text:style-name="T267">připomínka jednoho zbožného konvrše</text:span>, <text:span text:style-name="T267">který tam přišel ze Španělska</text:span>, <text:span text:style-name="T269">a sice</text:span><text:span text:style-name="T267"> jako </text:span><text:span text:style-name="T269">společník </text:span><text:span text:style-name="T267">svého Opata, když podnikl cestu na generální kapitulu</text:span>. <text:span text:style-name="T267">Když tam zdálky uviděl vršek svatého chrámu,</text:span> <text:span text:style-name="T267">prosil svého Pána, aby mu tam dovolil </text:span><text:span text:style-name="T269">tam s</text:span><text:span text:style-name="T267">počinout</text:span>. <text:span text:style-name="T269">Avšak p</text:span><text:span text:style-name="T267">oté, co pokorně uctil hroby Svatého Otce </text:span>Bernard<text:span text:style-name="T267">a a svatého </text:span>Malachi<text:span text:style-name="T267">áše</text:span>, <text:span text:style-name="T267">náhle počal ztrácet síly</text:span>, <text:span text:style-name="T267">a jak si </text:span><text:span text:style-name="T269">byl </text:span><text:span text:style-name="T267">žádal</text:span>, <text:span text:style-name="T269">tak </text:span><text:span text:style-name="T267">uprostřed svatého zástupu Opatů, mnichů a konvršů vydechl naposledy</text:span>. (Hag., n. 345).</text:p>
      <text:p text:style-name="P9"><text:s text:c="4"/></text:p>
      <text:p text:style-name="P31">5. září.</text:p>
      <text:p text:style-name="P36"><text:soft-page-break/><text:span text:style-name="T270">Ve Španělsku</text:span>, <text:span text:style-name="T270">připomínka ctihodného muže</text:span> <text:span text:style-name="T22">Mar</text:span><text:span text:style-name="T30">ka</text:span><text:span text:style-name="T22"> de Porras</text:span>. <text:span text:style-name="T305">Poté, co</text:span><text:span text:style-name="T271"> přijal hábit v </text:span><text:span text:style-name="T272">klášteře Nogales</text:span><text:span text:style-name="T271">,</text:span><text:span text:style-name="T271"><text:note text:id="ftn16" text:note-class="footnote"><text:note-citation>16</text:note-citation><text:note-body><text:p text:style-name="P64"><text:span text:style-name="T105">Monasterium Nucalense</text:span>, <text:span text:style-name="T134">Monasterio de Santa María de Nogales</text:span> byl cisterciácký klášter ve španělském městečku San Esteban de Nogales nedaleko města León ve stejnojmenné provincii. Založen 1149, zrušen 1836. <text:span text:style-name="Menologium_20_-_20_commentarium"><text:span text:style-name="T140">(</text:span></text:span><text:span text:style-name="Menologium_20_-_20_commentarium"><text:span text:style-name="T144">červen</text:span></text:span><text:span text:style-name="Menologium_20_-_20_commentarium"><text:span text:style-name="T140">, pozn. </text:span></text:span><text:span text:style-name="Menologium_20_-_20_commentarium"><text:span text:style-name="T144">77</text:span></text:span><text:span text:style-name="Menologium_20_-_20_commentarium"><text:span text:style-name="T140">)</text:span></text:span></text:p></text:note-body></text:note></text:span> <text:span text:style-name="T273">v chóru se modlil s nejvyšší oddaností a uctivostí</text:span>, <text:span text:style-name="T273">v duchu rozjímal nad velikostí a vznešeností Boží</text:span>; <text:span text:style-name="T273">a právě z tohoto důvodu se oči všech obracely k němu a všichni jej měli rádi a ctili </text:span><text:span text:style-name="T305">jej</text:span>, <text:span text:style-name="T273">ne jako spolubratra</text:span>, <text:span text:style-name="T273">ale jako Božího anděla</text:span>. <text:span text:style-name="T274">Z téhož úradku božské Vznešenosti byť jen ten nejmenší lehký hřích oplakával s velikým zármutkem</text:span>, <text:span text:style-name="T274">avšak ne ze strachu služebníka</text:span>, <text:span text:style-name="T274">avšak veden láskou syn</text:span><text:span text:style-name="T305">a</text:span>. <text:span text:style-name="T274">Byl zvolen Opatem</text:span>, <text:span text:style-name="T274">a tento úřad vykonával pouze tak, aby co nejlépe </text:span><text:span text:style-name="T275">projevoval lásku, a </text:span><text:span text:style-name="T305">vykonával </text:span><text:span text:style-name="T275">i úkoly služebníků</text:span>. <text:span text:style-name="T275">Se svým vlastním tělem zacházel se značnou krutostí</text:span>. <text:span text:style-name="T275">Kromě toho trpěl mnoha nemocemi</text:span>, <text:span text:style-name="T275">sužovaly jej velké a trvalé bolesti</text:span>, <text:span text:style-name="T275">které přijímal s pravou duchovní radostí</text:span>. <text:span text:style-name="T275">Když už umíral, předpověděl hodinu své smrti</text:span>, <text:span text:style-name="T275">a bratři jej viděli veselého a </text:span><text:span text:style-name="T305">opravdu</text:span><text:span text:style-name="T275"> vděčného, jako by s radostí očekával něco velkého</text:span>. <text:span text:style-name="T277">Vrchol svého života prož</text:span><text:span text:style-name="T275">il </text:span><text:span text:style-name="T276">ke</text:span><text:span text:style-name="T275"> konci 16. století</text:span>. (Hag., n. 512).</text:p>
      <text:p text:style-name="P28"><text:span text:style-name="T278">V Clairvaux</text:span>, <text:span text:style-name="T278">připomínka jednoho zbožného mnicha</text:span>, <text:span text:style-name="T278">jenž tam přišel se svým učitelem, když </text:span><text:span text:style-name="T280">byl</text:span><text:span text:style-name="T278"> </text:span><text:span text:style-name="T305">ještě </text:span><text:span text:style-name="T278">mladíč</text:span><text:span text:style-name="T305">e</text:span><text:span text:style-name="T278">k ve věku čtrnácti let</text:span>, <text:span text:style-name="T278">avšak zůstat tam s ním nechtěl</text:span>. <text:span text:style-name="T279">Velmi se mu ošklivila společnost </text:span>Cisterci<text:span text:style-name="T279">áků</text:span>, <text:span text:style-name="T279">a často prosil Boha, aby mu nikdy nedával touhu přijít k tomuto Řádu </text:span><text:span text:style-name="T305">za</text:span><text:span text:style-name="T279"> obrácení</text:span><text:span text:style-name="T305">m</text:span><text:span text:style-name="T279"> svého života</text:span>. <text:span text:style-name="T279">Ovšem</text:span> <text:span text:style-name="T279">vyděšen </text:span><text:span text:style-name="T281">jednou </text:span><text:span text:style-name="T279">k smrti nočním viděním</text:span>, <text:span text:style-name="T279">vydal se do rukou blaženému Otci Opat</text:span><text:span text:style-name="T281">u</text:span><text:span text:style-name="T279"> Bernard</text:span><text:span text:style-name="T281">ovi</text:span>. <text:span text:style-name="T280">Poté, jak praví autor </text:span>Exordi<text:span text:style-name="T280">a</text:span> Magn<text:span text:style-name="T280">a</text:span>, <text:span text:style-name="T280">jako beránek zapřažený do pluhu Řádu</text:span>, <text:span text:style-name="T280">je</text:span><text:span text:style-name="T305">j</text:span><text:span text:style-name="T280">ž přijal, se </text:span><text:span text:style-name="T281">tím </text:span><text:span text:style-name="T280">pokorněji choval před Bohem i bratry</text:span>, <text:span text:style-name="T280">čím mocnějšími dary nebeské milosti byl zahrnován</text:span>. (Hag., n. 336).</text:p>
      <text:p text:style-name="P9"><text:s text:c="4"/></text:p>
      <text:p text:style-name="P31">6. září.</text:p>
      <text:p text:style-name="P38"><text:span text:style-name="T282">V</text:span> Angli<text:span text:style-name="T282">i</text:span>, s<text:span text:style-name="T282">vatý Opat </text:span><text:span text:style-name="T31">Š</text:span><text:span text:style-name="T22">t</text:span><text:span text:style-name="T31">ě</text:span><text:span text:style-name="T22">p</text:span><text:span text:style-name="T31">á</text:span><text:span text:style-name="T22">n </text:span><text:span text:style-name="T31">z</text:span><text:span text:style-name="T22"> Eston</text:span><text:span text:style-name="T283">u</text:span>, <text:span text:style-name="T286">jenž se z celeráře kláštera </text:span><text:span text:style-name="T293">Fountains </text:span><text:span text:style-name="T294">Abbey</text:span><text:span text:style-name="T286"><text:note text:id="ftn17" text:note-class="footnote"><text:note-citation>17</text:note-citation><text:note-body><text:p text:style-name="Footnote"><text:span text:style-name="T108">M</text:span><text:span text:style-name="T105">onasteri</text:span><text:span text:style-name="T108">um</text:span><text:span text:style-name="T105"> Fontanensis</text:span>, <text:span text:style-name="T287">Fountains Abbey</text:span> <text:span text:style-name="T286">byl cisterciácký klášter </text:span><text:span text:style-name="T289">u města Ripon nedaleko Leedsu v Severním Yorkshire. Založen 1132, kdy po neshodách odešli mniši z benediktinského kláštera Panny Marie v Yorku, mezi nimi i sv. Robert z Newminsteru (Menologium ze 7. června) z kláštera, dostali území u šesti pramenů, které pojmenovali Fountains. V roce 1135 se stali součástí cisterciáckého řádu pod Clairvaux. Klášter byl zrušen 1539.</text:span></text:p></text:note-body></text:note></text:span><text:span text:style-name="T286"> [</text:span><text:span text:style-name="Menologium_20_-_20_pronuntiatio"><text:span text:style-name="T286">fauntins </text:span></text:span><text:span text:style-name="Menologium_20_-_20_pronuntiatio"><text:span text:style-name="T291">eby</text:span></text:span><text:span text:style-name="T286">] </text:span><text:span text:style-name="T290">stal postupně Opatem klášterů </text:span><text:span text:style-name="T295">Sawley</text:span><text:span text:style-name="T290"><text:note text:id="ftn18" text:note-class="footnote"><text:note-citation>18</text:note-citation><text:note-body><text:p text:style-name="Footnote"><text:span text:style-name="T105">Salley</text:span><text:span text:style-name="T109">a</text:span><text:span text:style-name="T290">, </text:span><text:span text:style-name="T288">Sawley Abbey</text:span><text:span text:style-name="T290"> byl cisterciácký klášter ve stejnojmenné obci v anglickém hrabství Lancastershire, poblíž Manchesteru. Založen 1149 z Newminsteru, zrušen </text:span><text:span text:style-name="T291">1536,</text:span><text:span text:style-name="T290"> </text:span></text:p></text:note-body></text:note></text:span><text:span text:style-name="T290"> [</text:span><text:span text:style-name="Menologium_20_-_20_pronuntiatio"><text:span text:style-name="T290">sóli</text:span></text:span><text:span text:style-name="T290">]</text:span>, <text:soft-page-break/><text:span text:style-name="T294">Newminster</text:span><text:span text:style-name="T291"><text:note text:id="ftn19" text:note-class="footnote"><text:note-citation>19</text:note-citation><text:note-body><text:p text:style-name="P65"><text:span text:style-name="Menologium_20_-_20_commentarium"><text:span text:style-name="T127">Neomonasterium</text:span></text:span><text:span text:style-name="Menologium_20_-_20_commentarium">, anglicky Newminster Abbey byl cisterciácký klášter v </text:span><text:span text:style-name="Menologium_20_-_20_commentarium"><text:span text:style-name="T307">hrabství </text:span></text:span><text:span text:style-name="Menologium_20_-_20_commentarium">Northumberland na severu Anglie. Založen 1137 z Fountains Abbey, zrušen 1537. </text:span><text:span text:style-name="Menologium_20_-_20_commentarium"><text:span text:style-name="T140">(</text:span></text:span><text:span text:style-name="Menologium_20_-_20_commentarium"><text:span text:style-name="T144">červen</text:span></text:span><text:span text:style-name="Menologium_20_-_20_commentarium"><text:span text:style-name="T140">, pozn. </text:span></text:span><text:span text:style-name="Menologium_20_-_20_commentarium"><text:span text:style-name="T145">15</text:span></text:span><text:span text:style-name="Menologium_20_-_20_commentarium"><text:span text:style-name="T140">)</text:span></text:span></text:p></text:note-body></text:note></text:span><text:span text:style-name="T291"> [</text:span><text:span text:style-name="Menologium_20_-_20_pronuntiatio"><text:span text:style-name="T291">njů-minstr</text:span></text:span><text:span text:style-name="T291">] a </text:span><text:span text:style-name="T292">Fo</text:span><text:span text:style-name="T294">u</text:span><text:span text:style-name="T292">nt</text:span><text:span text:style-name="T294">a</text:span><text:span text:style-name="T292">i</text:span><text:span text:style-name="T294">ns Abbey</text:span>. <text:span text:style-name="T291">Sepsal rozjímání</text:span><text:span text:style-name="T291"><text:note text:id="ftn20" text:note-class="footnote"><text:note-citation>20</text:note-citation><text:note-body><text:p text:style-name="Footnote"><text:span text:style-name="T296">Stephen of Sawley</text:span>, <text:span text:style-name="T105">Meditationes de gaudiis beate et gloriose semper virginis Marie</text:span></text:p></text:note-body></text:note></text:span><text:span text:style-name="T291"> plná zbožné laskavosti o patnácti radostech Nejblahoslavenější Panny Marie</text:span>. <text:span text:style-name="T291">Vzdal se opatského úřadu a zemřel v klášteře Vaudey Abbey</text:span><text:span text:style-name="T291"><text:note text:id="ftn21" text:note-class="footnote"><text:note-citation>21</text:note-citation><text:note-body><text:p text:style-name="Footnote"><text:span text:style-name="T110">M</text:span><text:span text:style-name="T105">onasteri</text:span><text:span text:style-name="T110">um</text:span><text:span text:style-name="T105"> Vallis-Dei</text:span>, <text:span text:style-name="T297">Vaudey Abbey</text:span> <text:span text:style-name="T291">byl cisterciácký klášter </text:span><text:span text:style-name="T300">u obce Bourne nedaleko města Leicester v anglickém hrabství Lincolnshire. Založen 1147 z Fountains Abbey, zrušen 1536.</text:span></text:p></text:note-body></text:note></text:span><text:span text:style-name="T291"> [</text:span><text:span text:style-name="Menologium_20_-_20_pronuntiatio"><text:span text:style-name="T300">vódej eby</text:span></text:span><text:span text:style-name="T291">]</text:span>, <text:span text:style-name="T300">a vypráví se, že po </text:span><text:span text:style-name="T306">své </text:span><text:span text:style-name="T300">smrti </text:span><text:span text:style-name="T306">v </text:span><text:span text:style-name="T300">ro</text:span><text:span text:style-name="T306">ce</text:span><text:span text:style-name="T300"> </text:span>12<text:span text:style-name="T291">5</text:span>2 <text:span text:style-name="T300">zazářil zázraky</text:span>. (Hag., n. 424).</text:p>
      <text:p text:style-name="P68"><text:span text:style-name="T243">Ve Francii</text:span><text:span text:style-name="T242">, </text:span><text:span text:style-name="T243">roku </text:span><text:span text:style-name="T242">1688, </text:span><text:span text:style-name="T243">odešla </text:span><text:span text:style-name="T242">Mat</text:span><text:span text:style-name="T243">ka</text:span><text:span text:style-name="T242"> </text:span><text:span text:style-name="T255">Magdalen</text:span><text:span text:style-name="T256">a</text:span><text:span text:style-name="T255"> Tere</text:span><text:span text:style-name="T257">s</text:span><text:span text:style-name="T255">i</text:span><text:span text:style-name="T256">a</text:span><text:span text:style-name="T255"> Baudet de Beauregard </text:span><text:span text:style-name="T258">[</text:span><text:span text:style-name="Menologium_20_-_20_pronuntiatio"><text:span text:style-name="T173">bóde d</text:span></text:span><text:span text:style-name="Menologium_20_-_20_pronuntiatio"><text:span text:style-name="T301">ə</text:span></text:span><text:span text:style-name="Menologium_20_-_20_pronuntiatio"><text:span text:style-name="T162"> bóregár</text:span></text:span><text:span text:style-name="T258">]</text:span><text:span text:style-name="T242">, </text:span><text:span text:style-name="T243">zakladatelka </text:span><text:span text:style-name="T242">Bernardin</text:span><text:span text:style-name="T243">ek</text:span><text:span text:style-name="T242">, </text:span><text:span text:style-name="T244">jež byly nazývány</text:span><text:span text:style-name="T243"> </text:span><text:span text:style-name="T242">«</text:span><text:span text:style-name="T243">od Nejdražší Krve</text:span><text:span text:style-name="T242">». </text:span><text:span text:style-name="T244">Když </text:span><text:span text:style-name="T245">si</text:span><text:span text:style-name="T244"> jako mladá mniška u svatého </text:span><text:span text:style-name="T242">Just</text:span><text:span text:style-name="T244">a</text:span><text:span text:style-name="T244"><text:note text:id="ftn22" text:note-class="footnote"><text:note-citation>22</text:note-citation><text:note-body><text:p text:style-name="P66"><text:span text:style-name="T105">Monasterium S. Justi (Romans)</text:span>, <text:span text:style-name="T3">Abbaye Notre-Dame-des-Anges de Saint-Just-de-Claix</text:span> byl klášter cisterciaček založený <text:span text:style-name="T302">z Bonnevaux </text:span>v roce 1349 v obci Saint-Just-de-Claix nedaleko Grenoblu na jihovýchodě Francie. V roce 1600 byl přestěhován do nedalekého města Romans-sur-Isère, <text:span text:style-name="T302">nicméně si zachoval název Saint-Just. Zrušen v roce 1791.</text:span></text:p></text:note-body></text:note></text:span><text:span text:style-name="T242"> </text:span><text:span text:style-name="T245">ve městě </text:span><text:span text:style-name="T242">Romans </text:span><text:span text:style-name="T245">uvědomila nebezpečí, která číhají na </text:span><text:span text:style-name="T249">mnišky a jejich </text:span><text:span text:style-name="T246">sliby, pokud není zachovávána </text:span><text:span text:style-name="T249">řeholní </text:span><text:span text:style-name="T246">klausura</text:span><text:span text:style-name="T242">, </text:span><text:span text:style-name="T246">přidala se k </text:span><text:span text:style-name="T242">Bernardin</text:span><text:span text:style-name="T246">kám v Grenoblu</text:span><text:span text:style-name="T242">. Mat</text:span><text:span text:style-name="T247">ka</text:span><text:span text:style-name="T242"> Ludovica de Pon</text:span><text:span text:style-name="T62">ç</text:span><text:span text:style-name="T242">onas </text:span><text:span text:style-name="T247">[</text:span><text:span text:style-name="Menologium_20_-_20_pronuntiatio"><text:span text:style-name="T303">ponsonas</text:span></text:span><text:span text:style-name="T247">] ji později </text:span><text:span text:style-name="T249">ustanovila</text:span><text:span text:style-name="T247"> první Představenou nového pařížského domu</text:span><text:span text:style-name="T242">. </text:span><text:span text:style-name="T247">Tyto sestry, když </text:span><text:span text:style-name="T249">za několik let</text:span><text:span text:style-name="T247"> toužily být právem nazývány </text:span><text:span text:style-name="T242">Cisterci</text:span><text:span text:style-name="T247">ačkami</text:span><text:span text:style-name="T242">, </text:span><text:span text:style-name="T248">se svolením </text:span><text:span text:style-name="T249">svých </text:span><text:span text:style-name="T248">církevních Představených si nechaly připravit Konstituce, které byly více v souladu s Řeholí Svatého Otce </text:span><text:span text:style-name="T242">Benedi</text:span><text:span text:style-name="T248">kta</text:span><text:span text:style-name="T242">. </text:span><text:span text:style-name="T248">A </text:span><text:span text:style-name="T242">Mat</text:span><text:span text:style-name="T248">ka</text:span><text:span text:style-name="T242"> Magdalena, </text:span><text:span text:style-name="T248">poté, co byla mnoho let Představenou kláštera</text:span><text:span text:style-name="T242">, </text:span><text:span text:style-name="T248">zbožně odešla ve věku osmdesáti čtyř let</text:span><text:span text:style-name="T242">. (Hag., n. 6o5).</text:span></text:p>
      <text:p text:style-name="P28"/>
      <text:p text:style-name="P34"><text:span text:style-name="T304">Tento den se slaví posvěcení kostela Panny Marie z </text:span>Oliv<text:span text:style-name="T304">y</text:span><text:span text:style-name="T304"><text:note text:id="ftn23" text:note-class="footnote"><text:note-citation>23</text:note-citation><text:note-body><text:p text:style-name="P67"><text:span text:style-name="T105">Monasterium B. M. de Oliva</text:span>, <text:span text:style-name="T211">Santa María la Real de la Oliva</text:span> je trapistický klášter u obce Carcastillo na severu Španělska, nedaleko Pamplony. Založen 1134, v roce 1150 vstoupil do cisterciáckého řádu jako dcera francouzského kláštera L'Escaladieu, zrušen 1850, obnoven trapisty v roce 1927. </text:p></text:note-body></text:note></text:span><text:span text:style-name="T304"> ve Španělsku</text:span>.</text:p>
      <text:p text:style-name="P37"><text:s text:c="4"/></text:p>
      <text:p text:style-name="P69">7. <text:span text:style-name="T242">září</text:span>.</text:p>
      <text:p text:style-name="P8">In Anglia, anno 1583, egregius fidei Confessor <text:span text:style-name="T22">Thomas Madde</text:span> seu <text:span text:style-name="T22">Mudd</text:span>, monachus Joravallis. Cum sub reginæ Mariæ regimine catholicam fidem libere profiteri iterum liceret, ex Scotia, quo fugerat, in patriam re<text:soft-page-break/>versus nobilium filios erudiebat. At Elisabeth rerum potita, latitans apud nobilem virum Thomam Percy, comitem Northumbriæ futu­rumque martyrem a Leone Papa XI<text:span text:style-name="T184">II</text:span> beatificandum, ejus­dem capellanus factus est. Proditus autem, dum Missæ offert sacrificium cum aliis comprehenditur; ac ut derideatur ipsis sacris vestibus indutus in carcerem intruditur. Contra Episco­pum, qui a fide defecerat, Christi in Sanctissimo Sacramento veram præsentiam strenue defendit. Quare ex civitate Eboracensi ad alium carcerem in Hull transmissus, loci statu intolerabili graviter infirmatus est, diemque ibidem clausit extremum. (Hag., n. 226).</text:p>
      <text:p text:style-name="P8">In Gallia, anno 1914, in cælum abiit Frater <text:span text:style-name="T22">Sebastianus Gaudin</text:span>, juvenis monachus B. M. de Portu-Salutis. Puer indole fortis, sed pius atque magnanimus, in hoc monasterium receptus est, íactusque est postea novitius gravis ac religione fervens, qui gaudens quærebat et sequebatur Jesum cruci­fixum, cujus amore unice delectabatur. Hæc autem pia mens et animus in tribus annis, qui post professionem extra mona­sterium in periculis ac dissipationibus vitæ militaris ipsi peragendi erant, nullo modo diminuebatur, sed potius auge­batur, ipse quoad licuit solitudinem etiam colens et orationem, corporis afflictationem atque monasticam paupertatem. Bea­tissimam Virginem Mariam filiali ac devotissimo obsequio prosequebatur, dum Jesu amore constanter captus, cogitatione precibusque jaculatoriis proximum se Ei tenebat. Cum tandem in monasterium redire posset, omnia exercitia regularia cum alacritate resumpsit. At paulo post, mense Augusto 1914 bello indicto, iterum exeundum ei fuit. Dei voluntati libenter parens Ejusque beneplacito sese committens, victimam quoque pro peccatoribus cum Christo se offerens in militiam profectus est. Hanc oblationem die 7 září subsequentis Deus benigne accepit. Et qui, pace non turbata, postero die, id est, in festo Nativitatis B. M. V., vota solemnia nuncupasset, inventus est plumbea glande ictus in fronte, sanguine, qui guttatim efflue­bat ex vulnere, circum caput quasi coronam monasticam adumbrante. (Hag., Suppi., n. 767 b).</text:p>
      <text:p text:style-name="P8"/>
      <text:p text:style-name="Menologium_20_-_20_fundationes">Anno 1259, dedicatio ecclesiæ Morimundi.</text:p>
      <text:p text:style-name="Menologium_20_-_20_fundationes">Cortonæ in Italia, anno incognito, dedicatio ecclesiæ S. Antonii s<text:span text:style-name="T184">e</text:span>u S. M. a Salute.</text:p>
      <text:p text:style-name="P9"><text:s text:c="4"/></text:p>
      <text:p text:style-name="Menologium_20_-_20_Datum">8. září.</text:p>
      <text:p text:style-name="P8">Signiaci, <text:span text:style-name="T22">beatus Gulielmus a S. Theodorico</text:span>, ibidem monachus. Leodii nobili genere natus, cum S. Theodorici prope Remos Benedictini monasterii Abbas esset, S. Ber­nardi celebritate attractus eundem frequentavit ju<text:soft-page-break/>cundaque cum eo amicitia se conjunxit; atque ambo infirmi, de rebus spiritualibus seu scripturisticis dulciter conferebant. Gulielmo rogante et stimulante S. Bernardus suam et Cisterciensis Ordinis Apologiam scripsit. Ejusdem autem Ordinis sinceri­tate provocatus atque solitudinis accensus desiderio, Gulielmus S. Bernardi adverso consilio longe ante dato non retentus, prælationis onus et honorem deseruit, ac Signiaci habitum paupertatis suscepit. Cum autem senio confractus fratrum laboribus interesse jam non valeret, jacturam laboris humili­tate et mentis redimebat exercitio, cujus fructus in libris deponebat doctrina theologica ac pietate lucidis, inter quos potissimum relevanda est Epistola illa aurea ad fratres Car- thusianos de Monte-Dei. Vitæ quoque S. P. Bernardi adhuc viventis primum librum composuit. In his ergo laboribus dum homo Dei corpus et animam exercet, a Domino vocatus est hac die anno 1148. (Hag., n. 80).</text:p>
      <text:p text:style-name="P8">Villarii (Villiers) in Gallia, anno 1632, transitus venerabilis Abbatissæ <text:span text:style-name="T22">Odettæ Clause</text:span>. Ex illustri familia progenita, annos nata dumtaxat viginti tres, Abbatissa a rege designata est. Virtutibus vero et vitæ exemplo sororibus præluxit, humi­litate præsertim, caritate erga infirmos et egenos, zelo et fervore ardentissimo in divinis Officiis celebrandis. Mona­sterium suum in rebus temporalibus et spiritualibus reparavit et multum auxit. Dives meritis et virtutibus ad Deum migra­vit. (Hag., n. 564).</text:p>
      <text:p text:style-name="P8"/>
      <text:p text:style-name="Menologium_20_-_20_fundationes">Anno 1897, dedicatio ecclesiæ B M. de Lacu ad Duos Montes in Canada, et anno 1948, dedicatio ecclesiæ, nunc Basilicæ, Aureævallis in Belgio, quarum solemnitas agitur die 30 Augusti.</text:p>
      <text:p text:style-name="Menologium_20_-_20_fundationes">Anno 1206, in Austria-inferiore monasterium conditur Campililii (Lilienfeld).</text:p>
      <text:p text:style-name="P9"><text:s text:c="4"/></text:p>
      <text:p text:style-name="P31">9. září.</text:p>
      <text:p text:style-name="P39"><text:span text:style-name="T308">V Rakousku</text:span>, <text:span text:style-name="T308">roku </text:span>1653, <text:span text:style-name="T308">k Bohu odešel Důstojný Opat kláštera Engelszell</text:span><text:span text:style-name="T136"><text:note text:id="ftn24" text:note-class="footnote"><text:note-citation>24</text:note-citation><text:note-body><text:p text:style-name="P70"><text:span text:style-name="Menologium_20_-_20_commentarium"><text:span text:style-name="T105">Abbatia Cella Angelorum</text:span></text:span><text:span text:style-name="Menologium_20_-_20_commentarium"><text:span text:style-name="T284">, </text:span></text:span><text:span text:style-name="Menologium_20_-_20_commentarium"><text:span text:style-name="T135">Stift Engelszell</text:span></text:span><text:span text:style-name="Menologium_20_-_20_commentarium"><text:span text:style-name="T220"> </text:span></text:span><text:span text:style-name="Menologium_20_-_20_commentarium"><text:span text:style-name="T221">je trapistický klášter </text:span></text:span><text:span text:style-name="Menologium_20_-_20_commentarium"><text:span text:style-name="T222">na Dunaji na Rakousko-Bavorské hranici, asi 80 km od Vyššího Brodu. Založen 1293 z Wilheringu, zrušen 1786, obnoven jako trapistický 1925. </text:span></text:span><text:span text:style-name="Menologium_20_-_20_commentarium"><text:span text:style-name="T140">(</text:span></text:span><text:span text:style-name="Menologium_20_-_20_commentarium"><text:span text:style-name="T144">červen</text:span></text:span><text:span text:style-name="Menologium_20_-_20_commentarium"><text:span text:style-name="T140">, pozn. </text:span></text:span><text:span text:style-name="Menologium_20_-_20_commentarium"><text:span text:style-name="T146">60</text:span></text:span><text:span text:style-name="Menologium_20_-_20_commentarium"><text:span text:style-name="T140">)</text:span></text:span></text:p></text:note-body></text:note></text:span><text:span text:style-name="T308"> </text:span><text:span text:style-name="T22">Martin Ridt </text:span><text:span text:style-name="T32">von</text:span><text:span text:style-name="T22"> </text:span><text:span text:style-name="T32">C</text:span><text:span text:style-name="T22">ollenberg</text:span>, <text:span text:style-name="T308">vznešený rodem, stejně jako nadáním </text:span><text:span text:style-name="T331">i</text:span><text:span text:style-name="T308"> ctností</text:span>. <text:span text:style-name="T309">Byl přijat do kláštera Wilhering</text:span>, <text:span text:style-name="T309">a klášter Engelszell, který se zrovna zmítal ve veliké krizi</text:span>, <text:span text:style-name="T309">již po šest let dovedně a bděle spravoval</text:span>, <text:span text:style-name="T309">když byl roku </text:span>1645 <text:span text:style-name="T309">zvolen jeho Opatem</text:span>. <text:span text:style-name="T310">Žil přísným životem, byl však jemný ve svědomí i řeholním životě</text:span>, <text:span text:style-name="T310">velice byl oddán Panně </text:span>Mari<text:span text:style-name="T310">i</text:span>, <text:span text:style-name="T310">a třebaže období jeho vlády připadlo do </text:span><text:span text:style-name="T311">dosti nepřejícího </text:span><text:span text:style-name="T310">období třicetileté války</text:span>, <text:span text:style-name="T311">učinil mnohé, aby rozšířil materiální i duchovní bohatství </text:span><text:soft-page-break/><text:span text:style-name="T311">svého kláštera</text:span>; <text:span text:style-name="T311">a vynaložil neuvěřitelné úsilí k zachování víry v té oblasti</text:span>. (Hag., n. 583).</text:p>
      <text:p text:style-name="P28"><text:span text:style-name="T312">Také v Rakousku</text:span>, <text:span text:style-name="T312">roku </text:span>1701, <text:span text:style-name="T312">zemřel v pověsti svatosti </text:span><text:span text:style-name="T22">Mat</text:span><text:span text:style-name="T33">ěj</text:span><text:span text:style-name="T22"> Ungar</text:span>, <text:span text:style-name="T312">Opat Zlaté Koruny</text:span>, <text:span text:style-name="T312">jehož hrob i dnes věřící uctívají jako hrob Svatého</text:span>. (Hag., n. 646).</text:p>
      <text:p text:style-name="P28"/>
      <text:p text:style-name="P34"><text:span text:style-name="T312">Posvěcení kostela Panny Marie </text:span><text:span text:style-name="T313">z Chambarand</text:span><text:span text:style-name="T313"><text:note text:id="ftn25" text:note-class="footnote"><text:note-citation>25</text:note-citation><text:note-body><text:p text:style-name="P57"><text:span text:style-name="T111">Abbatia </text:span><text:span text:style-name="T105">B. M. de Campo-arando</text:span>, <text:span text:style-name="T7">Abbaye Notre-Dame de Chambarand</text:span><text:span text:style-name="T313"> je trapistický klášter nedaleko francouzského Grenoblu. Založen 1868 z Sept-Fons, zrušen 1903, obnoven 1931 sestrami především z kláštera Maubec. V roce 2019 se komunita spojuje s bernardinkami.</text:span></text:p></text:note-body></text:note></text:span><text:span text:style-name="T313"> [</text:span><text:span text:style-name="Menologium_20_-_20_pronuntiatio"><text:span text:style-name="T181">šám</text:span></text:span><text:span text:style-name="Menologium_20_-_20_pronuntiatio"><text:span text:style-name="T182">b</text:span></text:span><text:span text:style-name="Menologium_20_-_20_pronuntiatio"><text:span text:style-name="T181">arán</text:span></text:span><text:span text:style-name="T313">]</text:span>.</text:p>
      <text:p text:style-name="P37"><text:s text:c="4"/></text:p>
      <text:p text:style-name="P31">10. září.</text:p>
      <text:p text:style-name="P40"><text:span text:style-name="T314">V</text:span> It<text:span text:style-name="T314">á</text:span>li<text:span text:style-name="T314">i</text:span>, <text:span text:style-name="T22">B</text:span><text:span text:style-name="T34">lahoslavený</text:span><text:span text:style-name="T22"> Oglerius</text:span>, <text:span text:style-name="T314">Opat kláštera Panny Marie z </text:span><text:span text:style-name="T315">obce </text:span>L<text:span text:style-name="T315">u</text:span>c<text:span text:style-name="T185">e</text:span>dio<text:note text:id="ftn26" text:note-class="footnote"><text:note-citation>26</text:note-citation><text:note-body><text:p text:style-name="P71"><text:span text:style-name="T105">B. M. de Locedio</text:span>, <text:span text:style-name="T263">Abbazia di Santa Maria di Lucedio</text:span> byl cisterciácký klášter nedaleko <text:span text:style-name="T266">Vercelli</text:span> na severu Itálie (region Piemonte). Založen 1123 v La Ferté, zrušen 1784.</text:p></text:note-body></text:note> <text:span text:style-name="T315">[</text:span><text:span text:style-name="Menologium_20_-_20_pronuntiatio"><text:span text:style-name="T315">lučédio</text:span></text:span><text:span text:style-name="T315">]</text:span>. <text:span text:style-name="T316">Zpráva, že Svatý Otec </text:span>Bernard <text:span text:style-name="T316">podnikl cestu oblastí Piemontu</text:span>, <text:span text:style-name="T316">jak se zdá</text:span>, <text:span text:style-name="T316">jej přilákala, aby přišel do tohoto kláštera</text:span>, <text:span text:style-name="T316">a tam se stal upřímným učedníkem Kříže.</text:span> <text:span text:style-name="T330">O</text:span><text:span text:style-name="T316">d </text:span><text:span text:style-name="T330">po</text:span><text:span text:style-name="T316">čátku řeholního života obzvláštním způsobem uctíval panenskou Bohorodičku</text:span>; <text:span text:style-name="T316">jejíž božské výsady, především její Neposkvrněné Početí, také později slavnou chválou ve svých spisech vyz</text:span><text:span text:style-name="T330">d</text:span><text:span text:style-name="T316">v</text:span><text:span text:style-name="T330">ihova</text:span><text:span text:style-name="T316">l</text:span>. <text:span text:style-name="T316">Ve ctnosti zazářil neméně než v učenosti</text:span>, <text:span text:style-name="T317">především neustálou snahou o pěstování zbožnosti</text:span>, <text:span text:style-name="T317">pohrdáním vlastním tělem a jeho trestáním</text:span>, <text:span text:style-name="T317">dobrotivostí a mírností</text:span>. <text:span text:style-name="T317">Za vlády </text:span>Innocen<text:span text:style-name="T317">ce</text:span> III. <text:span text:style-name="T317">spolu se svým Opatem </text:span>Petr<text:span text:style-name="T317">em, tohoto jména druhým, přijal roli ve vyjednávání často nesnadných záležitostí křesťanské republiky</text:span>, <text:span text:style-name="T317">dojednávali především </text:span><text:span text:style-name="T330">s</text:span><text:span text:style-name="T317">mír mezi znesvářenými městy jižní Itálie</text:span>. <text:span text:style-name="T317">Ve své domovině kázal na podporu čtvrté křížové výpravy</text:span>. <text:span text:style-name="T317">Když byl Opat Petr odvolán k opatskému úřadu v klášteře La Ferté</text:span>, Oglerius <text:span text:style-name="T317">nastoupil na jeho místo v </text:span>L<text:span text:style-name="T317">u</text:span>cediu. <text:span text:style-name="T317">Těšil se přízni jak Papeže a císaře, tak i jiných vladařů církevních i světských, </text:span><text:span text:style-name="T330">a též</text:span><text:span text:style-name="T317"> i lásce lidu</text:span>. <text:span text:style-name="T317">Vypráví se, že měl jedinečnou moc osvobozovat posedlé zlým duchem</text:span>. <text:span text:style-name="T317">Pozoruhodný svými zásluhami odešel do nadhvězdných Výšin ve vysokém stáří</text:span>, <text:span text:style-name="T317">roku</text:span> 1214. <text:span text:style-name="T317">Jeho úctu, která trvá od nepaměti, </text:span><text:span text:style-name="T330">s</text:span><text:span text:style-name="T317">tvrdil Papež </text:span>Pius IX. <text:span text:style-name="T317">roku </text:span>1875. (Hag., n. 38).</text:p>
      <text:p text:style-name="P28"><text:soft-page-break/><text:span text:style-name="T318">V Clairvaux</text:span>, <text:span text:style-name="T22">b</text:span><text:span text:style-name="T35">lahoslavený</text:span><text:span text:style-name="T22"> Ser</text:span><text:span text:style-name="T23">l</text:span><text:span text:style-name="T22">o</text:span>, <text:span text:style-name="T318">kdysi Opat kláštera Savigny</text:span><text:span text:style-name="T318"><text:note text:id="ftn27" text:note-class="footnote"><text:note-citation>27</text:note-citation><text:note-body><text:p text:style-name="Footnote"><text:span text:style-name="T105">Saviniac</text:span><text:span text:style-name="T112">um</text:span><text:span text:style-name="T318">, </text:span><text:span text:style-name="T8">Abbaye de Savigny</text:span><text:span text:style-name="T318"> byl cisterciácký klášter v obci Savigny-le-Vieux nedaleko města Rennes na severu Francie. Založen 1112, v roce 1147 se přidal k Cisterciáckému Řádu jako dcera Clairvaux. Bylo odsud založeno 23 klášterů, především na druhé straně Anglického kanálu. Zrušen 1791.</text:span></text:p></text:note-body></text:note></text:span><text:span text:style-name="T318"> [</text:span><text:span text:style-name="Menologium_20_-_20_pronuntiatio"><text:span text:style-name="T318">saviňi</text:span></text:span><text:span text:style-name="T318">]</text:span>. <text:span text:style-name="T319">Nejprve byl učedníkem blahoslaveného </text:span>Godfríd<text:span text:style-name="T319">a</text:span>, <text:span text:style-name="T319">který se později stal druhým Opatem Savigny</text:span>, <text:span text:style-name="T319">a spolu s ním se stal mnichem v benediktinském klášteře </text:span>Ceris<text:span text:style-name="T319">y</text:span><text:span text:style-name="T319"><text:note text:id="ftn28" text:note-class="footnote"><text:note-citation>28</text:note-citation><text:note-body><text:p text:style-name="P72"><text:span text:style-name="T129">Cerisiacum</text:span>, <text:span text:style-name="T3">Abbaye Saint-Vigor de Cerisy</text:span> byl benediktinský klášter v obci Cerisy-la-Forêt nedaleko města Bayeux na severu Francie. Založen 1030, zrušen 1790.</text:p></text:note-body></text:note></text:span><text:span text:style-name="T319"> [</text:span><text:span text:style-name="Menologium_20_-_20_pronuntiatio"><text:span text:style-name="T319">serísi</text:span></text:span><text:span text:style-name="T319">]</text:span>; <text:span text:style-name="T320">který </text:span><text:span text:style-name="T331">pak</text:span><text:span text:style-name="T320"> opustili, aby hledali vyšší formu řeholního života</text:span>, <text:span text:style-name="T320">takže se vydali do Savigny spolu s Godfrídem</text:span>. <text:span text:style-name="T320">Toho pak v tomto klášteře následoval v opatské hodnosti</text:span>. <text:span text:style-name="T321">Třebaže jej</text:span><text:span text:style-name="T320"> někteří z klášterů jemu podřízených neposlouchali</text:span>, <text:span text:style-name="T321">klášter Savigny spolu s třiceti dvěma opatstvími na generální kapitule, která se slavila v roce </text:span>1147<text:span text:style-name="T321"> v </text:span>Cîteaux, <text:span text:style-name="T321">za přítomnosti a potvrzení blahoslaveného Papeže Evžena </text:span>III., <text:span text:style-name="T321">rukou Svatého Otce </text:span>Bernard<text:span text:style-name="T321">a sjednotil s </text:span>Cisterciá<text:span text:style-name="T321">ckým Řádem, </text:span><text:span text:style-name="T331">i</text:span><text:span text:style-name="T321"> podřídil a připojil jej ke klášteru Clairvaux</text:span>. <text:span text:style-name="T321">On však toužil po tichu kontemplace</text:span>, <text:span text:style-name="T321">takže po pěti letech složil svůj úřad</text:span>, <text:span text:style-name="T321">zůstal v Clairvaux</text:span>, <text:span text:style-name="T321">kde na žádost blahoslaveného </text:span>Robert<text:span text:style-name="T321">a</text:span> <text:span text:style-name="T321">z</text:span> Brug, <text:span text:style-name="T321">který tam přijal Svatého</text:span> Bernardum, <text:span text:style-name="T321">bratřím svým kázáním mnoho prospěl</text:span>. <text:span text:style-name="T321">K tomuto úřadu jej totiž velmi dobře připravilo denní praxe a milostiplná dobrota</text:span>. <text:span text:style-name="T321">Roku </text:span>1158 <text:span text:style-name="T321">odešel z tohoto života</text:span>. (Hag., n. 92).</text:p>
      <text:p text:style-name="P10"><text:s text:c="4"/></text:p>
      <text:p text:style-name="P31">11. září.</text:p>
      <text:p text:style-name="P28"><text:span text:style-name="T322">Ve wirt</text:span><text:span text:style-name="T326">t</text:span><text:span text:style-name="T322">emberském království</text:span>, <text:span text:style-name="T322">roku </text:span>1546, <text:span text:style-name="T322">slavně odešel do nebe </text:span><text:span text:style-name="T22">Lu</text:span><text:span text:style-name="T36">káš </text:span><text:span text:style-name="T22">Götz</text:span>, <text:span text:style-name="T323">Opat kláštera Herrenalb</text:span><text:span text:style-name="T323"><text:note text:id="ftn29" text:note-class="footnote"><text:note-citation>29</text:note-citation><text:note-body><text:p text:style-name="Footnote"><text:span text:style-name="T105">Alb</text:span><text:span text:style-name="T113">a</text:span><text:span text:style-name="T105">-Dominorum</text:span>, <text:span text:style-name="T138">Kloster Herrenalb</text:span><text:span text:style-name="T323"> byl cisterciácký klášter v obci </text:span><text:span text:style-name="T137">Bad Herrenalb</text:span><text:span text:style-name="T323"> nedaleko města </text:span><text:span text:style-name="T137">Baden-Baden</text:span><text:span text:style-name="T323"> ve spolkové zemi </text:span><text:span text:style-name="T137">Baden-Württemberg.</text:span><text:span text:style-name="T323"> Založen 1148 z alsaského kláštera Neubourg, zrušen 1536. </text:span></text:p></text:note-body></text:note></text:span><text:span text:style-name="T323"> a Vyznavač víry</text:span>. <text:span text:style-name="T324">Již roku </text:span>1515 <text:span text:style-name="T324">byl klášter vypleněn místními sedláky</text:span>. <text:span text:style-name="T324">Roku </text:span>1534 <text:span text:style-name="T324">pak začal vládce pomocí zabavování majetku a jiných obtíží přesvědčovat a tlačit na ctihodného Opata, aby opustil víru i Řád, a spolu s mnichy přijal lutheránský blud</text:span>. <text:span text:style-name="T324">Když se mniši rozprchli, Opatu samotnému bylo zůstat v klášteře, aby spravoval jeho majetek</text:span>. <text:span text:style-name="T325">Když mu však bylo přikázáno převléct hábit</text:span>, <text:span text:style-name="T325">tento muž převelice oddaný řeholnímu životu </text:span><text:span text:style-name="T326">t</text:span><text:span text:style-name="T325">o odmítl učinit, dokud to neschválí Svatý Otec</text:span>. <text:span text:style-name="T325">Byl tedy, třebaže nevinný, obviněn z ukradení peněz</text:span>, <text:span text:style-name="T325">a utrpěl také bolesti </text:span><text:span text:style-name="T326">na </text:span><text:span text:style-name="T325">muč</text:span><text:span text:style-name="T326">idlech</text:span>. <text:span text:style-name="T325">Po mnoha drsných letech v okovech vydechl v žaláři naposledy</text:span>, <text:span text:style-name="T325">neboť více poslouchal Boha než lidi</text:span>. (Hag., n. 259).</text:p>
      <text:p text:style-name="P28"><text:soft-page-break/><text:span text:style-name="T326">V</text:span> Cla<text:span text:style-name="T326">i</text:span>rva<text:span text:style-name="T326">ux</text:span>, <text:span text:style-name="T326">blahé paměti </text:span><text:span text:style-name="T37">V</text:span><text:span text:style-name="T22">a</text:span><text:span text:style-name="T37">vřinec</text:span>, <text:span text:style-name="T326">k</text:span>onvrš. <text:span text:style-name="T326">Na počátku svého obrácení byl sužován mnoha pokušeními</text:span>, <text:span text:style-name="T326">takže došel k velký</text:span><text:span text:style-name="T329">m</text:span><text:span text:style-name="T326"> </text:span><text:span text:style-name="T329">výšinám</text:span><text:span text:style-name="T326"> čistoty a oddanosti</text:span>. <text:span text:style-name="T326">Když ještě žil Svatý Otec </text:span>Bernard, <text:span text:style-name="T326">byl posílán s různými záležitostmi z kláštera, a vždy šťastně vyšel i se navrátil</text:span>, <text:span text:style-name="T326">takže i po </text:span><text:span text:style-name="T329">jeho smrti</text:span><text:span text:style-name="T326">, když byl poslán na cestu</text:span>, <text:span text:style-name="T329">s důvěrou</text:span><text:span text:style-name="T326"> vzýval tohoto Svatého, který se mu někdy </text:span><text:span text:style-name="T329">též</text:span><text:span text:style-name="T326"> zjevil, a sesílal mu velkolepou útěchu</text:span>. <text:span text:style-name="T329">P</text:span><text:span text:style-name="T327">ro slavnou památku tohoto přesvatého Otce nalezl velkou milost u hodnostářů církevních i světských</text:span>. <text:span text:style-name="T327">Když se </text:span><text:span text:style-name="T329">pak </text:span><text:span text:style-name="T327">vrátil domů</text:span>, <text:span text:style-name="T327">na svá stará bedra naložil s veškerým nadšením posvátnou disciplínu, kterou </text:span><text:span text:style-name="T329">mu </text:span><text:span text:style-name="T327">předal převelice zbožný Otec</text:span>, <text:span text:style-name="T327">a se zbožnou důvěrou předpokládal, že pro jeho zásluhy a přímluvy bude vysvobozen od věčného zla</text:span>, <text:span text:style-name="T327">neboť jej ráčil během jeho pozemských cest zdravého vyvést </text:span><text:span text:style-name="T329">z</text:span><text:span text:style-name="T327"> tak mnohých nebezpečí do svého Clairvaux</text:span>. (Hag., n. 141).</text:p>
      <text:p text:style-name="P28"/>
      <text:p text:style-name="P34"><text:span text:style-name="T328">Roku</text:span> 1135, <text:span text:style-name="T328">byl v Rakousku založen klášter Nejblahoslavenější Panny Marie od Svatého Kříže (</text:span><text:span text:style-name="T179">tedy</text:span><text:span text:style-name="T328"> Heiligenkreuz)</text:span>.</text:p>
      <text:p text:style-name="P8"/>
      <text:p text:style-name="P31"><text:span text:style-name="T185">12.</text:span> září.</text:p>
      <text:p text:style-name="P28"><text:span text:style-name="T332">Ve španělském klášteře Montederramo</text:span><text:span text:style-name="T332"><text:note text:id="ftn30" text:note-class="footnote"><text:note-citation>30</text:note-citation><text:note-body><text:p text:style-name="Footnote"><text:span text:style-name="T114">M</text:span><text:span text:style-name="T105">onasteri</text:span><text:span text:style-name="T114">um</text:span><text:span text:style-name="T105"> Montis-Rami</text:span>, <text:span text:style-name="T212">M</text:span><text:span text:style-name="T211">onasterio de Santa María de Montederramo</text:span> <text:span text:style-name="T332">byl cisterciácký klášter na severozápadě Španělska u města Ourense. Založen 1153, mezi lety 1155 a 1163 se včlenil do Cisterciáckého Řádu jako dcera Clairvaux. Zrušen 1835.</text:span></text:p></text:note-body></text:note></text:span>, <text:span text:style-name="T333">roku</text:span> 1616, <text:span text:style-name="T333">byl pohřben zbožný Otec </text:span><text:span text:style-name="T22">Domini</text:span><text:span text:style-name="T38">k</text:span>, mn<text:span text:style-name="T333">i</text:span>ch <text:span text:style-name="T333">Kastilské Kongregace</text:span>. <text:span text:style-name="T334">Již od svého mládí si nanejvýš zamiloval samotu</text:span>. <text:span text:style-name="T334">Když se modlil, často se nacházel mimo svou mysl</text:span>. <text:span text:style-name="T334">Každou noc ještě před prvním zvoněním k </text:span>Matutinu <text:span text:style-name="T334">bičoval své tělo až k prolití krve</text:span>. <text:span text:style-name="T334">Nechtěl psát dopisy ani číst, co mu bylo napsáno</text:span>: <text:span text:style-name="T334">obrácen k věcem božským totiž zavrhoval vše pozemské</text:span>. <text:span text:style-name="T334">Dítě Ježíše choval v niterné lásce</text:span>, <text:span text:style-name="T334">a jeho přesladké jméno si neustále </text:span><text:span text:style-name="T345">tiskl</text:span><text:span text:style-name="T334"> k</text:span><text:span text:style-name="T339">e</text:span><text:span text:style-name="T334"> svému srdci</text:span>, <text:span text:style-name="T334">a vždy bylo slyšet </text:span><text:span text:style-name="T339">i </text:span><text:span text:style-name="T334">z jeho úst</text:span>. <text:span text:style-name="T334">Proto jej v celé Kongregaci nikdo nenazval jinak než Bratr </text:span>Domini<text:span text:style-name="T334">k</text:span> <text:span text:style-name="T334">od Dítěte Ježíše</text:span>. <text:span text:style-name="T334">Na cele měl sošku tohoto přesladkého Chlapce</text:span>, <text:span text:style-name="T334">a před ním na kolenou trávil často celé dny</text:span> <text:span text:style-name="T334">i bezesné noci</text:span>; <text:span text:style-name="T334">Pouze jemu jako nejmilejšímu bratru s důvěrou a pokorou svěřoval v</text:span><text:span text:style-name="T335">e</text:span><text:span text:style-name="T334">š</text:span><text:span text:style-name="T335">keré</text:span><text:span text:style-name="T334"> úzkosti svého srdce a všelijaké nesnáze duševní i tělesné</text:span>; <text:span text:style-name="T335">a nikdy netrpěl odmítnutím</text:span>. <text:span text:style-name="T335">Mnozí zbožní muži se svěřovali do jeho modliteb, a zakrátko poznali, v jaké vážnosti </text:span><text:span text:style-name="T345">se nacházel</text:span><text:span text:style-name="T335"> u Ježíše</text:span>. <text:span text:style-name="T335">Toužil však odejít a být s Kristem,</text:span><text:span text:style-name="T335"><text:note text:id="ftn31" text:note-class="footnote"><text:note-citation>31</text:note-citation><text:note-body><text:p text:style-name="P73"><text:span text:style-name="T177">cf.</text:span> Fil. 1,23</text:p></text:note-body></text:note></text:span><text:span text:style-name="T335"> a to svému Dítěti Ježíšovi svěřoval </text:span><text:span text:style-name="T339">v </text:span><text:span text:style-name="T335">každou chví</text:span><text:soft-page-break/><text:span text:style-name="T335">li, </text:span><text:span text:style-name="T345">kdy</text:span><text:span text:style-name="T335"> </text:span><text:span text:style-name="T339">jen </text:span><text:span text:style-name="T335">mohl</text:span>. <text:span text:style-name="T335">A hle, po dvou měsících</text:span>, <text:span text:style-name="T335">kdy netrpěl ani horečkami, ani nebyl stižen jinou nemocí</text:span>, <text:span text:style-name="T335">zbožně zesnul v Pánu</text:span>. (Hag., n. 522).</text:p>
      <text:p text:style-name="P41">V klášteře Parc-aux-Dames<text:note text:id="ftn32" text:note-class="footnote"><text:note-citation>32</text:note-citation><text:note-body><text:p text:style-name="P74"><text:span text:style-name="T105">Parcus Dominarum Silvanectense</text:span>, <text:span text:style-name="T14">Parc-aux-Dames</text:span> byl klášter cisterciaček v diecézi Senlis nedaleko Paříže. Založen 1205, zrušen 1790. <text:span text:style-name="Menologium_20_-_20_commentarium"><text:span text:style-name="T140">(</text:span></text:span><text:span text:style-name="Menologium_20_-_20_commentarium"><text:span text:style-name="T147">srp</text:span></text:span><text:span text:style-name="Menologium_20_-_20_commentarium"><text:span text:style-name="T144">en</text:span></text:span><text:span text:style-name="Menologium_20_-_20_commentarium"><text:span text:style-name="T140">, pozn. </text:span></text:span><text:span text:style-name="Menologium_20_-_20_commentarium"><text:span text:style-name="T147">4</text:span></text:span><text:span text:style-name="Menologium_20_-_20_commentarium"><text:span text:style-name="T140">)</text:span></text:span></text:p></text:note-body></text:note> [<text:span text:style-name="Menologium_20_-_20_pronuntiatio">park-</text:span><text:span text:style-name="Menologium_20_-_20_pronuntiatio"><text:span text:style-name="T336">ó-dam</text:span></text:span>] v Senlis<text:note text:id="ftn33" text:note-class="footnote"><text:note-citation>33</text:note-citation><text:note-body><text:p text:style-name="P59">Silvanectense</text:p></text:note-body></text:note> [<text:span text:style-name="Menologium_20_-_20_pronuntiatio">sɑ̃nlis</text:span>], d<text:span text:style-name="T337">n</text:span>e 15. <text:span text:style-name="T337">tohoto měsíce roku </text:span><text:span text:style-name="T185">1</text:span>636, <text:span text:style-name="T337">zesnula zbožná mniška </text:span><text:span text:style-name="T22">Anna de Vieuxpont</text:span><text:span text:style-name="T22"><text:note text:id="ftn34" text:note-class="footnote"><text:note-citation>34</text:note-citation><text:note-body><text:p text:style-name="P7">Anna de Veteri-Ponte</text:p></text:note-body></text:note></text:span><text:span text:style-name="T22"> </text:span><text:span text:style-name="T163">[</text:span><text:span text:style-name="Menologium_20_-_20_pronuntiatio"><text:span text:style-name="T163">vjöpon</text:span></text:span><text:span text:style-name="T163">]</text:span>. <text:span text:style-name="T338">Poté, co v tomto klášteře prožila několik let nepříliš zbožně</text:span>, <text:span text:style-name="T338">zatoužila pro přísnějším životě</text:span>. <text:span text:style-name="T338">Poté zazářila mnoha ctnostmi</text:span>. <text:span text:style-name="T338">Proto se stala představenou novicek a také byla zvolena Převorkou</text:span>, <text:span text:style-name="T338">a opět vydávala přejasná znamení ctnosti</text:span>, <text:span text:style-name="T338">a zdálo se, že se ani na chvilku dobrovolně neodpoutá od Boha</text:span>, <text:span text:style-name="T338">a ze svého Ženicha Krista se těšila v myšlenkách i rozjímání</text:span>. <text:span text:style-name="T338">V protivenstvích byla trpělivá</text:span>, <text:span text:style-name="T338">v příznivých časech pokorná</text:span>; <text:span text:style-name="T338">hříchy, kterých se dopustila, třebaže lehké, v hojnosti oplakávala</text:span>. <text:span text:style-name="T338">Když pak zuřila válka, se sestrami uprchla do Paříže</text:span>, <text:span text:style-name="T339">kde </text:span><text:span text:style-name="T338">se, znavena útrapami, roznemohla</text:span>. <text:span text:style-name="T338">Když nadešla její hodina smrti</text:span>, <text:span text:style-name="T338">s velikou horlivostí vzdychala ke svému Ženichovi Kristu</text:span>. <text:span text:style-name="T338">Když pak zemřela, ve věku čtyřiceti let</text:span>, <text:span text:style-name="T338">její tvář vyzařovala nezvyklou krásu jako znamení blaženosti, které dosáhla</text:span>. (Hag., n. 567).</text:p>
      <text:p text:style-name="P28"/>
      <text:p text:style-name="P34"><text:span text:style-name="T338">Roku </text:span>1858 <text:span text:style-name="T338">byl obnoven klášter Fontfroide [</text:span><text:span text:style-name="Menologium_20_-_20_pronuntiatio"><text:span text:style-name="T338">fonfroád</text:span></text:span><text:span text:style-name="T338">]</text:span>, <text:span text:style-name="T338">který roku </text:span>1147 <text:span text:style-name="T338">přešel k Cisterciáckému Řádu</text:span>. <text:span text:style-name="T338">Jeho k</text:span>onvent <text:span text:style-name="T338">byl však roku </text:span>1901 <text:span text:style-name="T338">poslán do vyhnanství</text:span>, <text:span text:style-name="T338">roku </text:span>1919 <text:span text:style-name="T338">se pak navrátil do Francie</text:span>, <text:span text:style-name="T338">ovšem zmíněný klášter byl již prodán</text:span>, <text:span text:style-name="T338">takže zde obydlel prastarý benediktinský klášter v obci Cuxa</text:span>.<text:note text:id="ftn35" text:note-class="footnote"><text:note-citation>35</text:note-citation><text:note-body><text:p text:style-name="P75">Zde byli Cisterciáci až do roku 1965, kdy byl klášter navrácen benediktinskému řádu. </text:p></text:note-body></text:note></text:p>
      <text:p text:style-name="P8"/>
      <text:p text:style-name="P31"><text:span text:style-name="T185">1</text:span>3. září.</text:p>
      <text:p text:style-name="P42"><text:span text:style-name="T339">V</text:span> Itáli<text:span text:style-name="T339">i</text:span>, <text:span text:style-name="T339">v oktávu Narození Nejblahoslavenější Panny Marie roku </text:span>1621 <text:span text:style-name="T339">byl </text:span><text:span text:style-name="T345">na</text:span><text:span text:style-name="T339"> nebeské Vý</text:span><text:span text:style-name="T345">sosti</text:span><text:span text:style-name="T339"> povolán </text:span><text:span text:style-name="T22">Jan </text:span><text:span text:style-name="T39">Křtitel od Svatého </text:span><text:span text:style-name="T22">Bernard</text:span><text:span text:style-name="T39">a</text:span>, mn<text:span text:style-name="T339">i</text:span>ch <text:span text:style-name="T339">z Kongregace </text:span><text:span text:style-name="T285">Les Feuillants</text:span><text:span text:style-name="T339"><text:note text:id="ftn36" text:note-class="footnote"><text:note-citation>36</text:note-citation><text:note-body><text:p text:style-name="P76"><text:span text:style-name="Menologium_20_-_20_commentarium"><text:span text:style-name="T115">Congregatio Fuliensis</text:span></text:span><text:span text:style-name="Menologium_20_-_20_commentarium"><text:span text:style-name="T340">. </text:span></text:span><text:span text:style-name="Menologium_20_-_20_commentarium">Cisterciácká kongregace kolem kláštera </text:span><text:span text:style-name="Menologium_20_-_20_commentarium"><text:span text:style-name="T284">Les Feuillants</text:span></text:span><text:span text:style-name="Menologium_20_-_20_commentarium"> u francouzského města Toulouse, která se v roce 1589 oddělila od zbytku Cisterciáckého řádu. Vynikala svou extrémní přísností a asketickým životem, jedli pouze ječný chléb, byliny vařené ve vodě a ovesné vločky, neměli ani stoly, chodili bosí a spali na zemi. </text:span><text:span text:style-name="Menologium_20_-_20_commentarium"><text:span text:style-name="T140">(</text:span></text:span><text:span text:style-name="Menologium_20_-_20_commentarium"><text:span text:style-name="T147">č</text:span></text:span><text:span text:style-name="Menologium_20_-_20_commentarium"><text:span text:style-name="T148">erv</text:span></text:span><text:span text:style-name="Menologium_20_-_20_commentarium"><text:span text:style-name="T144">en</text:span></text:span><text:span text:style-name="Menologium_20_-_20_commentarium"><text:span text:style-name="T140">, pozn. </text:span></text:span><text:span text:style-name="Menologium_20_-_20_commentarium"><text:span text:style-name="T148">10</text:span></text:span><text:span text:style-name="Menologium_20_-_20_commentarium"><text:span text:style-name="T140">)</text:span></text:span></text:p></text:note-body></text:note></text:span><text:span text:style-name="T339"> [</text:span><text:span text:style-name="Menologium_20_-_20_pronuntiatio"><text:span text:style-name="T260">lé föjãnt</text:span></text:span><text:span text:style-name="T339">]</text:span>. <text:span text:style-name="T341">Na</text:span><text:span text:style-name="T339">rozen </text:span><text:span text:style-name="T341">do</text:span><text:span text:style-name="T339"> vznešené </text:span><text:span text:style-name="T341">rodiny</text:span>, <text:span text:style-name="T339">vynikal bystrým rozumem</text:span>, <text:span text:style-name="T345">avšak </text:span><text:span text:style-name="T341">nedbaje množství bohatství i záplavy potěšení zamířil do kláštera</text:span>, <text:span text:style-name="T341">kde ohnivé ostruhy </text:span><text:span text:style-name="T345">svého </text:span><text:span text:style-name="T341">mládí krotil nočním bděním a zdrženlivostí</text:span>, <text:span text:style-name="T341">též spodním prádlem utkaným z hrubých </text:span><text:soft-page-break/><text:span text:style-name="T341">vláken, které nosil skoro celý den</text:span>. <text:span text:style-name="T345">P</text:span><text:span text:style-name="T341">ři zpěvu </text:span>Offici<text:span text:style-name="T341">a užíval takové nadšení ducha a sílu hlasu</text:span>, ž<text:span text:style-name="T341">e tím </text:span><text:span text:style-name="T345">všem</text:span><text:span text:style-name="T341"> ukazoval, jak moc je prodchnut čistým potěšením srdce</text:span>. — <text:span text:style-name="T341">Jeho tvář však napadla </text:span>gangréna. <text:span text:style-name="T341">Byl tedy vypovězen ze společných setkání bratří</text:span>, <text:span text:style-name="T341">avšak Boží útěchy v duši mu to plně vynahradily</text:span>, <text:span text:style-name="T341">a on sám říkal, že je prostoupen štěstím</text:span>, <text:span text:style-name="T341">a radoval se, že dostává vše, po čem ve stavu řeholního zaslíbení toužil</text:span>: <text:span text:style-name="T341">samotu a ticho</text:span>. <text:span text:style-name="T341">Ve dne v noci často trávil na kolenou před so</text:span><text:span text:style-name="T345">ch</text:span><text:span text:style-name="T341">ou Panny Marie</text:span>, <text:span text:style-name="T341">a stal se </text:span><text:span text:style-name="T345">mimořádným</text:span><text:span text:style-name="T341"> příkladem trpělivosti</text:span>, <text:span text:style-name="T341">a poté, co byl občerstven viděním božské Matky a jejího Krista</text:span>, <text:span text:style-name="T341">nastal poslední den jeho pozemské pouti.</text:span> <text:span text:style-name="T345">B</text:span><text:span text:style-name="T341">ylo mu třicet tři let</text:span>, <text:span text:style-name="T341">když vrchol hory Soratte</text:span>,<text:note text:id="ftn37" text:note-class="footnote"><text:note-citation>37</text:note-citation><text:note-body><text:p text:style-name="Footnote"><text:span text:style-name="T105">mons Soract</text:span><text:span text:style-name="T116">e</text:span><text:span text:style-name="T341">, </text:span><text:span text:style-name="T264">Monte Soratte</text:span><text:span text:style-name="T341"> je výrazná hora u obce Sant’Oreste nedaleko Říma, s vrcholkem 691 m nad mořem. </text:span><text:span text:style-name="T342">Zde měl poustevnu mimo jiné svatý Papež Silvestr I. </text:span></text:p></text:note-body></text:note> <text:span text:style-name="T342">na níž byl umístěn klášter</text:span>, <text:span text:style-name="T342">uviděli poutníci putující z Říma do Loreta zářící světlem rozličných barev</text:span>, <text:span text:style-name="T345">a to </text:span><text:span text:style-name="T342">natolik, že </text:span><text:span text:style-name="T345">celí</text:span><text:span text:style-name="T342"> zkoprnělí přišli do kláštera</text:span>, <text:span text:style-name="T342">a vyptávali se po příčině tak nového světla uprostřed noci</text:span>. (Hag., n. 540).</text:p>
      <text:p text:style-name="P43"><text:span text:style-name="T343">V klášteře </text:span><text:span text:style-name="T54">Sept-Fonts</text:span><text:span text:style-name="T54"><text:note text:id="ftn38" text:note-class="footnote"><text:note-citation>38</text:note-citation><text:note-body><text:p text:style-name="P77"><text:span text:style-name="Menologium_20_-_20_commentarium"><text:span text:style-name="T117">M</text:span></text:span><text:span text:style-name="Menologium_20_-_20_commentarium"><text:span text:style-name="T105">onasteri</text:span></text:span><text:span text:style-name="Menologium_20_-_20_commentarium"><text:span text:style-name="T117">um</text:span></text:span><text:span text:style-name="Menologium_20_-_20_commentarium"><text:span text:style-name="T105"> B. M. de Sancto Loco ad Septem Fontes</text:span></text:span><text:span text:style-name="Menologium_20_-_20_commentarium">, </text:span><text:span text:style-name="Menologium_20_-_20_commentarium"><text:span text:style-name="T9">Abbaye de Sept-Fons</text:span></text:span><text:span text:style-name="Menologium_20_-_20_commentarium"><text:span text:style-name="T344">, v </text:span></text:span><text:span text:style-name="Menologium_20_-_20_commentarium"><text:span text:style-name="T19">Dompierre sur Besbre</text:span></text:span><text:span text:style-name="Menologium_20_-_20_commentarium"><text:span text:style-name="T344"> ve st</text:span></text:span><text:span text:style-name="Menologium_20_-_20_commentarium"><text:span text:style-name="T76">ř</text:span></text:span><text:span text:style-name="Menologium_20_-_20_commentarium"><text:span text:style-name="T66">edn</text:span></text:span><text:span text:style-name="Menologium_20_-_20_commentarium"><text:span text:style-name="T76">í</text:span></text:span><text:span text:style-name="Menologium_20_-_20_commentarium"><text:span text:style-name="T66"> Francii nedaleko Lyonu. Zalo</text:span></text:span><text:span text:style-name="Menologium_20_-_20_commentarium"><text:span text:style-name="T76">ž</text:span></text:span><text:span text:style-name="Menologium_20_-_20_commentarium"><text:span text:style-name="T66">en v roce 1132 z </text:span></text:span><text:span text:style-name="Menologium_20_-_20_commentarium"><text:span text:style-name="T85">Fontenay</text:span></text:span><text:span text:style-name="Menologium_20_-_20_commentarium"><text:span text:style-name="T66">, zru</text:span></text:span><text:span text:style-name="Menologium_20_-_20_commentarium"><text:span text:style-name="T76">š</text:span></text:span><text:span text:style-name="Menologium_20_-_20_commentarium"><text:span text:style-name="T66">en 1791, obnoven 1845 trapisty. </text:span></text:span><text:span text:style-name="Menologium_20_-_20_commentarium"><text:span text:style-name="T140">(červen, pozn. 4</text:span></text:span><text:span text:style-name="Menologium_20_-_20_commentarium"><text:span text:style-name="T149">0</text:span></text:span><text:span text:style-name="Menologium_20_-_20_commentarium"><text:span text:style-name="T140">)</text:span></text:span></text:p></text:note-body></text:note></text:span><text:span text:style-name="T54"> [</text:span><text:span text:style-name="Menologium_20_-_20_pronuntiatio"><text:span text:style-name="T69">set fõn</text:span></text:span><text:span text:style-name="T54">]</text:span>, <text:span text:style-name="T343">roku</text:span> 1678, <text:span text:style-name="T343">do nebe vystoupil Bratr </text:span><text:span text:style-name="T22">Jan Labarthe </text:span><text:span text:style-name="T164">[</text:span><text:span text:style-name="Menologium_20_-_20_pronuntiatio"><text:span text:style-name="T164">labárt</text:span></text:span><text:span text:style-name="T164">]</text:span>, <text:span text:style-name="T343">konvrš</text:span>. <text:span text:style-name="T343">Byl vzdělaný, ale považoval se za nehodného kněžství, raději si tedy vyžádal hábit konvrše</text:span>. <text:span text:style-name="T343">Zanechal neobyčejný příklad pokory a poslušnosti</text:span>; <text:span text:style-name="T343">ovšem čím zazářil v nejvyšší míře</text:span>, <text:span text:style-name="T343">byla převelice vzácná úcta ke svému Opatovi</text:span>, <text:span text:style-name="T343">neboť v něm opravdu a zcela vážně viděl Boha, jako by byl skutečně přítomen a hovořil k němu</text:span>. <text:span text:style-name="T343">Jeho slova jej zasahovala nesmírnou radostí</text:span>, <text:span text:style-name="T343">a on je sbíral a uchovával v paměti jako slova samotného Krista</text:span>. <text:span text:style-name="T343">Když tedy takto svatě prožil pět let v klášteře</text:span>, <text:span text:style-name="T343">zachvátila jej choroba</text:span>. <text:span text:style-name="T343">Ničeho si v té době nežádal, avšak co mu bratři nabídli, to s upřímným vděkem přijal</text:span>; <text:span text:style-name="T343">jinak však s duchem zcela zaměřeným na Boha nemluvil s nikým kromě Zpovědníka</text:span>. <text:span text:style-name="T343">I za života měl velmi milou tvář</text:span>, <text:span text:style-name="T343">po smrti se však stal ještě krásnějším</text:span>, <text:span text:style-name="T343">když se mu navrátila přirozená barva, kterou mu horečka sebrala</text:span>. (Hag., n. 599).</text:p>
      <text:p text:style-name="P10"><text:s text:c="4"/></text:p>
      <text:p text:style-name="P31">14. září.</text:p>
      <text:p text:style-name="P28"><text:span text:style-name="T346">Narození pro nebe</text:span> <text:span text:style-name="T346">svatého</text:span> Petr<text:span text:style-name="T346">a</text:span>, Arci<text:span text:style-name="T346">b</text:span>is<text:span text:style-name="T346">ku</text:span>p<text:span text:style-name="T346">a z</text:span> Tarenta<text:span text:style-name="T346">i</text:span>se <text:span text:style-name="T346">[</text:span><text:span text:style-name="Menologium_20_-_20_pronuntiatio"><text:span text:style-name="T346">tarantéz</text:span></text:span><text:span text:style-name="T346">]</text:span>, <text:span text:style-name="T346">jehož svátek slavíme dne </text:span>10. <text:span text:style-name="T346">května</text:span>.</text:p>
      <text:p text:style-name="P48"><text:soft-page-break/><text:span text:style-name="T347">V irském klášteře Sean Ross Abbey</text:span><text:span text:style-name="T77"><text:note text:id="ftn39" text:note-class="footnote"><text:note-citation>39</text:note-citation><text:note-body><text:p text:style-name="P78"><text:span text:style-name="T118">Monasterium </text:span><text:span text:style-name="T105">B. M. de Monte-Sancti-Joseph</text:span>, <text:span text:style-name="T287">Sean Ross Abbey</text:span> <text:span text:style-name="T348">je </text:span><text:span text:style-name="T349">trapistick</text:span><text:span text:style-name="T87">ý klášter u města Roscrea (</text:span><text:span text:style-name="T104">irsky:</text:span><text:span text:style-name="T87"> Ros Cré) nedaleko města Limerick ve středu Irska. Založen 1878 z kláštera Mount Melleray. </text:span><text:span text:style-name="Menologium_20_-_20_commentarium"><text:span text:style-name="T140">(</text:span></text:span><text:span text:style-name="Menologium_20_-_20_commentarium"><text:span text:style-name="T150">s</text:span></text:span><text:span text:style-name="Menologium_20_-_20_commentarium"><text:span text:style-name="T140">r</text:span></text:span><text:span text:style-name="Menologium_20_-_20_commentarium"><text:span text:style-name="T150">p</text:span></text:span><text:span text:style-name="Menologium_20_-_20_commentarium"><text:span text:style-name="T140">en, pozn. 4</text:span></text:span><text:span text:style-name="Menologium_20_-_20_commentarium"><text:span text:style-name="T150">4</text:span></text:span><text:span text:style-name="Menologium_20_-_20_commentarium"><text:span text:style-name="T140">)</text:span></text:span></text:p></text:note-body></text:note></text:span><text:span text:style-name="T77"> </text:span><text:span text:style-name="T78">[</text:span><text:span text:style-name="Menologium_20_-_20_pronuntiatio"><text:span text:style-name="T70">šón ros eby</text:span></text:span><text:span text:style-name="T78">]</text:span>, <text:span text:style-name="T347">roku</text:span> 1913, <text:span text:style-name="T347">zbožně zesnul Otec </text:span><text:span text:style-name="T22">Jose</text:span><text:span text:style-name="T40">f</text:span><text:span text:style-name="T22"> Hayes </text:span><text:span text:style-name="T165">[</text:span><text:span text:style-name="Menologium_20_-_20_pronuntiatio"><text:span text:style-name="T165">hejs</text:span></text:span><text:span text:style-name="T165">]</text:span>, mn<text:span text:style-name="T347">i</text:span>ch. <text:span text:style-name="T347">Byl žá</text:span><text:span text:style-name="T360">kem malého</text:span><text:span text:style-name="T347"> </text:span>seminář<text:span text:style-name="T347">e připojeného ke klášteru Panny Marie od Mount Melleray </text:span><text:span text:style-name="T360">[</text:span><text:span text:style-name="Menologium_20_-_20_pronuntiatio"><text:span text:style-name="T360">maunt mel</text:span></text:span><text:span text:style-name="Menologium_20_-_20_pronuntiatio"><text:span text:style-name="T167">ə</text:span></text:span><text:span text:style-name="Menologium_20_-_20_pronuntiatio"><text:span text:style-name="T360">rej</text:span></text:span><text:span text:style-name="T360">]</text:span>, <text:span text:style-name="T347">později pak novicem </text:span><text:span text:style-name="T360">ve </text:span><text:span text:style-name="T347">zmíněné</text:span><text:span text:style-name="T360">m</text:span><text:span text:style-name="T347"> klášteř</text:span><text:span text:style-name="T360">e</text:span>, <text:span text:style-name="T347">byl to mladík andělské čistoty a značné veselosti</text:span>, <text:span text:style-name="T347">takže od něj Představení v Řádu očekávali to nejlepší</text:span>. <text:span text:style-name="T347">Ovšem zakrátko poté, co složil řeholní sliby začal scházet na úbytě čili stravování celého těla</text:span>, <text:span text:style-name="T347">a žádné léky jej již nedokázaly vyléčit</text:span>. <text:span text:style-name="T347">Trpěl takto šest let</text:span>. <text:span text:style-name="T347">Diecézní Biskup jej dokonce považoval za tak hodného přijmout svátost Kněžství, že pro něj v Římě vyžádal výjimku z náležitého studia</text:span>. <text:span text:style-name="T347">Když spolu s nemocí rostla i krutost bolestí</text:span>, <text:span text:style-name="T347">všichni, kteří za ním přišli, a viděli jeho trpělivost a sílu ducha, byli sladce naplněni pocitem zbožnosti</text:span>. <text:span text:style-name="T347">S radostí hovořil o otcovském Domě, do kterého měl namířeno</text:span>, <text:span text:style-name="T347">a </text:span>č<text:span text:style-name="T347">asto projevoval lásku ke kříži</text:span>. <text:span text:style-name="T347">Pán pak vynesl do nebe tohoto dokonalého učedníka kříže Kristova právě v den Povýšení Svatého Kříže</text:span>. (Hag., n. 767).</text:p>
      <text:p text:style-name="P44"><text:span text:style-name="T350">Ve španělském </text:span><text:span text:style-name="T55">klášteř</text:span><text:span text:style-name="T56">e</text:span><text:span text:style-name="T55"> svatých Jáchyma a Anny ve městě Valladolid</text:span><text:span text:style-name="T55"><text:note text:id="ftn40" text:note-class="footnote"><text:note-citation>40</text:note-citation><text:note-body><text:p text:style-name="P81"><text:span text:style-name="T119">Civitas </text:span><text:span text:style-name="T105">Vallisoletana</text:span>, <text:span text:style-name="T213">Valladolid</text:span> <text:span text:style-name="T351">je </text:span><text:span text:style-name="T88">hlavní město stejnojmenné provincie v autonomním společenství Kastilie a León </text:span><text:span text:style-name="T89">ve Španělsku</text:span><text:span text:style-name="T88">.</text:span><text:span text:style-name="T89"> M</text:span><text:span text:style-name="T88">á 316 000 obyvatel. Název pochází </text:span><text:span text:style-name="T90">asi </text:span><text:span text:style-name="T88">z arabské fráze „země otce“ (</text:span><text:span text:style-name="T94">بلد الوليد</text:span><text:span text:style-name="T88"> – Balad-Al-Walid) </text:span><text:span text:style-name="T90">v latině pak nejspíš </text:span><text:span text:style-name="T99">vallis soletum</text:span><text:span text:style-name="T90"> – slunečné údolí</text:span><text:span text:style-name="T88">. </text:span><text:span text:style-name="Menologium_20_-_20_commentarium"><text:span text:style-name="T140">(</text:span></text:span><text:span text:style-name="Menologium_20_-_20_commentarium"><text:span text:style-name="T150">č</text:span></text:span><text:span text:style-name="Menologium_20_-_20_commentarium"><text:span text:style-name="T151">erv</text:span></text:span><text:span text:style-name="Menologium_20_-_20_commentarium"><text:span text:style-name="T140">en</text:span></text:span><text:span text:style-name="Menologium_20_-_20_commentarium"><text:span text:style-name="T152">ec</text:span></text:span><text:span text:style-name="Menologium_20_-_20_commentarium"><text:span text:style-name="T140">, pozn. </text:span></text:span><text:span text:style-name="Menologium_20_-_20_commentarium"><text:span text:style-name="T152">28</text:span></text:span><text:span text:style-name="Menologium_20_-_20_commentarium"><text:span text:style-name="T140">)</text:span></text:span></text:p></text:note-body></text:note></text:span><text:span text:style-name="T55"> [</text:span><text:span text:style-name="Menologium_20_-_20_pronuntiatio"><text:span text:style-name="T71">vajadolid</text:span></text:span><text:span text:style-name="T55">]</text:span>, <text:span text:style-name="T350">roku</text:span> 1666, <text:span text:style-name="T350">zbožně zesnula </text:span><text:span text:style-name="T22">Magdalena </text:span><text:span text:style-name="T41">od</text:span><text:span text:style-name="T22"> Ježíš</text:span><text:span text:style-name="T41">e</text:span>, <text:span text:style-name="T350">mniška</text:span>. Po <text:span text:style-name="T350">značně nezřízeném mládí</text:span> <text:span text:style-name="T350">byla provdána, a</text:span><text:span text:style-name="T361">však</text:span><text:span text:style-name="T350"> manžel jí zemřel</text:span>, <text:span text:style-name="T350">a </text:span><text:span text:style-name="T361">ona se </text:span><text:span text:style-name="T350">díky radám a napomenutím jedné přítelkyně navrátila k ctnostnějšímu životu</text:span>. <text:span text:style-name="T350">Skrze milosti a osvícení, které k ní přicházely </text:span><text:span text:style-name="T361">v</text:span><text:span text:style-name="T350"> každodenní</text:span><text:span text:style-name="T361">m</text:span><text:span text:style-name="T350"> svaté</text:span><text:span text:style-name="T361">m</text:span><text:span text:style-name="T350"> Přijímání</text:span>, <text:span text:style-name="T350">překonala všechna protivenství, pokušení i slabosti, a stala se čistější a celistvější</text:span>. <text:span text:style-name="T350">Svatý</text:span> Igná<text:span text:style-name="T350">c z </text:span>Loyo<text:span text:style-name="T350">ly jí jednou dal kytici lilií</text:span>, <text:span text:style-name="T350">a od té doby zůstala svobodna od tělesných pokušení</text:span>. <text:span text:style-name="T350">Když jí pak bylo padesát osm let</text:span>, <text:span text:style-name="T350">již dříve počatou touhu vstoupit do kláštera mohla konečně naplnit</text:span>. <text:span text:style-name="T352">Poté na příkaz </text:span>Abat<text:span text:style-name="T352">yše a Zpovědníka sepsala příběh svého života</text:span>. <text:span text:style-name="T352">Poté však ochrnula a dokonce i oslepla</text:span>, <text:span text:style-name="T352">zatímco však své srdce i mysl měla Bohem osvícené</text:span>. <text:span text:style-name="T352">Odešla v pověsti svatosti a její tělo všichni uctívali jako tělo Světice</text:span>. (Hag., n. 590, corrig.).</text:p>
      <text:p text:style-name="P28"/>
      <text:p text:style-name="P34"><text:span text:style-name="T352">Roku </text:span>1891, <text:span text:style-name="T352">posvěcení kostela Panny Marie z Lesa</text:span>.<text:note text:id="ftn41" text:note-class="footnote"><text:note-citation>41</text:note-citation><text:note-body><text:p text:style-name="P5">B. M. de Nemore</text:p></text:note-body></text:note></text:p>
      <text:p text:style-name="P8"/>
      <text:p text:style-name="P31"><text:span text:style-name="T185">1</text:span>5. září.</text:p>
      <text:p text:style-name="P46"><text:soft-page-break/><text:span text:style-name="T352">V</text:span> <text:span text:style-name="T352">Irsku</text:span>, <text:span text:style-name="T352">roku </text:span>1637, <text:span text:style-name="T352">odešel do nebe ctihodný muž </text:span><text:span text:style-name="T22">Ja</text:span><text:span text:style-name="T42">ku</text:span><text:span text:style-name="T22">b O’Culenan </text:span><text:span text:style-name="T166">[</text:span><text:span text:style-name="Menologium_20_-_20_pronuntiatio"><text:span text:style-name="T166">ou-kal</text:span></text:span><text:span text:style-name="Menologium_20_-_20_pronuntiatio"><text:span text:style-name="T167">ə</text:span></text:span><text:span text:style-name="Menologium_20_-_20_pronuntiatio"><text:span text:style-name="T166">nan</text:span></text:span><text:span text:style-name="T166">]</text:span>, <text:span text:style-name="T352">Opat kláštera Assaroe</text:span><text:span text:style-name="T352"><text:note text:id="ftn42" text:note-class="footnote"><text:note-citation>42</text:note-citation><text:note-body><text:p text:style-name="Footnote"><text:span text:style-name="T105">Samari</text:span><text:span text:style-name="T120">um</text:span><text:span text:style-name="T352">, </text:span><text:span text:style-name="T298">Assaroe Abbey</text:span><text:span text:style-name="T352"> byl cisterciácký klášter u obce Ballyshannon na severozápadě Irska. Založen 1178 </text:span><text:span text:style-name="T353">z kláštera Boyle</text:span><text:span text:style-name="T352">, zrušen 1597.</text:span></text:p></text:note-body></text:note></text:span><text:span text:style-name="T352"> [</text:span><text:span text:style-name="Menologium_20_-_20_pronuntiatio"><text:span text:style-name="T352">asarou</text:span></text:span><text:span text:style-name="T352">]</text:span>, <text:span text:style-name="T354">rodný bratr </text:span>Gelasi<text:span text:style-name="T354">a</text:span> O’Culenan<text:span text:style-name="T354">a</text:span>, <text:span text:style-name="T354">Opata kláštera </text:span><text:span text:style-name="T352">Boyle</text:span><text:span text:style-name="T352"><text:note text:id="ftn43" text:note-class="footnote"><text:note-citation>43</text:note-citation><text:note-body><text:p text:style-name="Footnote"><text:span text:style-name="T105">Buelli</text:span><text:span text:style-name="T121">um</text:span><text:span text:style-name="T354">, </text:span><text:span text:style-name="T299">Boyle Abbey</text:span><text:span text:style-name="T354"> byl cisterciácký klášter ve stejnojmenném městě na severozápadě Irska. Založen 1161 z Mellifontu, zrušen 1584.</text:span></text:p></text:note-body></text:note></text:span><text:span text:style-name="T352"> </text:span><text:span text:style-name="T354">[</text:span><text:span text:style-name="Menologium_20_-_20_pronuntiatio"><text:span text:style-name="T354">bojl</text:span></text:span><text:span text:style-name="T354">]</text:span>, <text:span text:style-name="T355">který se již dříve stal obětí pronásledování královny Alžběty</text:span>. <text:span text:style-name="T355">Jakub pak žil pod jhem řehole od svých dvanácti do svých devadesáti pěti let</text:span>. <text:span text:style-name="T355">Vypráví se, že se po celý život nerozčílil</text:span>, <text:span text:style-name="T355">ani nepronesl slovo, které by urazilo Boha č</text:span><text:span text:style-name="T361">i</text:span><text:span text:style-name="T355"> bližního</text:span>, <text:span text:style-name="T355">byl mužem velké prostoty a nevinnosti</text:span>. <text:span text:style-name="T355">Když hrozila nějaká bouře pronásledování, nikdy svůj řeholní hábit nevyměnil za světský oděv;</text:span> <text:span text:style-name="T355">dokonce i když jej někdy bludaři </text:span><text:span text:style-name="T361">usilovně</text:span><text:span text:style-name="T355"> hledali, dosti zázračným způsobem jim vždy unikl</text:span>. <text:span text:style-name="T355">Mezi ostatními věcmi, co o něm říkal lid, přešlo do </text:span><text:span text:style-name="T361">pověstí</text:span><text:span text:style-name="T355">, že voda, kterou požehnal, uzdravovala nemocné</text:span>; <text:span text:style-name="T355">proto sem přicházeli </text:span><text:span text:style-name="T361">lidé </text:span><text:span text:style-name="T355">i z odlehlých míst, aby pro své nemocné či pro dobytek tuto vodu opatřili</text:span>. <text:span text:style-name="T355">Když tento svatý stařec vydechl naposledy</text:span>, <text:span text:style-name="T355">po dva týdny byla u jeho hrobu slyšet přesladká harmonie zpěvu</text:span>, <text:span text:style-name="T355">takže někteří z bludařů, kteří bydleli kolem kláštera</text:span>, <text:span text:style-name="T355">zděšeni utíkali do města</text:span>. (Hag.. n. 56g).</text:p>
      <text:p text:style-name="P47"><text:span text:style-name="T356">V klášteře Panny Marie od Neposkvrněného Početí v Avesnières</text:span><text:span text:style-name="T356"><text:note text:id="ftn44" text:note-class="footnote"><text:note-citation>44</text:note-citation><text:note-body><text:p text:style-name="P79"><text:span text:style-name="T105">Monasterium B. M. de Immaculata Conceptione</text:span>, <text:span text:style-name="T3">Abbaye Notre-Dame de la Coudre</text:span> je klášter trapistek ve městě Laval nedaleko Rennes na severozápadě Francie. Založen 1818 z Port-du-Salut, 1826 se stal Opatstvím. </text:p></text:note-body></text:note></text:span><text:span text:style-name="T356"> </text:span><text:span text:style-name="T20">[</text:span><text:span text:style-name="Menologium_20_-_20_pronuntiatio"><text:span text:style-name="T356">avéniér</text:span></text:span><text:span text:style-name="T20">]</text:span>, <text:span text:style-name="T356">roku </text:span><text:span text:style-name="T185">1</text:span>85<text:span text:style-name="T185">1</text:span>, <text:span text:style-name="T356">zbožně odešla Ctihodná Matka </text:span><text:span text:style-name="T43">Alžběta</text:span><text:span text:style-name="T22"> Piette </text:span><text:span text:style-name="T168">[</text:span><text:span text:style-name="Menologium_20_-_20_pronuntiatio"><text:span text:style-name="T168">pět</text:span></text:span><text:span text:style-name="T168">]</text:span>, pr<text:span text:style-name="T356">vní Abatyše</text:span>. <text:span text:style-name="T356">Pocházela z Lutychu</text:span>,<text:note text:id="ftn45" text:note-class="footnote"><text:note-citation>45</text:note-citation><text:note-body><text:p text:style-name="P60"><text:span text:style-name="T132">Leodium</text:span>, <text:span text:style-name="T15">Liège</text:span><text:span text:style-name="T217"> </text:span><text:span text:style-name="T218">je velké universitní město v Belgii, nedaleko Bruselu.</text:span></text:p></text:note-body></text:note> <text:span text:style-name="T356">už jako dívka ve světě si zvyk</text:span><text:span text:style-name="T357">a</text:span><text:span text:style-name="T356">la na klášterní způsob života</text:span>, <text:span text:style-name="T357">zatímco další duchovní praktiky si osvojovala s vděčností a radostným zalíbením</text:span>. <text:span text:style-name="T358">Když se s</text:span><text:span text:style-name="T357">tala novickou v klášteře Panny Marie od Věčnosti ve Vestfálsku</text:span>,<text:span text:style-name="T57"><text:note text:id="ftn46" text:note-class="footnote"><text:note-citation>46</text:note-citation><text:note-body><text:p text:style-name="P80"><text:span text:style-name="Menologium_20_-_20_commentarium"><text:span text:style-name="T139">Darfeld</text:span></text:span><text:span text:style-name="Menologium_20_-_20_commentarium">, n</text:span><text:span text:style-name="Menologium_20_-_20_commentarium"><text:span text:style-name="T73">ěmecké </text:span></text:span><text:span text:style-name="Menologium_20_-_20_commentarium">m</text:span><text:span text:style-name="Menologium_20_-_20_commentarium"><text:span text:style-name="T73">ěstečko nedaleko </text:span></text:span><text:span text:style-name="Menologium_20_-_20_commentarium"><text:span text:style-name="T79">Münster</text:span></text:span><text:span text:style-name="Menologium_20_-_20_commentarium"><text:span text:style-name="T80">u</text:span></text:span><text:span text:style-name="Menologium_20_-_20_commentarium"><text:span text:style-name="T73"> (</text:span></text:span><text:span text:style-name="Menologium_20_-_20_commentarium">Vestf</text:span><text:span text:style-name="Menologium_20_-_20_commentarium"><text:span text:style-name="T64">álsko). V letech 1795-1825 tam nov</text:span></text:span><text:span text:style-name="Menologium_20_-_20_commentarium"><text:span text:style-name="T73">ě vystavěný klášter v části města Rosenthal</text:span></text:span><text:span text:style-name="Menologium_20_-_20_commentarium"><text:span text:style-name="T64"> slou</text:span></text:span><text:span text:style-name="Menologium_20_-_20_commentarium"><text:span text:style-name="T73">ž</text:span></text:span><text:span text:style-name="Menologium_20_-_20_commentarium"><text:span text:style-name="T64">il jako </text:span></text:span><text:span text:style-name="Menologium_20_-_20_commentarium"><text:span text:style-name="T73">ú</text:span></text:span><text:span text:style-name="Menologium_20_-_20_commentarium"><text:span text:style-name="T64">to</text:span></text:span><text:span text:style-name="Menologium_20_-_20_commentarium"><text:span text:style-name="T73">č</text:span></text:span><text:span text:style-name="Menologium_20_-_20_commentarium"><text:span text:style-name="T64">i</text:span></text:span><text:span text:style-name="Menologium_20_-_20_commentarium"><text:span text:style-name="T73">š</text:span></text:span><text:span text:style-name="Menologium_20_-_20_commentarium"><text:span text:style-name="T64">t</text:span></text:span><text:span text:style-name="Menologium_20_-_20_commentarium"><text:span text:style-name="T73">ě</text:span></text:span><text:span text:style-name="Menologium_20_-_20_commentarium"><text:span text:style-name="T64"> trapist</text:span></text:span><text:span text:style-name="Menologium_20_-_20_commentarium"><text:span text:style-name="T73">ů</text:span></text:span><text:span text:style-name="Menologium_20_-_20_commentarium"><text:span text:style-name="T64">m a trapistk</text:span></text:span><text:span text:style-name="Menologium_20_-_20_commentarium"><text:span text:style-name="T73">ám </text:span></text:span><text:span text:style-name="Menologium_20_-_20_commentarium"><text:span text:style-name="T64">vyhnan</text:span></text:span><text:span text:style-name="Menologium_20_-_20_commentarium"><text:span text:style-name="T73">ý</text:span></text:span><text:span text:style-name="Menologium_20_-_20_commentarium"><text:span text:style-name="T64">m z Francie a Ruska. </text:span></text:span><text:span text:style-name="Menologium_20_-_20_commentarium"><text:span text:style-name="T140">(</text:span></text:span><text:span text:style-name="Menologium_20_-_20_commentarium"><text:span text:style-name="T150">č</text:span></text:span><text:span text:style-name="Menologium_20_-_20_commentarium"><text:span text:style-name="T151">erv</text:span></text:span><text:span text:style-name="Menologium_20_-_20_commentarium"><text:span text:style-name="T140">en, pozn. 4</text:span></text:span><text:span text:style-name="Menologium_20_-_20_commentarium"><text:span text:style-name="T151">5</text:span></text:span><text:span text:style-name="Menologium_20_-_20_commentarium"><text:span text:style-name="T140">)</text:span></text:span></text:p></text:note-body></text:note></text:span> <text:span text:style-name="T358">spolu se sestrami statečně snášela občas téměř nesnesitelnou chudobu </text:span><text:span text:style-name="T361">a nedostatek </text:span><text:span text:style-name="T358">některých věcí, a přísnost života</text:span>, <text:span text:style-name="T358">stejně </text:span><text:span text:style-name="T361">jako</text:span><text:span text:style-name="T358"> i těžké zkoušky v počátcích mnišského života</text:span>. Č<text:span text:style-name="T358">tyři roky po věčných slibech pak byla ustanovena Představenou útočiště ve městě </text:span>Borut <text:span text:style-name="T358">u Lutychu</text:span>, <text:span text:style-name="T358">poté znovu v klášteře Svaté Kateřiny ve městě Laval</text:span>, <text:span text:style-name="T358">kde se také stala Abatyší</text:span>, <text:span text:style-name="T358">a stala se </text:span><text:span text:style-name="T361">proslulou</text:span><text:span text:style-name="T358"> pro svou víru a lásku, trpělivost, horlivost Řeholi a zbožnost</text:span>. (Hag., n. 683, et Supp<text:span text:style-name="T185">l</text:span>., p. 12-13).</text:p>
      <text:p text:style-name="P28"/>
      <text:p text:style-name="P34"><text:soft-page-break/><text:span text:style-name="T359">Roku</text:span> 1217, <text:span text:style-name="T359">posvěcení kostela v </text:span>Casamari, <text:span text:style-name="T359">kterého se ujal Svatý Otec </text:span>Honori<text:span text:style-name="T359">us </text:span>III. <text:span text:style-name="T359">ke cti Svatých Jana a Pavla</text:span>, <text:span text:style-name="T359">mučedníků</text:span>.</text:p>
      <text:p text:style-name="P34"><text:span text:style-name="T359">Roku </text:span>1856, <text:span text:style-name="T359">posvěcení kostela Panny Marie od Svatého Místa u Sedmi Pramenů (</text:span>Sept-Fonts<text:span text:style-name="T359">)</text:span>.</text:p>
      <text:p text:style-name="P28"/>
      <text:p text:style-name="P31">16. září.</text:p>
      <text:p text:style-name="P29"><text:span text:style-name="T362">Pro nebe se narodil Svatý </text:span><text:span text:style-name="T22">Martin de Finojosa</text:span> <text:span text:style-name="T363">[</text:span><text:span text:style-name="Menologium_20_-_20_pronuntiatio"><text:span text:style-name="T363">finochosa</text:span></text:span><text:span text:style-name="T363">]</text:span>, <text:span text:style-name="T363">jemuž bylo později dáno jméno Kněz</text:span>, <text:span text:style-name="T363">kdysi Biskupa </text:span><text:span text:style-name="T364">diecéze Sigüenza</text:span>, <text:span text:style-name="T364">jehož svátek se slaví dne </text:span>5. <text:span text:style-name="T364">května</text:span>.</text:p>
      <text:p text:style-name="P28"><text:span text:style-name="T365">Ve francouzské</text:span><text:span text:style-name="T366">m</text:span><text:span text:style-name="T365"> </text:span><text:span text:style-name="T366">klášteře </text:span>Quinc<text:span text:style-name="T365">y</text:span><text:span text:style-name="T365"><text:note text:id="ftn47" text:note-class="footnote"><text:note-citation>47</text:note-citation><text:note-body><text:p text:style-name="P61"><text:span text:style-name="T132">Quinciac</text:span><text:span text:style-name="T133">um</text:span><text:span text:style-name="T365">, </text:span><text:span text:style-name="T16">A</text:span><text:span text:style-name="T17">bbaye Notre-Dame de Quincy </text:span><text:span text:style-name="T219">byl cisterciácký klášter nedaleko Auxerre ve středu Francie. Založen 1133 z Pontigny, zrušen 1790.</text:span></text:p></text:note-body></text:note></text:span><text:span text:style-name="T365"> [</text:span><text:span text:style-name="Menologium_20_-_20_pronuntiatio"><text:span text:style-name="T365">quinsi</text:span></text:span><text:span text:style-name="T365">]</text:span>, <text:span text:style-name="T365">byl umučen</text:span> <text:span text:style-name="T22">b</text:span><text:span text:style-name="T44">lahoslavený </text:span><text:span text:style-name="T22">Galter</text:span> <text:span text:style-name="T365">či </text:span><text:span text:style-name="T22">Walter</text:span>, <text:span text:style-name="T365">Opat</text:span>, <text:span text:style-name="T366">a někteří se o něm domnívají, že byl zvolen Biskupem diecéze Auxerre</text:span><text:span text:style-name="T366"><text:note text:id="ftn48" text:note-class="footnote"><text:note-citation>48</text:note-citation><text:note-body><text:p text:style-name="Footnote">Episcopu<text:span text:style-name="T366">s</text:span> Antissiodorens<text:span text:style-name="T366">is</text:span></text:p></text:note-body></text:note></text:span><text:span text:style-name="T366"> [</text:span><text:span text:style-name="Menologium_20_-_20_pronuntiatio"><text:span text:style-name="T367">os</text:span></text:span><text:span text:style-name="Menologium_20_-_20_pronuntiatio"><text:span text:style-name="T366">ér</text:span></text:span><text:span text:style-name="T366">]</text:span>. <text:span text:style-name="T367">Převládá však ústní podání, že zemřel jako mučedník</text:span>, <text:span text:style-name="T367">tohoto dne roku</text:span> 1244. <text:span text:style-name="T368">Jakým způsobem smrti či při jaké příležitosti zemřel, to nevíme</text:span>. <text:span text:style-name="T368">Vypráví se však, že mnozí z věřících, kteří navštívili jeho hrob, byli vyléčení z horečky</text:span>, <text:span text:style-name="T368">a také v Quincy ještě dnes poutníci navštěvují pramen se sochou blahoslaveného</text:span>. (Hag., n. <text:span text:style-name="T365">1</text:span>5<text:span text:style-name="T365">9</text:span>).</text:p>
      <text:p text:style-name="P28"><text:span text:style-name="T369">V belgickém klášteře </text:span>Jardinet<text:note text:id="ftn49" text:note-class="footnote"><text:note-citation>49</text:note-citation><text:note-body><text:p text:style-name="Footnote"><text:span text:style-name="T105">Jardinet</text:span><text:span text:style-name="T122">um</text:span><text:span text:style-name="T369">, </text:span><text:span text:style-name="T10">Abbaye Notre-Dame du Jardinet</text:span><text:span text:style-name="T369"> byl cisterciácký klášter ve městě Walcourt nedaleko města Charleroi na jihozápadě Belgie. Založen 1232 </text:span><text:span text:style-name="T371">jako ženský, v roce 1441 skomírající komunita nahrazena mužskou z kláštera Moulins</text:span><text:span text:style-name="T369">, v roce 1793 zničen a komunita vyhnána, 1796 zrušen.</text:span></text:p></text:note-body></text:note> <text:span text:style-name="T369">[</text:span><text:span text:style-name="Menologium_20_-_20_pronuntiatio"><text:span text:style-name="T369">žardiné</text:span></text:span><text:span text:style-name="T369">]</text:span>, 20. d<text:span text:style-name="T369">n</text:span>e <text:span text:style-name="T369">tohoto měsíce roku </text:span>1478, <text:span text:style-name="T369">zesnul svatý </text:span>Reformátor <text:span text:style-name="T22">Jan Eustachi</text:span><text:span text:style-name="T45">us</text:span>. <text:span text:style-name="T369">Jako mladík složil řeholní sliby v Řádu svatého Augustina</text:span>. <text:span text:style-name="T370">Když se </text:span><text:span text:style-name="T381">však</text:span><text:span text:style-name="T370"> dozvěděl, že v oblasti kolem města Namur podivuhodným způsobem rozkvetla Řehole v Cisterciáckém klášteře, a opět volá k dávné přísnosti</text:span>, <text:span text:style-name="T370">se souhlasem přestavených se odebral do kláštera Moulins</text:span><text:span text:style-name="T370"><text:note text:id="ftn50" text:note-class="footnote"><text:note-citation>50</text:note-citation><text:note-body><text:p text:style-name="Footnote"><text:span text:style-name="T123">Monasterium </text:span><text:span text:style-name="T105">Molinense</text:span>, <text:span text:style-name="T3">Abbaye de Moulins-Warnant</text:span> <text:span text:style-name="T370">byl cisterciácký klášter v obci Anhée nedaleko Namuru na jihozápadě Belgie. Založen 1233 z Soleilmontu jako klášter ženský, 1414 je Abatyše sesazena, sestry zbaveny slibu stability a poslušnosti, a dostaly penzi. Z klášterů Villers a Aulne sem byla povolána mužská komunita. 1785 klášter zrušen.</text:span></text:p></text:note-body></text:note></text:span><text:span text:style-name="T370"> [</text:span><text:span text:style-name="Menologium_20_-_20_pronuntiatio"><text:span text:style-name="T370">mulãn</text:span></text:span><text:span text:style-name="T370">]</text:span>. <text:span text:style-name="T371">Opat z Aulne jej pak vyslal do kláštera </text:span>Jardinet, <text:span text:style-name="T371">aby reformoval </text:span><text:span text:style-name="T381">tento </text:span><text:span text:style-name="T371">klášter mnišek</text:span>. <text:span text:style-name="T371">Tři mnišky, které tam nalezl, pro svobodnější život poslal do jiných klášterů</text:span>. <text:span text:style-name="T371">Posílen dalšími druhy tam pak žil ve veliké chudobě</text:span>, š<text:span text:style-name="T371">pinavou a odpudivou práci dával sobě dřív</text:span><text:span text:style-name="T381">e</text:span><text:span text:style-name="T371"> než bratřím</text:span>. <text:span text:style-name="T372">Vzhledem k tomu, že se kolem něj doširoka dodaleka šířila vůně svatého života</text:span>, <text:span text:style-name="T372">vzdělaní muži, kteří měli namířeno k církevním hodnostem, se na jeho povzbuzení svobodně zříkali světa</text:span>. <text:span text:style-name="T373">Mnohé kláštery </text:span><text:soft-page-break/><text:span text:style-name="T373">díky jeho dovednosti a píli znovu přijal</text:span><text:span text:style-name="T381">y</text:span><text:span text:style-name="T373"> dávnou observanci</text:span>, <text:span text:style-name="T373">na druhou stranu proti němu spřádali vznešení rodiče velké plány</text:span>. <text:span text:style-name="T373">Vládci se těšili z přízně tohoto svatého muže</text:span>. Čí<text:span text:style-name="T373">m víc</text:span><text:span text:style-name="T381">e</text:span><text:span text:style-name="T373"> však vyrostl v očích všech</text:span>, <text:span text:style-name="T373">tím více se považoval za služebníka neužitečného</text:span>. <text:span text:style-name="T373">Proslavil se také duchem proroctví</text:span>; <text:span text:style-name="T373">i lidem nepřítomným, kteří jej vzývali, přispěl na pomoc</text:span>. <text:span text:style-name="T374">Byl převelice štědrý k chudým</text:span>, <text:span text:style-name="T374">a obilí, které vydával potřebným</text:span>, <text:span text:style-name="T374">nezřídka zázračným způsobem rozmnožil</text:span>. <text:span text:style-name="T374">Poté, </text:span><text:span text:style-name="T381">co</text:span><text:span text:style-name="T374"> pro slabosti stáří k nevoli bratří složil úřad Opata</text:span>, <text:span text:style-name="T374">o čtyři roky později s tváří klidnou a vděčnou mezi svými drahými a v jejich objetí odešel ze života</text:span>. (Hag., n. 483).</text:p>
      <text:p text:style-name="P45"><text:s text:c="4"/></text:p>
      <text:p text:style-name="P31">17. září.</text:p>
      <text:p text:style-name="P49"><text:span text:style-name="T375">V</text:span> Prus<text:span text:style-name="T375">ku</text:span>, <text:span text:style-name="T375">památka na umučení Opata a mnichů kláštera Oliwa,</text:span><text:span text:style-name="T58"><text:note text:id="ftn51" text:note-class="footnote"><text:note-citation>51</text:note-citation><text:note-body><text:p text:style-name="P82"><text:span text:style-name="T131">C</text:span><text:span text:style-name="T130">œnobi</text:span><text:span text:style-name="T131">um</text:span><text:span text:style-name="T130"> Oliviensis,</text:span><text:span text:style-name="T376"> Opactwo Cystersów w Oliwie</text:span> je <text:span text:style-name="T375">cisterciácký klášter v Oliwie, </text:span>m<text:span text:style-name="T86">ěstsk</text:span><text:span text:style-name="T92">é</text:span><text:span text:style-name="T86"> část Gdaňsku, přístavu na severu Polska. </text:span><text:span text:style-name="T92">Založen v</text:span><text:span text:style-name="T91"> roce 1188 z kláštera </text:span><text:span text:style-name="T101">Kołbacz</text:span><text:span text:style-name="T91">. V roce 1831 zrušen, znovu osídlen 1945 z kláštera </text:span><text:span text:style-name="T101">Szczyrzyc</text:span><text:span text:style-name="T91">. </text:span><text:span text:style-name="Menologium_20_-_20_commentarium"><text:span text:style-name="T140">(</text:span></text:span><text:span text:style-name="Menologium_20_-_20_commentarium"><text:span text:style-name="T153">s</text:span></text:span><text:span text:style-name="Menologium_20_-_20_commentarium"><text:span text:style-name="T151">r</text:span></text:span><text:span text:style-name="Menologium_20_-_20_commentarium"><text:span text:style-name="T153">p</text:span></text:span><text:span text:style-name="Menologium_20_-_20_commentarium"><text:span text:style-name="T140">en, pozn. </text:span></text:span><text:span text:style-name="Menologium_20_-_20_commentarium"><text:span text:style-name="T153">79</text:span></text:span><text:span text:style-name="Menologium_20_-_20_commentarium"><text:span text:style-name="T140">)</text:span></text:span></text:p></text:note-body></text:note></text:span><text:span text:style-name="T58"> </text:span><text:span text:style-name="T59">z nichž některé v roce </text:span>1224, <text:span text:style-name="T375">jiné v roce </text:span>1236 <text:span text:style-name="T375">pozabíjeli pohané</text:span>. (Hag , n. 199).</text:p>
      <text:p text:style-name="P28"><text:span text:style-name="T377">V belgickém klášteře Félixpré</text:span><text:span text:style-name="T377"><text:note text:id="ftn52" text:note-class="footnote"><text:note-citation>52</text:note-citation><text:note-body><text:p text:style-name="P57"><text:span text:style-name="T105">Feli</text:span><text:span text:style-name="T124">x </text:span><text:span text:style-name="T105">Prat</text:span><text:span text:style-name="T124">um</text:span><text:span text:style-name="T377">, </text:span><text:span text:style-name="T11">Abbaye Notre-Dame de Félixpré</text:span><text:span text:style-name="T377"> byl klášter cisterciaček u obce Givet na jihu Belgie (dnešní Francie), založen 1230, zrušen 1790.</text:span></text:p></text:note-body></text:note></text:span><text:span text:style-name="T377"> [</text:span><text:span text:style-name="Menologium_20_-_20_pronuntiatio"><text:span text:style-name="T377">felispré</text:span></text:span><text:span text:style-name="T377">]</text:span>, <text:span text:style-name="T378">roku</text:span> 1617, <text:span text:style-name="T378">odešla do nebe převelice zbožná mniška </text:span><text:span text:style-name="T22">Anna Biena </text:span><text:span text:style-name="T169">[</text:span><text:span text:style-name="Menologium_20_-_20_pronuntiatio"><text:span text:style-name="T169">bjena</text:span></text:span><text:span text:style-name="T169">]</text:span>. <text:span text:style-name="T378">Měla ve zvyku jako první přicházet ke společným modlitbám a jako poslední odcházet</text:span>.<text:span text:style-name="T378"> Ustavičně rozmlouval</text:span><text:span text:style-name="T380">a </text:span><text:span text:style-name="T378">s nebešťany</text:span>, <text:span text:style-name="T379">také pokrm přijímal</text:span><text:span text:style-name="T380">a</text:span><text:span text:style-name="T379"> tak málo, jak jen mohl</text:span><text:span text:style-name="T380">a</text:span>, <text:span text:style-name="T380">a oči ani ducha neodvracela od rozjímání Kristový</text:span><text:span text:style-name="T381">ch</text:span><text:span text:style-name="T380"> utrpení</text:span>. <text:span text:style-name="T380">Pohnuta touhou po evangelní pokoře a chudobě</text:span>, <text:span text:style-name="T380">vybírala si všechno co nejnižší</text:span>. <text:span text:style-name="T380">Neuplynul téměř den, </text:span><text:span text:style-name="T381">a</text:span><text:span text:style-name="T380">by se z něčeho neobvinila, třebaže sestry žádnou vinu neviděly</text:span>. <text:span text:style-name="T380">Nestrpěla v sobě nic, co by jiným působilo nepohodlí</text:span>. <text:span text:style-name="T380">Chudou dívku skoro celou pokrytou vředy za dva roky uzdravila podivuhodnou láskou</text:span>. <text:span text:style-name="T380">Když po padesáti třech letech mnišského života nábožně zemřela</text:span>, <text:span text:style-name="T380">z rozhodnutí Otce Zpovědníka byla pohřbena na čestnějším místě než ostatní sestry</text:span>. (Hag., n. 553).</text:p>
      <text:p text:style-name="P28"/>
      <text:p text:style-name="P34"><text:span text:style-name="T380">Roku</text:span> 1894, <text:span text:style-name="T380">posvěcení kostela Panny Marie od Královského Města</text:span>,<text:note text:id="ftn53" text:note-class="footnote"><text:note-citation>53</text:note-citation><text:note-body><text:p text:style-name="Footnote">B. M. de Villa Regia</text:p></text:note-body></text:note> <text:span text:style-name="T380">za přítomnosti všech Otců Řádu, kteří se tam tehdy sešli ke generální kapitule</text:span>. <text:span text:style-name="T380">Tento svátek se pak slaví dne </text:span>17. ří<text:span text:style-name="T380">jna</text:span>.</text:p>
      <text:p text:style-name="P11"><text:s/></text:p>
      <text:p text:style-name="P31">18. září.</text:p>
      <text:p text:style-name="P50"><text:soft-page-break/><text:span text:style-name="T382">V</text:span> <text:span text:style-name="T382">Irsku</text:span>, <text:span text:style-name="T382">slavný Velekněz </text:span><text:span text:style-name="T22">Patri</text:span><text:span text:style-name="T46">k</text:span><text:span text:style-name="T22"> Plunket </text:span><text:span text:style-name="T170">[</text:span><text:span text:style-name="Menologium_20_-_20_pronuntiatio"><text:span text:style-name="T170">planket</text:span></text:span><text:span text:style-name="T170">]</text:span>, <text:span text:style-name="T382">Biskup</text:span> <text:span text:style-name="T382">diecéze Meath</text:span><text:span text:style-name="T382"><text:note text:id="ftn54" text:note-class="footnote"><text:note-citation>54</text:note-citation><text:note-body><text:p text:style-name="P5"><text:span text:style-name="T382">Dioecesis </text:span>Midensis</text:p></text:note-body></text:note></text:span><text:span text:style-name="T382"> [</text:span><text:span text:style-name="Menologium_20_-_20_pronuntiatio"><text:span text:style-name="T382">mít</text:span></text:span><text:span text:style-name="T382">]</text:span>. <text:span text:style-name="T382">Jako mladík získal humanitní vzdělání v Lovani, pak se vrátil do </text:span>Dublinu <text:span text:style-name="T382">a složil sliby v posvátném Cisterciáckém Řádu</text:span>. <text:span text:style-name="T382">Poté zajistil vzdělání svému příbuznému, chlapci </text:span>Oliveru Plunket<text:span text:style-name="T382">ovi</text:span>, <text:span text:style-name="T382">budoucímu Primasu království a blahoslavenému mučedníkovi</text:span>, <text:span text:style-name="T382">a stal se plodným kazatelem Božího slova</text:span>. <text:span text:style-name="T383">Proto byl také z apoštolské autority ustanoven titulárním Opatem přeslavného Opatství Panny Marie </text:span>Dublin<text:span text:style-name="T383">ské</text:span>. <text:span text:style-name="T383">A když roku </text:span>1638 Cisterciá<text:span text:style-name="T383">ci v Irsku založili novou Kongregaci Řádu připojenou ke Kastilské Kongregaci</text:span>, <text:span text:style-name="T383">pod ochranou svatých Otců </text:span>Bernard<text:span text:style-name="T383">a</text:span> <text:span text:style-name="T383">a </text:span>Malachiáš<text:span text:style-name="T383">e</text:span>, <text:span text:style-name="T383">jednomyslnou volbou kapitulářů byl vybrán jako první Generální </text:span>Præses. <text:span text:style-name="T383">Roku </text:span>1647 <text:span text:style-name="T383">byl jmenován Biskupem diecéze Ardagh</text:span><text:span text:style-name="T383"><text:note text:id="ftn55" text:note-class="footnote"><text:note-citation>55</text:note-citation><text:note-body><text:p text:style-name="P5"><text:span text:style-name="T383">Dioecesis </text:span>Ardaghensis</text:p></text:note-body></text:note></text:span><text:span text:style-name="T383"> [</text:span><text:span text:style-name="Menologium_20_-_20_pronuntiatio"><text:span text:style-name="T383">ardach</text:span></text:span><text:span text:style-name="T383">]</text:span>, <text:span text:style-name="T383">těžce jej postihlo </text:span>Cromwello<text:span text:style-name="T383">vo nanejvýš krvavé pronásledování katolíků</text:span>, <text:span text:style-name="T383">mezitím se skrýval v lesích, jeskyních či chaloupkách chudých</text:span>, <text:span text:style-name="T384">a </text:span><text:span text:style-name="T383">po nocích přinášel věří</text:span><text:span text:style-name="T384">cí</text:span><text:span text:style-name="T383">m náboženské útěchy</text:span>; <text:span text:style-name="T383">po sedm let by</text:span><text:span text:style-name="T384">l</text:span><text:span text:style-name="T383"> jediným Biskupem v Irsku</text:span>. <text:span text:style-name="T383">Nakonec ovšem i on musel uprchnout</text:span>. <text:span text:style-name="T383">Vrátil se však, a když poznal, že místodržící chce způsobit rozkol mezi katolíky</text:span>, <text:span text:style-name="T383">zapomněl na strach z vězení či ze smrti</text:span>, <text:span text:style-name="T384">a </text:span><text:span text:style-name="T383">tento pokus důrazně a s konečnou platností potlačil</text:span>. <text:span text:style-name="T383">Když se o jeho zásluhách dozvěděl Svatý Otec, přesunul jej na vznešenější stolec diecéze Meath</text:span>. <text:span text:style-name="T383">Na tomto místě se pak ukázal býti otcem chudých, třebaže sám chudý</text:span>. <text:span text:style-name="T383">Byl převelice zkušený ve věcech církevních a </text:span><text:span text:style-name="T384">měl</text:span><text:span text:style-name="T383"> převelikou péči o spásu duší</text:span>. <text:span text:style-name="T384">P</text:span><text:span text:style-name="T383">oté, co čtrnáct let spasitelně vedl </text:span><text:span text:style-name="T384">ještě </text:span><text:span text:style-name="T383">tuto diecézi</text:span>, <text:span text:style-name="T383">zesnul tento ctihodný velekněz roku </text:span>1679<text:span text:style-name="T383"> smrtí spravedlivých</text:span>. (Hag., n. 247).</text:p>
      <text:p text:style-name="P8"/>
      <text:p text:style-name="P31">19. září.</text:p>
      <text:p text:style-name="P29"><text:span text:style-name="T385">V</text:span> Cla<text:span text:style-name="T385">i</text:span>rva<text:span text:style-name="T385">ux</text:span>, <text:span text:style-name="T385">převelice oddaný mnich římského kláštera svatých </text:span>Vincen<text:span text:style-name="T385">ce a </text:span>Anastasi<text:span text:style-name="T385">a</text:span><text:span text:style-name="T385"><text:note text:id="ftn56" text:note-class="footnote"><text:note-citation>56</text:note-citation><text:note-body><text:p text:style-name="P57"><text:span text:style-name="T105">Roman</text:span><text:span text:style-name="T125">um</text:span><text:span text:style-name="T105"> coenobi</text:span><text:span text:style-name="T125">um</text:span><text:span text:style-name="T105"> SS. Vincentii et Anastasii</text:span>, <text:span text:style-name="T263">Abbazia delle Tre Fontane</text:span> <text:span text:style-name="T385">je trapistický klášter v Římě nedaleko basiliky svatého Pavla za Hradbami </text:span><text:span text:style-name="T386">na místě stětí svatého Pavla, kdy jeho hlava údajně třikrát dopadla na zem, a na každém z těchto míst vytryskl pramen</text:span><text:span text:style-name="T385">. V polovině 7. století se zde nacházel řecko-arménský klášter, na konci 11. století pak připadl cluniackým benediktinům. V roce 1140 klášter </text:span><text:span text:style-name="T386">obdrželi</text:span><text:span text:style-name="T385"> cisterciáci, prvním opatem byl pozdější papež Evžen III. V roce 1808 byl klášter uzavřen Francouzi, 1868 byl obnoven a svěřen trapistům. </text:span></text:p></text:note-body></text:note></text:span><text:span text:style-name="T385"> jménem </text:span><text:span text:style-name="T22">Balsamus</text:span>. <text:span text:style-name="T387">Třebaže se věnoval usilovn</text:span><text:span text:style-name="T388">é</text:span><text:span text:style-name="T387"> péči o svůj klášter</text:span>, <text:span text:style-name="T387">přece </text:span><text:span text:style-name="T388">však kromě společné observance Řádu a dalších dobrých skutků, které vykonával</text:span>, <text:span text:style-name="T388">se každý den modlil celý žaltář a své tělo trestal bičem</text:span>. <text:span text:style-name="T388">Když jednou kvůli záležitostem, které mu byly svěřeny, </text:span><text:soft-page-break/><text:span text:style-name="T388">přišel do </text:span>Cla<text:span text:style-name="T388">i</text:span>rva<text:span text:style-name="T388">ux</text:span>, <text:span text:style-name="T388">převelice pokornými prosbami </text:span><text:span text:style-name="T393">si </text:span><text:span text:style-name="T388">od Svatého Opata </text:span>Bernard<text:span text:style-name="T388">a vyžádal a obdržel</text:span>, <text:span text:style-name="T388">že po </text:span><text:span text:style-name="T393">jeho</text:span><text:span text:style-name="T388"> smrti se za něj konvent v Clairvaux pomodlí celé Officium za zemřelé</text:span>. <text:span text:style-name="T389">Když toho dosáhl, již považoval </text:span>Cla<text:span text:style-name="T389">i</text:span>rva<text:span text:style-name="T389">ux za své a sebe za mnicha tohoto kláštera</text:span>, <text:span text:style-name="T389">a od toho času měl ve zvyku se modlit za zemřelé bratry z </text:span>Cla<text:span text:style-name="T389">i</text:span>r<text:span text:style-name="T389">v</text:span>a<text:span text:style-name="T389">ux</text:span> <text:span text:style-name="T389">obvyklá Officia</text:span>. <text:span text:style-name="T390">Když tam zase jednou přišel</text:span>, <text:span text:style-name="T390">stalo se jednomu z bratrů, že jeho život se přiblížil </text:span><text:span text:style-name="T393">ke </text:span><text:span text:style-name="T390">svému konci</text:span>. <text:span text:style-name="T390">Když pak zazněla tabula na znamení bratrovy blízké smrti a on uviděl tu sešlost mnichů a převelice oddaný zástup konvršů, který se tam objevil</text:span>, <text:span text:style-name="T390">jehož dober si s žhnoucím srdcem přál býti účasten</text:span>, <text:span text:style-name="T390">s mocným lkaním žádal, aby posečkali</text:span>. <text:span text:style-name="T390">Zazpívali tedy antifonu</text:span>, <text:span text:style-name="T390">a když se v závěru říkalo </text:span>«<text:span text:style-name="T390">Pane, smiluj se nad hříšníkem</text:span>», <text:span text:style-name="T390">všichni obvyklým způsobem žádali o smilování ve venii</text:span>, <text:span text:style-name="T390">když jej na místě zachvátila horečka</text:span>, <text:span text:style-name="T390">která jej až do smrti všelijakými útrapami sužovala a očišťovala</text:span>, <text:span text:style-name="T391">a jemu se splnilo přání tak šťastně, jak </text:span><text:span text:style-name="T393">jeho </text:span><text:span text:style-name="T391">smrt přišla rychle</text:span>. (Hag., n. 368).</text:p>
      <text:p text:style-name="P51"><text:span text:style-name="T392">V francouzském klášteře </text:span>Almanarr<text:span text:style-name="T392">e</text:span><text:span text:style-name="T392"><text:note text:id="ftn57" text:note-class="footnote"><text:note-citation>57</text:note-citation><text:note-body><text:p text:style-name="Footnote"><text:span text:style-name="T105">Almanarr</text:span><text:span text:style-name="T126">a</text:span><text:span text:style-name="T392">, </text:span><text:span text:style-name="T12">Abbaye Saint-Pierre de l'Almanarre</text:span><text:span text:style-name="T392"> byl klášter cisterciaček na jihovýchodě Francie u města Toulon. Předtím zde byl mužský benediktinský klášter založený 989. Klášter cisterciaček založen 1220 z kláštera Saint-Pons de Gémenos. Zrušen 1793. </text:span></text:p></text:note-body></text:note></text:span><text:span text:style-name="T392"> [</text:span><text:span text:style-name="Menologium_20_-_20_pronuntiatio"><text:span text:style-name="T392">almanar</text:span></text:span><text:span text:style-name="T392">]</text:span>, d<text:span text:style-name="T392">n</text:span>e 20. <text:span text:style-name="T392">tohoto měsíce roku </text:span>1652, <text:span text:style-name="T392">se zbavila pout svého těla zbožná </text:span>Abat<text:span text:style-name="T392">yše</text:span> <text:span text:style-name="T22">Mar</text:span><text:span text:style-name="T47">kéta </text:span><text:span text:style-name="T22">de Forbin de Solliers </text:span><text:span text:style-name="T193">[</text:span><text:span text:style-name="Menologium_20_-_20_pronuntiatio"><text:span text:style-name="T171">d</text:span></text:span><text:span text:style-name="Menologium_20_-_20_pronuntiatio"><text:span text:style-name="T167">ə </text:span></text:span><text:span text:style-name="Menologium_20_-_20_pronuntiatio"><text:span text:style-name="T171">forbãn d</text:span></text:span><text:span text:style-name="Menologium_20_-_20_pronuntiatio"><text:span text:style-name="T167">ə </text:span></text:span><text:span text:style-name="Menologium_20_-_20_pronuntiatio"><text:span text:style-name="T171">solié</text:span></text:span><text:span text:style-name="T193">]</text:span>. <text:span text:style-name="T392">Vstoupila do tohoto kláštera jako devítiletá dívka</text:span>, <text:span text:style-name="T392">byla obohacena, dalo by se říct, mystickými milostmi</text:span>. <text:span text:style-name="T392">Padesát let vykonávala úřad </text:span>Abat<text:span text:style-name="T392">yše</text:span>, <text:span text:style-name="T392">a nesmírně se snažila, aby tam opět vykvetla mnišská disciplína</text:span>. (Hag., n. 582).</text:p>
      <text:p text:style-name="P8"/>
      <text:p text:style-name="P31">20. září.</text:p>
      <text:p text:style-name="P83"><text:span text:style-name="T250">Ve Francii</text:span><text:span text:style-name="T242">, </text:span><text:span text:style-name="T250">roku </text:span><text:span text:style-name="T242">1709, </text:span><text:span text:style-name="T250">k Bohu vystoupil svatý a ctihodný Opat </text:span><text:span text:style-name="T242">Dom </text:span><text:span text:style-name="T255">Eustachius de Beaufort </text:span><text:span text:style-name="T259">[</text:span><text:span text:style-name="Menologium_20_-_20_pronuntiatio"><text:span text:style-name="T174">d</text:span></text:span><text:span text:style-name="Menologium_20_-_20_pronuntiatio"><text:span text:style-name="T175">ə </text:span></text:span><text:span text:style-name="Menologium_20_-_20_pronuntiatio"><text:span text:style-name="T174">bófór</text:span></text:span><text:span text:style-name="T259">]</text:span><text:span text:style-name="T242">, Reformátor </text:span><text:span text:style-name="T250">kláštera </text:span><text:span text:style-name="T242">Sept-Fon</text:span><text:span text:style-name="T250">s</text:span><text:span text:style-name="T63"><text:note text:id="ftn58" text:note-class="footnote"><text:note-citation>58</text:note-citation><text:note-body><text:p text:style-name="P77"><text:span text:style-name="Menologium_20_-_20_commentarium"><text:span text:style-name="T117">M</text:span></text:span><text:span text:style-name="Menologium_20_-_20_commentarium"><text:span text:style-name="T105">onasteri</text:span></text:span><text:span text:style-name="Menologium_20_-_20_commentarium"><text:span text:style-name="T117">um</text:span></text:span><text:span text:style-name="Menologium_20_-_20_commentarium"><text:span text:style-name="T105"> B. M. de Sancto Loco ad Septem Fontes</text:span></text:span><text:span text:style-name="Menologium_20_-_20_commentarium">, </text:span><text:span text:style-name="Menologium_20_-_20_commentarium"><text:span text:style-name="T9">Abbaye de Sept-Fons</text:span></text:span><text:span text:style-name="Menologium_20_-_20_commentarium"><text:span text:style-name="T344">, v </text:span></text:span><text:span text:style-name="Menologium_20_-_20_commentarium"><text:span text:style-name="T19">Dompierre sur Besbre</text:span></text:span><text:span text:style-name="Menologium_20_-_20_commentarium"><text:span text:style-name="T344"> ve st</text:span></text:span><text:span text:style-name="Menologium_20_-_20_commentarium"><text:span text:style-name="T76">ř</text:span></text:span><text:span text:style-name="Menologium_20_-_20_commentarium"><text:span text:style-name="T66">edn</text:span></text:span><text:span text:style-name="Menologium_20_-_20_commentarium"><text:span text:style-name="T76">í</text:span></text:span><text:span text:style-name="Menologium_20_-_20_commentarium"><text:span text:style-name="T66"> Francii nedaleko Lyonu. Zalo</text:span></text:span><text:span text:style-name="Menologium_20_-_20_commentarium"><text:span text:style-name="T76">ž</text:span></text:span><text:span text:style-name="Menologium_20_-_20_commentarium"><text:span text:style-name="T66">en v roce 1132 z </text:span></text:span><text:span text:style-name="Menologium_20_-_20_commentarium"><text:span text:style-name="T85">Fontenay</text:span></text:span><text:span text:style-name="Menologium_20_-_20_commentarium"><text:span text:style-name="T66">, zru</text:span></text:span><text:span text:style-name="Menologium_20_-_20_commentarium"><text:span text:style-name="T76">š</text:span></text:span><text:span text:style-name="Menologium_20_-_20_commentarium"><text:span text:style-name="T66">en 1791, obnoven 1845 trapisty. </text:span></text:span><text:span text:style-name="Menologium_20_-_20_commentarium"><text:span text:style-name="T140">(červen, pozn. 4</text:span></text:span><text:span text:style-name="Menologium_20_-_20_commentarium"><text:span text:style-name="T149">0</text:span></text:span><text:span text:style-name="Menologium_20_-_20_commentarium"><text:span text:style-name="T140">)</text:span></text:span></text:p></text:note-body></text:note></text:span><text:span text:style-name="T63"> [</text:span><text:span text:style-name="Menologium_20_-_20_pronuntiatio"><text:span text:style-name="T67">set fõn</text:span></text:span><text:span text:style-name="T63">]</text:span><text:span text:style-name="T242">. </text:span><text:span text:style-name="T252">Když mu bylo dvacet let, jeho otec se postaral, aby od krále </text:span><text:span text:style-name="T254">obdržel</text:span><text:span text:style-name="T252"> tento klášter</text:span><text:span text:style-name="T242">. </text:span><text:span text:style-name="T252">V prvních letech pak chtěl pouze hýřit nějakými mladickými marnostmi a pouze jim se věnovat</text:span><text:span text:style-name="T242">, </text:span><text:span text:style-name="T252">avšak pod vlivem staršího bratra kněze s</text:span><text:span text:style-name="T253">i</text:span><text:span text:style-name="T252"> zamiloval pokání a samot</text:span><text:span text:style-name="T253">u</text:span><text:span text:style-name="T242">, </text:span><text:span text:style-name="T252">a tato láska v něm pak řádně vyrostla</text:span><text:span text:style-name="T242">. </text:span><text:span text:style-name="T253">Na rozdíl od mnichů, které mu svěřila božská Prozřetelnost</text:span><text:span text:style-name="T242">, </text:span><text:span text:style-name="T253">a kteří ovšem žili v řeholní kázni dosti umírněné</text:span><text:span text:style-name="T242">, </text:span><text:span text:style-name="T253">on se chtěl ještě více posvěcovat</text:span><text:span text:style-name="T242">. </text:span><text:span text:style-name="T253">Roku pak </text:span><text:span text:style-name="T251">1</text:span><text:span text:style-name="T242">663 </text:span><text:span text:style-name="T253">on sám jako první přijal celou Řeholi</text:span><text:span text:style-name="T242">, </text:span><text:span text:style-name="T253">a začal s nejvyšší </text:span><text:soft-page-break/><text:span text:style-name="T253">pílí usilovně zachovávat život v klausuře se silentiem</text:span><text:span text:style-name="T242">, č</text:span><text:span text:style-name="T253">teními</text:span><text:span text:style-name="T242">, </text:span><text:span text:style-name="T253">prací rukou</text:span><text:span text:style-name="T242">, </text:span><text:span text:style-name="T253">posty a újmou od masa</text:span><text:span text:style-name="T242">; </text:span><text:span text:style-name="T253">a na této cestě jej po nějakém čase začali následovat čtyři z jeho mnichů</text:span><text:span text:style-name="T242">. </text:span><text:span text:style-name="T253">On pak jako Opat všechny předcházel v lásce, prostotě a tvrdosti k sobě samému až do konce svého života</text:span><text:span text:style-name="T242">. </text:span><text:span text:style-name="T253">Pověst o tom, že v klášteře </text:span><text:span text:style-name="T242">Sept-Fon</text:span><text:span text:style-name="T253">s žijí mniši svatého způsobu života se neustále šířila</text:span><text:span text:style-name="T242">, </text:span><text:span text:style-name="T253">a tolik mužů nakonec požádalo o vstup do tohoto kláštera</text:span><text:span text:style-name="T242">, </text:span><text:span text:style-name="T253">že ctihodný Opat, když umíral, zanechal zde sto mnichů hořících láskou k Řeholi a padesát konvršů</text:span><text:span text:style-name="T242">. (Hag., n. 649).</text:span></text:p>
      <text:p text:style-name="P28"><text:span text:style-name="T393">V nizozemském klášteře na Královské Cestě (Tilburg)</text:span>,<text:note text:id="ftn59" text:note-class="footnote"><text:note-citation>59</text:note-citation><text:note-body><text:p text:style-name="Footnote"><text:span text:style-name="T105">Villa Regia</text:span>,<text:span text:style-name="T393"> </text:span><text:span text:style-name="T394">Abdij Koningshoeven</text:span><text:span text:style-name="T393"> </text:span><text:span text:style-name="T180">či</text:span><text:span text:style-name="T393"> </text:span><text:span text:style-name="T394">Tilburg</text:span><text:span text:style-name="T393"> je trapistický klášter ve městě Tilburg u Eindhovenu na jihu Holandska. Založen 1881. První opat </text:span><text:span text:style-name="T395">tohoto kláštera </text:span><text:span text:style-name="T393">Sebastian Wyart a předposlední opat Bernardus Peeters se stali prvním a zatím posledním generálním opatem O.C.S.O. </text:span><text:span text:style-name="T396">(2022).</text:span></text:p></text:note-body></text:note> <text:span text:style-name="T393">roku</text:span> 1892, <text:span text:style-name="T393">se pro nebe narodil Bratr </text:span><text:span text:style-name="T22">Alo</text:span><text:span text:style-name="T48">i</text:span><text:span text:style-name="T22">s Maria van Rijckevorsel van Rijsenburg </text:span><text:span text:style-name="T172">[</text:span><text:span text:style-name="Menologium_20_-_20_pronuntiatio"><text:span text:style-name="T172">fan rajkevorsel van rajsenburg</text:span></text:span><text:span text:style-name="T172">]</text:span>, <text:span text:style-name="T393">jenž byl mladíkem žijícím ve světě bezúhonným životem</text:span>, <text:span text:style-name="T396">pak se </text:span><text:span text:style-name="T393">zřekl otcovského majetku i titulu</text:span>, <text:span text:style-name="T393">a pokorně vstoupil do tohoto nedávno založeného kláštera</text:span>; <text:span text:style-name="T396">a cokoliv povstalo z Řehole a věcí s ní spojených jako tvrdé a drsné, on v Ježíšově lásce s radostí přijímal</text:span>, <text:span text:style-name="T396">pak s dovolením a schválením Představeného z vlastní vůle obětoval svůj život za vytoužené spojení tří trapistických kongregací jako oběť Bohu milou</text:span>, <text:span text:style-name="T396">kterou každý den obnovoval</text:span>, <text:span text:style-name="T396">a která již patnáctý den po smrti tohoto výtečného řeholního bratra přinesla první šťastné plody</text:span>. (Hag., n. 729).</text:p>
      <text:p text:style-name="P28"/>
      <text:p text:style-name="P52"><text:span text:style-name="T396">Roku</text:span> 1922, <text:span text:style-name="T396">posvěcení kostela Panny Marie z Dombes</text:span><text:span text:style-name="T396"><text:note text:id="ftn60" text:note-class="footnote"><text:note-citation>60</text:note-citation><text:note-body><text:p text:style-name="Footnote"><text:span text:style-name="T98">Abbatia B. M. de Dumbis</text:span>, <text:span text:style-name="T3">Abbaye Notre-Dame-des-Dombes</text:span> <text:span text:style-name="T396">byl trapistický klášter u obce Plantay nedaleko Lyonu na východě Francie. Založen 1863 z Aiguebelle, zrušen 2001, kdy bratři požádali hnutí Chemin neuf, aby je nahradili v jejich poslání modlitby a přijímání hostí. </text:span></text:p></text:note-body></text:note></text:span><text:span text:style-name="T396"> [domb]</text:span>; <text:span text:style-name="T397">a roku </text:span>1928, <text:span text:style-name="T397">zase Panny Marie v </text:span><text:span text:style-name="T398">Tami</text:span><text:span text:style-name="T60">é.</text:span><text:span text:style-name="T60"><text:note text:id="ftn61" text:note-class="footnote"><text:note-citation>61</text:note-citation><text:note-body><text:p text:style-name="P84"><text:span text:style-name="T105">Stamedium</text:span>, fr. <text:span text:style-name="T3">Tami</text:span><text:span text:style-name="T102">é</text:span><text:span text:style-name="T95"> </text:span><text:span text:style-name="T96">je trapistický klášter nedaleko Grenoblu ve východní Francii (Savojsko). </text:span><text:span text:style-name="T97">Založen 1132 z Bonnevaux, zrušen 1791, znovu osídlen trapisty 1861. </text:span><text:span text:style-name="Menologium_20_-_20_commentarium"><text:span text:style-name="T155">(červen, pozn. </text:span></text:span><text:span text:style-name="Menologium_20_-_20_commentarium"><text:span text:style-name="T156">109</text:span></text:span><text:span text:style-name="Menologium_20_-_20_commentarium"><text:span text:style-name="T155">)</text:span></text:span></text:p></text:note-body></text:note></text:span></text:p>
      <text:p text:style-name="P12"><text:s text:c="4"/></text:p>
      <text:p text:style-name="P53">21. září.</text:p>
      <text:p text:style-name="P28"><text:span text:style-name="T397">V </text:span>Cîteaux, <text:span text:style-name="T397">připomínka </text:span><text:span text:style-name="T49">blahoslaveného</text:span><text:span text:style-name="T397"> </text:span><text:span text:style-name="T22">Bonifá</text:span><text:span text:style-name="T49">ce</text:span>, <text:span text:style-name="T397">Opata</text:span>, <text:span text:style-name="T399">je</text:span><text:span text:style-name="T403">muž se dostalo velké výsady</text:span><text:span text:style-name="T399">, což se po šedesát let nikomu nepodařilo, </text:span><text:span text:style-name="T400">a </text:span><text:span text:style-name="T399">ani poté nikomu dalšímu nestalo</text:span>,<text:span text:style-name="T399"> </text:span><text:span text:style-name="T403">totiž </text:span><text:span text:style-name="T399">poté, co v roce 1</text:span>25o <text:span text:style-name="T399">zemřel, byl uložen k blahoslaveným a ctihodným prvním Otcům Opatům tohoto kláštera</text:span>. <text:soft-page-break/><text:span text:style-name="T399">Z této výsady po právu odvozujeme, že se v životě těšil jedinečné pověsti svatosti</text:span>. (Hag., n. 164).</text:p>
      <text:p text:style-name="P54"><text:span text:style-name="T401">V klášteře Châtillon</text:span><text:span text:style-name="T401"><text:note text:id="ftn62" text:note-class="footnote"><text:note-citation>62</text:note-citation><text:note-body><text:p text:style-name="Footnote"><text:span text:style-name="T128">Monasterium </text:span><text:span text:style-name="T127">Castellionis</text:span>, <text:span text:style-name="T3">Abbaye de Chatillon</text:span> <text:span text:style-name="T401">byl cisterciácký klášter u obce Pillon nedaleko Mét na severu Francie. Založen 1153 z Trois-Fontaines, zrušen 1791.</text:span></text:p></text:note-body></text:note></text:span><text:span text:style-name="T401"> [</text:span><text:span text:style-name="Menologium_20_-_20_pronuntiatio"><text:span text:style-name="T401">šatijón</text:span></text:span><text:span text:style-name="T401">]</text:span>, <text:span text:style-name="T401">je připomínán Opat a </text:span>Reformátor <text:span text:style-name="T22">Octavi</text:span><text:span text:style-name="T50">us</text:span><text:span text:style-name="T22"> Arnol</text:span><text:span text:style-name="T51">f</text:span><text:span text:style-name="T22">ini</text:span>.<text:note text:id="ftn63" text:note-class="footnote"><text:note-citation>63</text:note-citation><text:note-body><text:p text:style-name="Footnote"><text:span text:style-name="T105">Octavius Arnolphini</text:span>, <text:span text:style-name="T3">Octave Arnolfini</text:span></text:p></text:note-body></text:note> <text:span text:style-name="T401">Pocházel z převelice vznešené rodiny a král Jindřich </text:span>IV. <text:span text:style-name="T401">mu roku </text:span>15<text:span text:style-name="T400">9</text:span>8 <text:span text:style-name="T401">daroval Opatství Charmoye</text:span><text:span text:style-name="T401"><text:note text:id="ftn64" text:note-class="footnote"><text:note-citation>64</text:note-citation><text:note-body><text:p text:style-name="Footnote"><text:span text:style-name="T100">Charmeia</text:span><text:span text:style-name="T401">, </text:span><text:span text:style-name="T103">Abbaye de la Charmoye</text:span><text:span text:style-name="T401"> byl cisterciácký klášter u obce Montmort-Lucy nedaleko Paříže. Založen 1167 z kláštera Vauclair, zrušen 1791.</text:span></text:p></text:note-body></text:note></text:span><text:span text:style-name="T401"> [</text:span><text:span text:style-name="Menologium_20_-_20_pronuntiatio"><text:span text:style-name="T401">šarmoa</text:span></text:span><text:span text:style-name="T401">]</text:span> <text:span text:style-name="T401">a jmenoval jej komendatárním Opatem</text:span>. <text:span text:style-name="T401">O</text:span><text:span text:style-name="T403">n o</text:span><text:span text:style-name="T401">všem zanedlouho odešel do Clairvaux</text:span>, <text:span text:style-name="T401">kde přijal mnišský hábit</text:span>. <text:span text:style-name="T401">A od toho času začal spolu s dvěma mnichy jménem </text:span>Abraham L’Argentier <text:span text:style-name="T401">[</text:span><text:span text:style-name="Menologium_20_-_20_pronuntiatio"><text:span text:style-name="T401">laržántié</text:span></text:span><text:span text:style-name="T401">]</text:span> <text:span text:style-name="T401">a</text:span> Š<text:span text:style-name="T401">těpán</text:span> Maugier <text:span text:style-name="T401">[</text:span><text:span text:style-name="Menologium_20_-_20_pronuntiatio"><text:span text:style-name="T401">móžié</text:span></text:span><text:span text:style-name="T401">]</text:span> <text:span text:style-name="T401">uvažovat o reformě Řádu</text:span>. <text:span text:style-name="T401">Pak se stal Opatem kláštera Châtillon [</text:span><text:span text:style-name="Menologium_20_-_20_pronuntiatio"><text:span text:style-name="T401">šatijón</text:span></text:span><text:span text:style-name="T401">]</text:span>, <text:span text:style-name="T401">roku</text:span> <text:span text:style-name="T401">1</text:span>6o5 <text:span text:style-name="T401">nařídil ve svém klášteře přísnější </text:span>observan<text:span text:style-name="T401">c</text:span>i. <text:span text:style-name="T401">Naplněn zásluhami i ctnostmi zesnul v klášteře Preuilly</text:span><text:span text:style-name="T401"><text:note text:id="ftn65" text:note-class="footnote"><text:note-citation>65</text:note-citation><text:note-body><text:p text:style-name="Footnote"><text:span text:style-name="T100">Monasterium Pruliense</text:span><text:span text:style-name="T401">, </text:span><text:span text:style-name="T103">Abbaye de Preuilly</text:span><text:span text:style-name="T401"> byl cisterciácký klášter u obce Égligny, nedaleko Paříže. Založen 1118 jako teprve pátá dcera Cîteaux, zrušen 1791.</text:span></text:p></text:note-body></text:note></text:span><text:span text:style-name="T401"> [</text:span><text:span text:style-name="Menologium_20_-_20_pronuntiatio"><text:span text:style-name="T401">pröji</text:span></text:span><text:span text:style-name="T401">]</text:span> <text:span text:style-name="T401">roku</text:span> 1641, <text:span text:style-name="T401">neznámého dne</text:span>. <text:span text:style-name="T401">Jeho tělo bylo převezeno do kláštera Châtillon [</text:span><text:span text:style-name="Menologium_20_-_20_pronuntiatio"><text:span text:style-name="T401">šatijón</text:span></text:span><text:span text:style-name="T401">] a leželo před stupněm presbytáře i s </text:span>epita<text:span text:style-name="T401">fem</text:span>. (Hag., n. 572).</text:p>
      <text:p text:style-name="P28"/>
      <text:p text:style-name="P54"><text:span text:style-name="T401">Roku</text:span> 1879, <text:span text:style-name="T401">posvěcení kostela</text:span> <text:span text:style-name="T401">Panny Marie od Krásného Pramene</text:span>;<text:note text:id="ftn66" text:note-class="footnote"><text:note-citation>66</text:note-citation><text:note-body><text:p text:style-name="Footnote"><text:span text:style-name="T100">Abbatia B. M. de Bellofonte</text:span>, <text:span text:style-name="T103">Abbaye Notre-Dame de Bellefontaine</text:span> <text:span text:style-name="T401">je trapistický klášter v obci Bégrolles-en-Mauges nedaleko Nantes na západě Francie. Založen 1120 jako cisterciácký, zrušen 1790, obnoven trapisty 1816. </text:span></text:p></text:note-body></text:note> <text:span text:style-name="T401">a opět roku </text:span>1926, <text:span text:style-name="T401">kostela Panny Marie z Bonnecombe</text:span><text:span text:style-name="T21"><text:note text:id="ftn67" text:note-class="footnote"><text:note-citation>67</text:note-citation><text:note-body><text:p text:style-name="P85"><text:span text:style-name="T105">Bona Cumba</text:span><text:span text:style-name="T284">,</text:span> <text:span text:style-name="T13">Abbaye </text:span><text:span text:style-name="T3">Notre-Dame de Bonnecombe</text:span> <text:span text:style-name="T402">byl cisterci</text:span><text:span text:style-name="T93">ácký a trapistický klášter v jihozápadní Francii nedaleko Toulouse. Založen 1167 z Candeil, zrušen 1791, obnoven trapisty 1876, opuštěn 1965, do roku 2017 osídlen různými instituty zasvěceného života. </text:span><text:span text:style-name="Menologium_20_-_20_commentarium"><text:span text:style-name="T140">(červen</text:span></text:span><text:span text:style-name="Menologium_20_-_20_commentarium"><text:span text:style-name="T154">ec</text:span></text:span><text:span text:style-name="Menologium_20_-_20_commentarium"><text:span text:style-name="T140">, pozn. </text:span></text:span><text:span text:style-name="Menologium_20_-_20_commentarium"><text:span text:style-name="T154">10</text:span></text:span><text:span text:style-name="Menologium_20_-_20_commentarium"><text:span text:style-name="T140">)</text:span></text:span></text:p></text:note-body></text:note></text:span><text:span text:style-name="T401"> </text:span><text:span text:style-name="T192">[</text:span><text:span text:style-name="Menologium_20_-_20_pronuntiatio"><text:span text:style-name="T402">bonk</text:span></text:span><text:span text:style-name="Menologium_20_-_20_pronuntiatio"><text:span text:style-name="T69">õ</text:span></text:span><text:span text:style-name="Menologium_20_-_20_pronuntiatio"><text:span text:style-name="T72">m</text:span></text:span><text:span text:style-name="T192">]</text:span>.</text:p>
      <text:p text:style-name="P12"><text:s text:c="4"/></text:p>
      <text:p text:style-name="P31">22. září.</text:p>
      <text:p text:style-name="P28"><text:span text:style-name="T404">V Německu, blahoslavený a nejjasnější Biskup diecéze Freising </text:span><text:span text:style-name="T22">Otto</text:span>, <text:span text:style-name="T405">syn Svatého </text:span>Leopold<text:span text:style-name="T405">a, markraběte Rakouského</text:span>. A parentibus clericali statui destinatus, litterarum studiis Lutetiæ Parisio­rum peractis, ad propria rediens in coenobio Morimundi, ubi pernoctaverat, cum aliis quindecim qui secum venerant electissimis clericis, monachus factus est. Qui omnes in posterum in diversas dignitates promoti sunt. Otto vero post decem cir<text:soft-page-break/>citer annos Morimundi tertius Abbas electus est, eodemque anno 1137 vel 1138, Conradi III fratris opera, invitus factus est in Bavaria Episcopus Frisingensis. Cum Ratisbonæ cruce se signasset, omnium deinde exercitus Con­radi imperatoris miseriarum factus est particeps. Jerosolyma visitata in patriam redux, cum ipsius nepos Fredericus <text:span text:style-name="T186">I.</text:span> Barbarossa rerum potitus esset, huic sæpe in publicis etiam negotiis a consiliis erat. Diœcesis suæ non tam restaurator quam novus fundator exstitit. Inter Episcopos Alemanniæ primus inter primos habebatur scientia Scripturarum atque philosophiæ Aristotelis. Vitæ monasticæ summe deditus, eam in sua dioecesi non mediocriter promovit, neque ipse Ordinis habitum unquam deposuit. Anno vero 1158, occasione capituli generalis, Cistercium se contulit, et quamvis vix quadraginta quinque annos natus, jam dudum tamen languore ac debilitate corporis invalidus, laborioso itinere ad Morimundense mona­sterium pervenit. Hic jam de obitu suo nequaquam dubius, codicem quem scripserat litteratis et religiosis viris tradidit, ut ad ipsorum arbitrium corrigeretur. Majora etiam humili­tatis relinquens documenta, in medio multitudinis Episcopo­rum et Abbatum ab hac luce migravit. (Hag., n. 93).</text:p>
      <text:p text:style-name="P28"/>
      <text:p text:style-name="P34">Anno 1902, dedicatio ecclesiæ B. M. de S. Remigio Rupefortii in Belgio, cujus tamen solemnitas die 17 Octobris agitur.</text:p>
      <text:p text:style-name="P12"><text:s text:c="4"/></text:p>
      <text:p text:style-name="Menologium_20_-_20_Datum">23. září.</text:p>
      <text:p text:style-name="P8">In monasterio B. M. de Dumbis, anno <text:span text:style-name="T186">190</text:span>5, coronam vitæ promeruit Reverendus Domnus <text:span text:style-name="T22">Aloysius Moirant</text:span>, Abbas. Ex seminario monasterium intravit B. M. de Aquabella, unde adhuc novitius missus est ad prædictum condendum ascete­rium. Qui radiante sua pietate, virginali animi candore, eximia mansuetudine ipsum videntes non mediocriter com­movebat. Coluit autem potissimum virtutem obedientiæ. Deinde vero per sexdecim annos Prioris partes gerens, con­ventui suo lux et focus fuisse dicitur. Sibi durissimus exstitit et severus, ceteris autem mire dulcis et lenis. Ab omnibus tamen integram postulavit Regulæ observationem, sed tanta cum discretione et comitate, tanta quoque cum jucunda alacritate in rebus corporalibus et spiritualibus singulis præsto erat, ut unice amaretur. Cujus vitæ puritate animique celsitate multis ex sæculo etiam attractis, ipsius conclave paulatim animarum factum est refugium, maxime sacerdotum. Anno vero 1882 tertius Abbas electus, Marthæ et Mariæ partes optime in se copulabat. Oculis modestissime declinatis vultu­que sereno incedentem cum viderent, cogitationes ejus nulla re a Deo distrahi omnes persentiebant. <text:soft-page-break/>Curam habuit maxi­mam de rebus liturgicis adamussim exsequendis. Ad scrutan­dam quoque Sacram Scripturam, theologiam asceticam ac vitas Sanctorum toto pectore incumbebat. Cruciamentum non parvum ei fuerunt propriæ conscientiæ teneritas et angustiæ; a qua tamen animi ægritudine numquam Deum rogavit ut liberaretur. In gubernatorum civilium vexationibus corpo­risque infirmitatibus dolorum plenis Christi crucem amanter salutabat. Sæpe sæpius ad extremum perductus et reductus, ultimis verbis enuntiatis: «Brevi in cælo cantabo Alleluia», post gravissimam triginta horarum agoniam, Mariæ devotis­simus servus animam Deo reddidit die Sabbati. (Hag., n. 737).</text:p>
      <text:p text:style-name="P13"><text:s text:c="4"/></text:p>
      <text:p text:style-name="Menologium_20_-_20_Datum">24 září.</text:p>
      <text:p text:style-name="P8">In Hispania, in Abulensi cœnobio S. Annæ, venerabilis virgo <text:span text:style-name="T22">Maria Vela y Cueto</text:span>, sanctimonialis, «Mulier foriis» cognominata. Puella a pia matre in claustrum conducta, a Domino audire meruit Se Suas cum ipsa delicias habere velle. Quæ ne nocte quidem orationem seu meditationem interrumpebat, sed in sella sedens vel ante lectum genibus nixa paululum dormitabat. Domino totam se tradidit, seipsum Ei exhibens ut rem, qua uti et abuti pro libitu posset; et in cunctis rebus magnisve parvisve ad Dominum confugiebat, fiducialiter cum Domino colloquens, dum ipse Dominus peramanter «Mariam Meam» eam appellare dignabatur. Ne tamen Christi Sponsi dissimilis esset, Deum enixe rogabat, ut cum Eo pati sibi permitteret. Quam precem Domino exau­diente, vita ejus exinde una fuit series contradictionum et cruciatuum, quibus ipsa ultro adjunxit plurima durissimæ pœnitentiæ exercitia. Gravi morbo tandem affecta, cum soro­ribus psalmum dicens «Dominus regit me et nihil mihi deerit», dulcem emisit spiritum hac die anno 1617. Cujus ipse loci Episcopus funera celebrare voluit eodemque jubente in ecclesia est sepulta. Atque sacrum corpus usque hodie intactum conservatur. (Hag., n. 554).</text:p>
      <text:p text:style-name="P8">In monasterio B. M. de Angelis in Japonia, anno <text:span text:style-name="T187">191</text:span>5, obedientiæ præmium a Deo recepit Mater <text:span text:style-name="T22">Maria Berchmans Piguet</text:span>, sanctimonialis. A religiosis Sororibus educata, in sæculo jam Deo devotissimam egit vitam, intravit deinde monasterium B. M. de Immaculata Conceptione in civitate Valleguidonensi. Ex quo cum aliis sororibus in Japoniam missa, obedientissima quidem profecta est. initio tamen patriæ primique sui monasterii desiderio nimio moerore afficie­batur. Hunc tamen aliosque animi atque ex debili corpore exortos multiplices dolores nullo modo exterius manifestabat. Postea vero, a sapientibus animi directoribus adjuta, sacrifi­cium magnanimiter integrum amplexata est. Jesu igitur amore flagrans, de seipsa <text:soft-page-break/>jam non cogitans, ex animo cum diva Matre conjuncta vivebat, cui et carta proprio sanguine con­scripta ultro se consecravit. Sic autem sancte comparata, cum magistra facta esset novitiarum Japonicarum, linguæ difficultate non obstante, eundem ardentem Jesu amorem in earum cordibus succendendo, gravi etiam morbo laborans eisdem totam se devovendo, in terra illa longinqua monialium genus formavit religione ferventissimum in florentissimo hodie clau­stro exsistens. (Hag., n. 768).</text:p>
      <text:p text:style-name="P8"/>
      <text:p text:style-name="Menologium_20_-_20_fundationes">Anno 1262, dedicatio ecclesiæ Campi Speciosi Superioris (Oberschönenfeld) Anno 1856, dedicatio ecclesiæ, nunc Basilicæ-minoris, B. M. de Aquabella.</text:p>
      <text:p text:style-name="P13"><text:s text:c="4"/></text:p>
      <text:p text:style-name="Menologium_20_-_20_Datum">25. září.</text:p>
      <text:p text:style-name="P8">In Guyana, anno 1798, passio Domni <text:span text:style-name="T22">Malachiæ Bertrand</text:span>, Aureævallis in Belgio monachi et provisoris. Cum per qua­tuor annos, quos suppresso monasterio Luceburgi latitans degit, zelo apostolico animatus animas vacillantes omni modo confirmasset, mense Novembri anno 1797 comprehensus <text:span text:style-name="T187">e</text:span>t in carcerem conjectus est. Cum aliis deinde sacerdotibus carro impositus, sub hiemis injuriis prot<text:span text:style-name="T187">e</text:span>rvorumque custodum fraudationibus et suppressionibus obnoxius, itinere unius mensis per catervas Rupefortium conducitur, ubi similes vexationes subire debuit ac anno 1794 martyres Galliæ fuerant passi. In Guyanam exinde profectus, in horribilem dirigitur Conanamæ solitudinem, ubi, æquo tamen animo vultuque sereno, tanta taliaque perpessus est, ut corporis viribus fir­missimus ætatisque cum frueretur vigore, sex dumtaxat elapsis hebdomadis, incredibilibus illis ærumnis victus, victor fideique Confessor gloriosus migravit in cælum coronam gloriæ recepturus. (Hag., n. 3oo).</text:p>
      <text:p text:style-name="P8">Heisterbaci in Germania, memoria pii monachi Cæsarii, qui clarissimus historiographus in suo monasterio magister aliquando novitiorum, rerum ætatis suæ suique præcipu<text:span text:style-name="T187">e</text:span> Ordinis scriptor exstitit pius atque perutilis. Ex operibus suis sat multis alia adolescens ad se exercendum, alia sive fratrum petitioni sive Abbatis obediens jussioni conscripsit. Quæ lucubrata humiliter semper et prudenter lectoribus offerebat, dum tamen ipso teste frequenter et instanter sive ad legendum sive ad transscribendum requirebantur. Scripsit autem ser­mones seu homilias in varia Sacræ Scripturæ loca. Sancto­rum gesta atque exemplorum seu miraculorum visionumque libros. Hi sunt qui maximam habebant habentque celebrita­tem; sed nimiæ exinde credulitatis notam contraxit, quæ quidem rectius illis temporibus quam soli Cæsario imputatur. Res gestas enim cum narrat, ab ipsis Patribus Bollandianis testis laudatur sincerus scriptorque eximius, cujus opus <text:soft-page-break/>«inter optima monumenta hagiographica tum illius tum omnis ævi videtur reponendum». Obiit autem sub annum 1245. (Hag., n. 3go).</text:p>
      <text:p text:style-name="P13"><text:s text:c="4"/></text:p>
      <text:p text:style-name="Menologium_20_-_20_Datum">26. září.</text:p>
      <text:p text:style-name="P8">In monasterio B. M. de Trappa, die 28 hujus mensis anno 1691, obiit Domnus <text:span text:style-name="T22">Bruno Le Digne</text:span>, monachus et sacerdos. Vallis-Caulium antea monachus religione valde tepidus, cum Abbatem de Rancé de vita vere monastica hujusque cælestibus consolationibus disserentem audivisset, rei novitate animo inflammatus Ordinis habitum postulavit. Et cum paulatim progrederetur, ipsis suis imperfectionibus ut assidue se humi­liaret salutariter utebatur. Deum continuo spiritu præsentem habuit; a nullo labore vel austeritate abhorruit. At intestino­rum morbo correptus est. Ac per octo fere annos in eundem morbum cadens et recidens, sine relaxatione propemodum gravissima subiit cruciamenta. Quæ cum aliis malis superad­ditis toto illo tempore corde contrito summaque animi tran­quillitate et patientia, imo Deo gratias agens, pro Christi amore sustinuit, nec doloribus morsu pene mortifero sæpe stringenti­bus. ab ipsis voluntariis destitit austeritatibus vel labore. Hoc autem martyrii genus, quod S. P. Bernardus cruento illo quo membra cæduntur dicit horrore esse mitius, sed diutur­nitate molestius, tandem feliciter terminavit. (Hag., n. 626).</text:p>
      <text:p text:style-name="P8">I<text:span text:style-name="T187">n</text:span> Hispania, memoria <text:span text:style-name="T22">Annæ de Villaroël</text:span>, sanctimonialis S. Annæ Abulensis. Hujus sanctæ feminæ conversationem angelicam potius quam humanam fuisse tradunt, eamque continuum silentium usque ad ipsam mortem servasse. Duris asseribus, iisque nudis, pro lecto utebatur. Singulis diebus vivifico Corporis Christi reficiebatur Sacramento, quo devo­tissime sumpto, in extasim statim rapiebatur. Obiit autem anno 1600. (Hag., n. 5o3).</text:p>
      <text:p text:style-name="P13"><text:s text:c="4"/></text:p>
      <text:p text:style-name="Menologium_20_-_20_Datum">27. září.</text:p>
      <text:p text:style-name="P8">In Gallia, beatus <text:span text:style-name="T22">Guic</text:span><text:span text:style-name="T24">h</text:span><text:span text:style-name="T22">ardus</text:span>, Lugdunensis Archiepiscopus, «vir sanctitatis incomparabilis» ab æquali vocatus. Ex Cistercii monacho Abbas factus Pontiniacensis. per triginta fere annos hoc monasterium gubernavit, plurima ex eo procreans nova coenobia. Multum valebat apud Summum Pontificem Alexandrum ili. qui tempore schismatis in Gal­liam profugerat. Quo eodem Ecclesiæ Pastore commendante S. Thomas Archiepiscopus Cantuariensis exui Pontiniacum se contulit, ut ibi hospitalitatem et præsidium inveniret. Intima amicitia sanctum Antistitem cum beato Abbate con­junxit. In posterum ejusdem S. Thomæ aliorumque venera­bilium virorum opera, ab eodem Summo Pontifice Lugdu­nensis Archiepiscopus desi<text:soft-page-break/>gnatus est, ab isto etiam Mont<text:span text:style-name="T187">e</text:span>pessulano consecratus. Item deinde Primas Galliæ atque Apostolicæ Sedis Legatus constituitur. Poeta quoque fuisse dicitur excellens, qua in arte acumen ingenii vivacitatemque, ut gravitatem morum in ceteris negotiis demonstrabat. Post­quam per quindecim annos diœcesis suæ direxit fata, a mortali hac statione recessit, anno probabiliter 1181; corpusque postea Pontiniacum deductum in majore sacello templi sepultum jacebat. (Hag., n. 112).</text:p>
      <text:p text:style-name="P8">In ducatu Luciburgensi, memoria beatæ Clarifontis Abbatissæ <text:span text:style-name="T22">Joannæ</text:span>, quæ promeruisse fertur ut cum sanctis Dei civibus et præcipue cum gloriosa Dei Genitrice crebro loqueretur et communicaret. Cernebatur in porticu ecclesiæ monasterii lapidea Virginis Mariæ imago, quæ, ut traditio ferebat certissima, eandem Abbatissam Joannam, dum ad eam transiens oraret et adoraret, per capitis inclinationem resalutavit, idque frequenter. (Hag., n. 452).</text:p>
      <text:p text:style-name="P8"/>
      <text:p text:style-name="Menologium_20_-_20_fundationes">Anno 1842, dedicatio ecclesiæ Loci-Sancti-Bernardi in Bornem.</text:p>
      <text:p text:style-name="P13"><text:s text:c="4"/></text:p>
      <text:p text:style-name="Menologium_20_-_20_Datum">28. září.</text:p>
      <text:p text:style-name="P8">In monasterio Longipontis in Gallia, <text:span text:style-name="T22">Beatus Joannes de Monte-mirabili</text:span>, monachus. Princeps fuerat in omni regno Franciæ gloriose sublimatus, qui et Philippum-Augustum regem sibi amicissimum in proelio ingenti robore de medio inimicorum et a mortis periculo liberavit. Qui a sæculi vanitate Dei gratia revocatus, in castro suo de Monte-mirabili pro pauperibus et peregrinis hospitium ædificavit, in quo ipsem<text:span text:style-name="T187">e</text:span>t eisdem inserviens, foeda ulcera osculatur; fœtor<text:span text:style-name="T187">e</text:span>m, victor sui, naribus haurit; iisdem utensilibus, quæ ægrotantium usibus designata sunt, sibi per omnia ministrari jubet; mortuos solus sæpe portat ad sepeliendum; leprosos quoque invisit eisque eleemosynas largitur manus eorum osculans, pauperes in proprio lecto collocat ipse in terra cubans. Deinde vero, uxore consentiente, plus quam quinquagenarius Longipontis petiit monasterium. Hic autem in vilioribus etiam cibis appetitum refrenans, eos aqua frigida miscere consuevit, ne vel aliquantulum delectationis edendo perciperet. Atque ut obedientiæ et caritatis, sic, et magis, humilitatis præclarissima præbuit documenta. Septem fere annos in religione peractis, in festo S. Michaëlis Archangeli 1227 migravit ad Dominum; et ad ejus sepulchrum multa miracula propter sancti sui merita Dominus operari dignatus est. Cujus cultum immemorialem Leo Papa XI11 anno 1891 confirmavit. (Hag., n. 39).</text:p>
      <text:p text:style-name="P13"><text:s text:c="4"/></text:p>
      <text:p text:style-name="Menologium_20_-_20_Datum">29. září.</text:p>
      <text:p text:style-name="P8"><text:soft-page-break/>Natalis S. Mauritii, Abbatis, cujus festum agimus die 13 Octobris.</text:p>
      <text:p text:style-name="P8">In Claravalle, <text:span text:style-name="T22">beatus Conradus de Urach</text:span>, Cardinalis. Ex familia ducum de Thuringia ortus, adolescens decanus cum esset capituli S. Lamberti L<text:span text:style-name="T187">e</text:span>odiensis, adhibitis implica­tionibus politicis hominumque infidelitatibus, divina Provi­dentia Villarium eum duxit. Ibi vero paucis annis post professionem elapsis Prior cons<text:span text:style-name="T187">t</text:span>itutus est, annoque 1209 Abbas electus. Exinde ad Claramvallem gubernandam vocatus est, ac anno 1217 ad ipsum Cistercium. Qua dignitate fungens generali capitulo proposuit ut antiphona Salve Regina quo­tidie cantaretur. Prædictorum monasteriorum Abbas exsistens plura jam a Summis Pontificibus Innocentio <text:span text:style-name="T187">III.</text:span> et Honorio <text:span text:style-name="T187">III.</text:span> negotia pertractanda suscepit. Anno vero 1219 ab hoc Summo Pastore Cardinalis Episcopus Portuensis creatus. Legatus in Occitaniam constituitur, ut crucesignatos contra hær<text:span text:style-name="T187">e</text:span>ticos fulciret clerumque in semitam reduceret veteris sanctimoniæ. Nascenti autem Ordini S. Dominici quo potuit modo favit. Altera magna quæ ipsi decreta est provincia, crucis erat prædicandæ in Germania. Quam regionem longe lateque percurrens, ubique adversantes conciliavit, fidei et morum puritatem vindicavit, clericos et monachos emen­davit. Sacra vero in Terram Sanctam expeditionem Frederici <text:span text:style-name="T187">II.</text:span> imperatoris perfidia ad irritum cecidit. Testatur autem temporis illius scriptor eum. licet in administratione prælationis suæ mirabili sagacitate viguerit, nihilominus in tantarum rerum moderamine animum suum tam fortiter compulisse ut spiritui inserviret, ut ad libitum nunc causis sæcularibus nunc spiritualibus omnino deditus, ex aliis in alias libere transiens, animum facile inclinaverit. Obiit in Italia, loco hodie quidem ignoto, hac die anno 1227, corpusque, ut exoptaverat, translatum est in Claramvallem. (Hag , n. 149).</text:p>
      <text:p text:style-name="P8"/>
      <text:p text:style-name="Menologium_20_-_20_fundationes">Anno 1258, dedicatio ecclesiæ Felicis-Vallis in Bavaria, i<text:span text:style-name="T187">te</text:span>mque anno 1280, ecclesiæ Ce<text:span text:style-name="T187">ll</text:span>æ B. M. V. (Wurmsbach) in H<text:span text:style-name="T187">e</text:span>lvelia.</text:p>
      <text:p text:style-name="Menologium_20_-_20_fundationes">Anno vero 1865, dedicatio ecclesiæ B. M. de Gratia Dei, quod monasterium conditum erat anno 1139, restitutum autem est anno 1845.</text:p>
      <text:p text:style-name="Menologium_20_-_20_fundationes">Anno 1825, in Alsatia conditur monasterium Œlenbergense, cum nempe Darfeldensium monachorum ultima pars, ii videlicet qui inter illos natione erant Germani, ad eum locum transierint; Darfeld autem conditum erat <text:span text:style-name="T187">1</text:span>6. Octobris 1795. — Eadem di<text:span text:style-name="T187">e</text:span> monasterium monialium, quod 28 Decembris 1800 sub nomine B. M. de Misericordia conditum erat prope Rose<text:span text:style-name="T187">n</text:span>t<text:span text:style-name="T187">h</text:span>al in Westphalia, in eundem Alsatiæ locum translatum est, iterumque 6 Decembris 1895 in Altbronn.</text:p>
      <text:p text:style-name="Menologium_20_-_20_fundationes">Anno 1835 monasterium conditur Montis-Sancti-Bernardi in Anglia.</text:p>
      <text:p text:style-name="P8"/>
      <text:p text:style-name="P8">3o. září.</text:p>
      <text:p text:style-name="P8"><text:soft-page-break/>In Belgio, anno 1329, depositio dignissimi præsulis <text:span text:style-name="T22">Gerardi de Bellosarto</text:span>, Abbatis Alnensis, ac Ordinis Vicarii Gene­ralis in Belgio. Cum ob præclaras animi dotes Erardo a Marka, Cardinali et Episcopo Eeodiensi, esset familiarissi­mus, ejus potissimum nutu monasticam ibi disciplinam re­stituit. vitæ communis observantiam ad amussim reduxit. Ordinisque moniales longo et difficillimo labore ad claustrum adegit. Hæc et alia plurima reliquit vigilantis probique pastoris monumenta. Sepultus est in templo ante majus altare. (Hag., n. 491).</text:p>
      <text:p text:style-name="P8">Moreruelæ in Hispania, sæculo XV ad finem vertente, obiit Dei famulus <text:span text:style-name="T22">Benedictus de Salamanca</text:span>, monachus et sacerdos. Divino Officio quin adesset nullo morbo impedie­batur. Supellex ejus communis erat omnibus eam petentibus. Electus Abbas Metonensis non consensit, ne obediendi merito privaretur. Multos annos refectorii curam gessit rara quidem cum caritate et diligentia. Ex actibus vero ordinariæ et extraordinariæ pœnitentiæ vires declinarunt, maxime stomachi, ita ut Missam celebrare jam non valeret, quod tamen supple­bat ministrando ad Missas, quæ toto matutino tempore dice­bantur. Nec ob loci humiditatem, nec propter diuturnam genuflexionem hoc sacro servitio supersedit. Quod quadem die item faciens, in ultima Missa, quam celebrabat Prior, petiit ut daret sibi sacram Synaxim. qua percepta exspiravit. Ac dum exsequiæ celebrabantur, corpus mansit fixum genibus flexis in terra, oculis et manibus erectis in cælest<text:span text:style-name="T188">e</text:span>s mansiones, quo anima erat profecta. (Hag., n. 5<text:span text:style-name="T187">1</text:span>1).</text:p>
      <text:p text:style-name="P8">In Austria, anno 1690, e vita migravit <text:span text:style-name="T22">Simon Tomasch</text:span>, monachus S. Joannis in Stams, B. V. Mariæ cultor eximius. Diebus festis fugiebat colloquia; alias nil loquebatur nisi bona et religiosa. Mirabilem habebat eruditionem asc<text:span text:style-name="T187">e</text:span>ticam supernis etiam luminibus suaviter perfusam. Fuit semper hilaris, modestissimus tamen, infirmisque serviendi studio­sus. Piissime obiit, ac mortuus adhuc Crucifixi imaginem erectam firmiter tenebat. (Hag., n. 606).</text:p>
      <text:p text:style-name="P4"/>
      <text:p text:style-name="P1"/>
      <text:p text:style-name="P3"/>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Unicode MS" svg:font-family="'Arial Unicode MS'" style:font-family-generic="system" style:font-pitch="variable"/>
    <style:font-face style:name="Bookman BT S.O.Cist." svg:font-family="'Bookman BT S.O.Cist.'" style:font-family-generic="roman" style:font-pitch="variable"/>
    <style:font-face style:name="Bookman BT S.O.Cist.:onum" svg:font-family="'Bookman BT S.O.Cist.:onum'" style:font-family-generic="roman"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nux Libertine S.O.Cist." svg:font-family="'Linux Libertine S.O.Cist.'" style:font-pitch="variable"/>
    <style:font-face style:name="Linux Libertine S.O.Cist.1" svg:font-family="'Linux Libertine S.O.Cist.'" style:font-family-generic="roman" style:font-pitch="variable"/>
    <style:font-face style:name="Linux Libertine S.O.Cist.2" svg:font-family="'Linux Libertine S.O.Cist.'" style:font-adornments="Regular" style:font-pitch="variable"/>
    <style:font-face style:name="Linux Libertine S.O.Cist.:onum" svg:font-family="'Linux Libertine S.O.Cist.:onum'" style:font-family-generic="roman" style:font-pitch="variable"/>
    <style:font-face style:name="Lucida Sans" svg:font-family="'Lucida Sans'" style:font-family-generic="system" style:font-pitch="variable"/>
    <style:font-face style:name="Mangal" svg:font-family="Mangal"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ongti SC"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Songti SC" style:font-size-asian="12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en" fo:country="US" style:letter-kerning="true" style:font-name-asian="Songti SC" style:font-family-asian="'Songti SC'" style:font-family-generic-asian="system" style:font-pitch-asian="variable" style:font-size-asian="12pt" style:language-asian="zh" style:country-asian="CN" style:font-name-complex="Arial Unicode MS" style:font-family-complex="'Arial Unicode MS'" style:font-family-generic-complex="system"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PingFang SC" style:font-family-asian="'PingFang SC'" style:font-family-generic-asian="system" style:font-pitch-asian="variable" style:font-size-asian="14pt"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style style:name="Caption" style:family="paragraph" style:parent-style-name="Standard" style:default-outline-level="" style:class="extra">
      <style:paragraph-properties fo:margin-top="0.0835in" fo:margin-bottom="0.0835in" style:contextual-spacing="false" text:number-lines="false" text:line-number="0"/>
      <style:text-properties style:font-name="Linux Libertine S.O.Cist.1" fo:font-family="'Linux Libertine S.O.Cist.'" style:font-family-generic="roman" style:font-pitch="variable"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style>
    <style:style style:name="Heading_20_1" style:display-name="Heading 1" style:family="paragraph" style:parent-style-name="Heading" style:next-style-name="Text_20_body" style:default-outline-level="1" style:list-style-name="" style:class="text">
      <style:text-properties style:font-name="Liberation Serif1" fo:font-family="'Liberation Serif'" style:font-family-generic="swiss" style:font-pitch="variable" fo:font-size="24pt" fo:font-weight="bold" style:font-name-asian="Songti SC" style:font-family-asian="'Songti SC'" style:font-family-generic-asian="system" style:font-pitch-asian="variable" style:font-size-asian="24pt" style:font-weight-asian="bold" style:font-size-complex="24pt" style:font-weight-complex="bold"/>
    </style:style>
    <style:style style:name="caption" style:family="paragraph" style:parent-style-name="Standard" style:default-outline-level="">
      <style:paragraph-properties fo:margin-top="0.0835in" fo:margin-bottom="0.0835in" style:contextual-spacing="false" text:number-lines="false" text:line-number="0"/>
      <style:text-properties fo:font-style="italic" style:font-style-asian="italic" style:font-style-complex="italic"/>
    </style:style>
    <style:style style:name="Datum" style:family="paragraph" style:parent-style-name="Standard" style:default-outline-level="">
      <style:paragraph-properties fo:margin-top="0in" fo:margin-bottom="0.0598in" style:contextual-spacing="false" fo:text-align="justify" style:justify-single-word="false" fo:hyphenation-ladder-count="no-limit"/>
      <style:text-properties style:font-name="Bookman BT S.O.Cist.:onum" fo:font-family="'Bookman BT S.O.Cist.:onum'" style:font-family-generic="roman" style:font-pitch="variable" fo:font-size="11pt" style:font-size-asian="11pt" style:font-size-complex="11pt" fo:hyphenate="true" fo:hyphenation-remain-char-count="2" fo:hyphenation-push-char-count="2" loext:hyphenation-no-caps="false"/>
    </style:style>
    <style:style style:name="Menologium_20_-_20_textus" style:display-name="Menologium - textus" style:family="paragraph" style:parent-style-name="Standard" style:default-outline-level="">
      <style:paragraph-properties fo:margin-left="0in" fo:margin-right="0in" fo:margin-top="0in" fo:margin-bottom="0.0201in" style:contextual-spacing="false" fo:text-align="justify" style:justify-single-word="false" fo:hyphenation-ladder-count="no-limit" fo:text-indent="0.1252in" style:auto-text-indent="false"/>
      <style:text-properties style:font-name="Linux Libertine S.O.Cist.:onum" fo:font-family="'Linux Libertine S.O.Cist.:onum'" style:font-family-generic="roman" style:font-pitch="variable" fo:font-size="11pt" style:font-size-asian="11pt" style:font-size-complex="11pt" fo:hyphenate="true" fo:hyphenation-remain-char-count="2" fo:hyphenation-push-char-count="2" loext:hyphenation-no-caps="false"/>
    </style:style>
    <style:style style:name="Menologium_20_-_20_fundationes" style:display-name="Menologium - fundationes" style:family="paragraph" style:parent-style-name="Standard" style:default-outline-level="">
      <style:paragraph-properties fo:margin-left="0in" fo:margin-right="0in" fo:margin-top="0in" fo:margin-bottom="0.0201in" style:contextual-spacing="false" fo:text-align="justify" style:justify-single-word="false" fo:text-indent="0.1252in" style:auto-text-indent="false"/>
      <style:text-properties style:font-name="Linux Libertine S.O.Cist.1" fo:font-family="'Linux Libertine S.O.Cist.'" style:font-family-generic="roman" style:font-pitch="variable" fo:font-size="10pt" fo:language="la" fo:country="VA" style:font-size-asian="10pt" style:font-size-complex="10pt"/>
    </style:style>
    <style:style style:name="Preformatted_20_Text" style:display-name="Preformatted Text" style:family="paragraph" style:parent-style-name="Standard" style:default-outline-level="" style:class="html">
      <style:text-properties style:font-name="Liberation Mono" fo:font-family="'Liberation Mono'" style:font-family-generic="roman" style:font-pitch="variable" fo:font-size="10pt" style:font-name-asian="Liberation Mono1" style:font-family-asian="'Liberation Mono'"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Footnote" style:family="paragraph" style:parent-style-name="Standard" style:default-outline-level="" style:class="extra" style:master-page-name="">
      <style:paragraph-properties fo:margin-left="0.2362in" fo:margin-right="0in" fo:hyphenation-ladder-count="no-limit" fo:text-indent="-0.2362in" style:auto-text-indent="false" style:page-number="auto" text:number-lines="false" text:line-number="0"/>
      <style:text-properties style:font-name="Linux Libertine S.O.Cist.2" fo:font-family="'Linux Libertine S.O.Cist.'" style:font-style-name="Regular" style:font-pitch="variable" fo:font-size="10pt" fo:language="cs" fo:country="CZ" style:font-size-asian="10pt" style:font-size-complex="10pt" fo:hyphenate="true" fo:hyphenation-remain-char-count="2" fo:hyphenation-push-char-count="2" loext:hyphenation-no-caps="false"/>
    </style:style>
    <style:style style:name="Endnote" style:family="paragraph" style:parent-style-name="Standard" style:default-outline-level="" style:class="extra">
      <style:text-properties fo:font-size="10pt" style:font-size-asian="10pt" style:font-name-complex="Mangal" style:font-family-complex="Mangal" style:font-family-generic-complex="system" style:font-pitch-complex="variable" style:font-size-complex="9pt"/>
    </style:style>
    <style:style style:name="Menologium_20_-_20_Datum" style:display-name="Menologium - Datum" style:family="paragraph" style:parent-style-name="Standard" style:default-outline-level="">
      <style:paragraph-properties fo:margin-top="0in" fo:margin-bottom="0.0598in" style:contextual-spacing="false" fo:text-align="justify" style:justify-single-word="false" fo:hyphenation-ladder-count="no-limit"/>
      <style:text-properties style:font-name="Bookman BT S.O.Cist.:onum" fo:font-family="'Bookman BT S.O.Cist.:onum'" style:font-family-generic="roman" style:font-pitch="variable" fo:font-size="11pt" fo:language="la" fo:country="VA" style:font-size-asian="11pt" style:font-size-complex="11pt" fo:hyphenate="true" fo:hyphenation-remain-char-count="2" fo:hyphenation-push-char-count="2" loext:hyphenation-no-caps="false"/>
    </style:style>
    <style:style style:name="List_20_Heading" style:display-name="List Heading" style:family="paragraph" style:parent-style-name="Standard" style:next-style-name="List_20_Contents" style:default-outline-level="" style:class="html">
      <style:paragraph-properties fo:margin-left="0in" fo:margin-right="0in" fo:text-indent="0in" style:auto-text-indent="false"/>
    </style:style>
    <style:style style:name="List_20_Contents" style:display-name="List Contents" style:family="paragraph" style:parent-style-name="Standard" style:default-outline-level="" style:class="html">
      <style:paragraph-properties fo:margin-left="0.3937in" fo:margin-right="0in" fo:text-indent="0in" style:auto-text-indent="false"/>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Songti SC" style:font-family-asian="'Songti SC'" style:font-family-generic-asian="system" style:font-pitch-asian="variable" style:font-size-asian="14pt" style:font-weight-asian="bold" style:font-name-complex="Arial Unicode MS" style:font-family-complex="'Arial Unicode MS'" style:font-family-generic-complex="system" style:font-pitch-complex="variable" style:font-size-complex="14pt" style:font-weight-complex="bold"/>
    </style:style>
    <style:style style:name="Default_20_Paragraph_20_Font" style:display-name="Default Paragraph Font" style:family="text"/>
    <style:style style:name="Menologium_20_-_20_pronuntiatio" style:display-name="Menologium - pronuntiatio" style:family="text">
      <style:text-properties style:font-name="Liberation Sans" fo:font-family="'Liberation Sans'" style:font-family-generic="roman" style:font-pitch="variable" fo:font-size="9pt" fo:language="zxx" fo:country="none" style:font-size-asian="9pt" style:font-size-complex="11pt"/>
    </style:style>
    <style:style style:name="Footnote_20_Symbol" style:display-name="Footnote Symbol" style:family="text"/>
    <style:style style:name="Footnote_20_anchor" style:display-name="Footnote anchor" style:family="text">
      <style:text-properties style:text-position="super 58%"/>
    </style:style>
    <style:style style:name="Menologium_20_-_20_commentarium" style:display-name="Menologium - commentarium" style:family="text">
      <style:text-properties style:font-name="Linux Libertine S.O.Cist.1" fo:font-family="'Linux Libertine S.O.Cist.'" style:font-family-generic="roman" style:font-pitch="variable" fo:font-size="10pt" fo:language="cs" fo:country="CZ" style:font-size-asian="10pt" style:font-size-complex="10pt"/>
    </style:style>
    <style:style style:name="Endnote_20_anchor" style:display-name="Endnote anchor" style:family="text">
      <style:text-properties style:text-position="super 58%"/>
    </style:style>
    <style:style style:name="Endnote_20_Symbol" style:display-name="Endnote Symbol" style:family="text"/>
    <style:style style:name="Endnote_20_Text_20_Char" style:display-name="Endnote Text Char" style:family="text" style:parent-style-name="Default_20_Paragraph_20_Font">
      <style:text-properties fo:font-size="10pt" style:font-size-asian="10pt" style:font-name-complex="Mangal" style:font-family-complex="Mangal" style:font-family-generic-complex="system" style:font-pitch-complex="variable" style:font-size-complex="9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8272in" fo:page-height="8.2681in" style:num-format="1" style:print-orientation="portrait" fo:margin-top="0.6in" fo:margin-bottom="0.6in" fo:margin-left="0.6in" fo:margin-right="0.6in" style:writing-mode="lr-tb" style:layout-grid-color="#c0c0c0" style:layout-grid-lines="16" style:layout-grid-base-height="0.4165in" style:layout-grid-ruby-height="0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5.8272in" fo:page-height="8.268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6-02T13:57:00</meta:creation-date>
    <meta:initial-creator>Emmer Jiri (PS-ET/EDX2.1)</meta:initial-creator>
    <dc:language>en-US</dc:language>
    <dc:date>2022-09-19T16:06:21.378000000</dc:date>
    <meta:editing-cycles>615</meta:editing-cycles>
    <meta:editing-duration>P25DT14H56M22S</meta:editing-duration>
    <meta:generator>LibreOffice/7.3.5.2$Windows_x86 LibreOffice_project/184fe81b8c8c30d8b5082578aee2fed2ea847c01</meta:generator>
    <meta:document-statistic meta:table-count="0" meta:image-count="1" meta:object-count="0" meta:page-count="29" meta:paragraph-count="211" meta:word-count="10054" meta:character-count="68192" meta:non-whitespace-character-count="58241"/>
    <meta:user-defined meta:name="AppVersion">15.0000</meta:user-defined>
    <meta:template xlink:type="simple" xlink:actuate="onRequest" xlink:title="Normal.dotm" xlink:href=""/>
  </office:meta>
</office:document-meta>
</file>